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11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" table:default-cell-style-name="Default"/>
        <table:table-column table:style-name="co2" table:default-cell-style-name="ce4"/>
        <table:table-row table:style-name="ro1">
          <table:table-cell office:value-type="float" office:value="0.031441" calcext:value-type="float">
            <text:p>0,031441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2" calcext:value-type="float">
            <text:p>2</text:p>
          </table:table-cell>
          <table:table-cell office:value-type="float" office:value="0.026197" calcext:value-type="float">
            <text:p>0,026197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2" calcext:value-type="float">
            <text:p>2</text:p>
          </table:table-cell>
          <table:table-cell office:value-type="float" office:value="0.026205" calcext:value-type="float">
            <text:p>0,026205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2" calcext:value-type="float">
            <text:p>2</text:p>
          </table:table-cell>
          <table:table-cell office:value-type="float" office:value="0.031441" calcext:value-type="float">
            <text:p>0,031441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]-[.A1])/[.J1]" office:value-type="float" office:value="0" calcext:value-type="float">
            <text:p>0,000000000</text:p>
          </table:table-cell>
          <table:table-cell table:formula="of:=ABS([.J1]-[.D1])/[.J1]" office:value-type="float" office:value="0.166788588149232" calcext:value-type="float">
            <text:p>0,166788588149232</text:p>
          </table:table-cell>
          <table:table-cell table:formula="of:=ABS([.J1]-[.G1])/[.J1]" office:value-type="float" office:value="0.166534143316052" calcext:value-type="float">
            <text:p>0,166534143316052</text:p>
          </table:table-cell>
          <table:table-cell table:formula="of:=3*([.N1])+3*([.O1])+3*([.P1])" office:value-type="percentage" office:value="0.999968194395852" calcext:value-type="percentage">
            <text:p>100%</text:p>
          </table:table-cell>
        </table:table-row>
        <table:table-row table:style-name="ro1">
          <table:table-cell office:value-type="float" office:value="0.01833" calcext:value-type="float">
            <text:p>0,01833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2" calcext:value-type="float">
            <text:p>2</text:p>
          </table:table-cell>
          <table:table-cell office:value-type="float" office:value="0.015273" calcext:value-type="float">
            <text:p>0,015273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2" calcext:value-type="float">
            <text:p>2</text:p>
          </table:table-cell>
          <table:table-cell office:value-type="float" office:value="0.015277" calcext:value-type="float">
            <text:p>0,015277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2" calcext:value-type="float">
            <text:p>2</text:p>
          </table:table-cell>
          <table:table-cell office:value-type="float" office:value="0.01833" calcext:value-type="float">
            <text:p>0,01833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]-[.A2])/[.J2]" office:value-type="float" office:value="0" calcext:value-type="float">
            <text:p>0,000000000</text:p>
          </table:table-cell>
          <table:table-cell table:formula="of:=ABS([.J2]-[.D2])/[.J2]" office:value-type="float" office:value="0.166775777414075" calcext:value-type="float">
            <text:p>0,166775777414075</text:p>
          </table:table-cell>
          <table:table-cell table:formula="of:=ABS([.J2]-[.G2])/[.J2]" office:value-type="float" office:value="0.166557555919258" calcext:value-type="float">
            <text:p>0,166557555919258</text:p>
          </table:table-cell>
          <table:table-cell table:formula="of:=3*([.N2])+3*([.O2])+3*([.P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1332" calcext:value-type="float">
            <text:p>0,01332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2" calcext:value-type="float">
            <text:p>2</text:p>
          </table:table-cell>
          <table:table-cell office:value-type="float" office:value="0.011099" calcext:value-type="float">
            <text:p>0,011099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2" calcext:value-type="float">
            <text:p>2</text:p>
          </table:table-cell>
          <table:table-cell office:value-type="float" office:value="0.011102" calcext:value-type="float">
            <text:p>0,01110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2" calcext:value-type="float">
            <text:p>2</text:p>
          </table:table-cell>
          <table:table-cell office:value-type="float" office:value="0.01332" calcext:value-type="float">
            <text:p>0,01332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]-[.A3])/[.J3]" office:value-type="float" office:value="0" calcext:value-type="float">
            <text:p>0,000000000</text:p>
          </table:table-cell>
          <table:table-cell table:formula="of:=ABS([.J3]-[.D3])/[.J3]" office:value-type="float" office:value="0.166741741741742" calcext:value-type="float">
            <text:p>0,166741741741742</text:p>
          </table:table-cell>
          <table:table-cell table:formula="of:=ABS([.J3]-[.G3])/[.J3]" office:value-type="float" office:value="0.166516516516516" calcext:value-type="float">
            <text:p>0,166516516516516</text:p>
          </table:table-cell>
          <table:table-cell table:formula="of:=3*([.N3])+3*([.O3])+3*([.P3])" office:value-type="percentage" office:value="0.999774774774775" calcext:value-type="percentage">
            <text:p>100%</text:p>
          </table:table-cell>
        </table:table-row>
        <table:table-row table:style-name="ro1">
          <table:table-cell office:value-type="float" office:value="0.010596" calcext:value-type="float">
            <text:p>0,01059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2" calcext:value-type="float">
            <text:p>2</text:p>
          </table:table-cell>
          <table:table-cell office:value-type="float" office:value="0.0088291" calcext:value-type="float">
            <text:p>0,0088291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2" calcext:value-type="float">
            <text:p>2</text:p>
          </table:table-cell>
          <table:table-cell office:value-type="float" office:value="0.0088311" calcext:value-type="float">
            <text:p>0,008831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2" calcext:value-type="float">
            <text:p>2</text:p>
          </table:table-cell>
          <table:table-cell office:value-type="float" office:value="0.010596" calcext:value-type="float">
            <text:p>0,01059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]-[.A4])/[.J4]" office:value-type="float" office:value="0" calcext:value-type="float">
            <text:p>0,000000000</text:p>
          </table:table-cell>
          <table:table-cell table:formula="of:=ABS([.J4]-[.D4])/[.J4]" office:value-type="float" office:value="0.166751604379011" calcext:value-type="float">
            <text:p>0,166751604379011</text:p>
          </table:table-cell>
          <table:table-cell table:formula="of:=ABS([.J4]-[.G4])/[.J4]" office:value-type="float" office:value="0.166562853907135" calcext:value-type="float">
            <text:p>0,166562853907135</text:p>
          </table:table-cell>
          <table:table-cell table:formula="of:=3*([.N4])+3*([.O4])+3*([.P4])" office:value-type="percentage" office:value="0.999943374858437" calcext:value-type="percentage">
            <text:p>100%</text:p>
          </table:table-cell>
        </table:table-row>
        <table:table-row table:style-name="ro1">
          <table:table-cell office:value-type="float" office:value="0.0088621" calcext:value-type="float">
            <text:p>0,0088621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2" calcext:value-type="float">
            <text:p>2</text:p>
          </table:table-cell>
          <table:table-cell office:value-type="float" office:value="0.0073841" calcext:value-type="float">
            <text:p>0,0073841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2" calcext:value-type="float">
            <text:p>2</text:p>
          </table:table-cell>
          <table:table-cell office:value-type="float" office:value="0.0073861" calcext:value-type="float">
            <text:p>0,0073861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2" calcext:value-type="float">
            <text:p>2</text:p>
          </table:table-cell>
          <table:table-cell office:value-type="float" office:value="0.008862" calcext:value-type="float">
            <text:p>0,008862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]-[.A5])/[.J5]" office:value-type="float" office:value="0.0000112841345068163" calcext:value-type="float">
            <text:p>0,000011284</text:p>
          </table:table-cell>
          <table:table-cell table:formula="of:=ABS([.J5]-[.D5])/[.J5]" office:value-type="float" office:value="0.166768223877229" calcext:value-type="float">
            <text:p>0,166768223877229</text:p>
          </table:table-cell>
          <table:table-cell table:formula="of:=ABS([.J5]-[.G5])/[.J5]" office:value-type="float" office:value="0.166542541187091" calcext:value-type="float">
            <text:p>0,166542541187091</text:p>
          </table:table-cell>
          <table:table-cell table:formula="of:=3*([.N5])+3*([.O5])+3*([.P5])" office:value-type="percentage" office:value="0.999966147596479" calcext:value-type="percentage">
            <text:p>100%</text:p>
          </table:table-cell>
        </table:table-row>
        <table:table-row table:style-name="ro1">
          <table:table-cell office:value-type="float" office:value="0.0076501" calcext:value-type="float">
            <text:p>0,0076501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2" calcext:value-type="float">
            <text:p>2</text:p>
          </table:table-cell>
          <table:table-cell office:value-type="float" office:value="0.0063741" calcext:value-type="float">
            <text:p>0,006374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2" calcext:value-type="float">
            <text:p>2</text:p>
          </table:table-cell>
          <table:table-cell office:value-type="float" office:value="0.0063761" calcext:value-type="float">
            <text:p>0,006376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2" calcext:value-type="float">
            <text:p>2</text:p>
          </table:table-cell>
          <table:table-cell office:value-type="float" office:value="0.00765" calcext:value-type="float">
            <text:p>0,0076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]-[.A6])/[.J6]" office:value-type="float" office:value="0.0000130718954248723" calcext:value-type="float">
            <text:p>0,000013072</text:p>
          </table:table-cell>
          <table:table-cell table:formula="of:=ABS([.J6]-[.D6])/[.J6]" office:value-type="float" office:value="0.16678431372549" calcext:value-type="float">
            <text:p>0,16678431372549</text:p>
          </table:table-cell>
          <table:table-cell table:formula="of:=ABS([.J6]-[.G6])/[.J6]" office:value-type="float" office:value="0.166522875816993" calcext:value-type="float">
            <text:p>0,166522875816993</text:p>
          </table:table-cell>
          <table:table-cell table:formula="of:=3*([.N6])+3*([.O6])+3*([.P6])" office:value-type="percentage" office:value="0.999960784313725" calcext:value-type="percentage">
            <text:p>100%</text:p>
          </table:table-cell>
        </table:table-row>
        <table:table-row table:style-name="ro1">
          <table:table-cell office:value-type="float" office:value="0.0067501" calcext:value-type="float">
            <text:p>0,0067501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2" calcext:value-type="float">
            <text:p>2</text:p>
          </table:table-cell>
          <table:table-cell office:value-type="float" office:value="0.0056241" calcext:value-type="float">
            <text:p>0,005624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2" calcext:value-type="float">
            <text:p>2</text:p>
          </table:table-cell>
          <table:table-cell office:value-type="float" office:value="0.0056261" calcext:value-type="float">
            <text:p>0,005626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2" calcext:value-type="float">
            <text:p>2</text:p>
          </table:table-cell>
          <table:table-cell office:value-type="float" office:value="0.00675" calcext:value-type="float">
            <text:p>0,0067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]-[.A7])/[.J7]" office:value-type="float" office:value="0.0000148148148148553" calcext:value-type="float">
            <text:p>0,000014815</text:p>
          </table:table-cell>
          <table:table-cell table:formula="of:=ABS([.J7]-[.D7])/[.J7]" office:value-type="float" office:value="0.1668" calcext:value-type="float">
            <text:p>0,1668</text:p>
          </table:table-cell>
          <table:table-cell table:formula="of:=ABS([.J7]-[.G7])/[.J7]" office:value-type="float" office:value="0.166503703703704" calcext:value-type="float">
            <text:p>0,166503703703704</text:p>
          </table:table-cell>
          <table:table-cell table:formula="of:=3*([.N7])+3*([.O7])+3*([.P7])" office:value-type="percentage" office:value="0.999955555555555" calcext:value-type="percentage">
            <text:p>100%</text:p>
          </table:table-cell>
        </table:table-row>
        <table:table-row table:style-name="ro1">
          <table:table-cell office:value-type="float" office:value="0.0060511" calcext:value-type="float">
            <text:p>0,006051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2" calcext:value-type="float">
            <text:p>2</text:p>
          </table:table-cell>
          <table:table-cell office:value-type="float" office:value="0.0050421" calcext:value-type="float">
            <text:p>0,0050421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2" calcext:value-type="float">
            <text:p>2</text:p>
          </table:table-cell>
          <table:table-cell office:value-type="float" office:value="0.0050431" calcext:value-type="float">
            <text:p>0,0050431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2" calcext:value-type="float">
            <text:p>2</text:p>
          </table:table-cell>
          <table:table-cell office:value-type="float" office:value="0.006051" calcext:value-type="float">
            <text:p>0,00605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]-[.A8])/[.J8]" office:value-type="float" office:value="0.000016526194017563" calcext:value-type="float">
            <text:p>0,000016526</text:p>
          </table:table-cell>
          <table:table-cell table:formula="of:=ABS([.J8]-[.D8])/[.J8]" office:value-type="float" office:value="0.166732771442737" calcext:value-type="float">
            <text:p>0,166732771442737</text:p>
          </table:table-cell>
          <table:table-cell table:formula="of:=ABS([.J8]-[.G8])/[.J8]" office:value-type="float" office:value="0.166567509502562" calcext:value-type="float">
            <text:p>0,166567509502562</text:p>
          </table:table-cell>
          <table:table-cell table:formula="of:=3*([.N8])+3*([.O8])+3*([.P8])" office:value-type="percentage" office:value="0.999950421417947" calcext:value-type="percentage">
            <text:p>100%</text:p>
          </table:table-cell>
        </table:table-row>
        <table:table-row table:style-name="ro1">
          <table:table-cell office:value-type="float" office:value="0.0054943" calcext:value-type="float">
            <text:p>0,0054943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2" calcext:value-type="float">
            <text:p>2</text:p>
          </table:table-cell>
          <table:table-cell office:value-type="float" office:value="0.0045781" calcext:value-type="float">
            <text:p>0,0045781</text:p>
          </table:table-cell>
          <table:table-cell table:style-name="ce1" office:value-type="float" office:value="0.0000967" calcext:value-type="float">
            <text:p>9,67E-05</text:p>
          </table:table-cell>
          <table:table-cell office:value-type="float" office:value="2" calcext:value-type="float">
            <text:p>2</text:p>
          </table:table-cell>
          <table:table-cell office:value-type="float" office:value="0.0045791" calcext:value-type="float">
            <text:p>0,0045791</text:p>
          </table:table-cell>
          <table:table-cell table:style-name="ce1" office:value-type="float" office:value="0.0000967" calcext:value-type="float">
            <text:p>9,67E-05</text:p>
          </table:table-cell>
          <table:table-cell office:value-type="float" office:value="2" calcext:value-type="float">
            <text:p>2</text:p>
          </table:table-cell>
          <table:table-cell office:value-type="float" office:value="0.0054942" calcext:value-type="float">
            <text:p>0,0054942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]-[.A9])/[.J9]" office:value-type="float" office:value="0.0000182010119761578" calcext:value-type="float">
            <text:p>0,000018201</text:p>
          </table:table-cell>
          <table:table-cell table:formula="of:=ABS([.J9]-[.D9])/[.J9]" office:value-type="float" office:value="0.166739470714572" calcext:value-type="float">
            <text:p>0,166739470714572</text:p>
          </table:table-cell>
          <table:table-cell table:formula="of:=ABS([.J9]-[.G9])/[.J9]" office:value-type="float" office:value="0.166557460594809" calcext:value-type="float">
            <text:p>0,166557460594809</text:p>
          </table:table-cell>
          <table:table-cell table:formula="of:=3*([.N9])+3*([.O9])+3*([.P9])" office:value-type="percentage" office:value="0.999945396964071" calcext:value-type="percentage">
            <text:p>100%</text:p>
          </table:table-cell>
        </table:table-row>
        <table:table-row table:style-name="ro1">
          <table:table-cell office:value-type="float" office:value="0.0050371" calcext:value-type="float">
            <text:p>0,0050371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2" calcext:value-type="float">
            <text:p>2</text:p>
          </table:table-cell>
          <table:table-cell office:value-type="float" office:value="0.0041971" calcext:value-type="float">
            <text:p>0,0041971</text:p>
          </table:table-cell>
          <table:table-cell table:style-name="ce1" office:value-type="float" office:value="0.000093" calcext:value-type="float">
            <text:p>9,30E-05</text:p>
          </table:table-cell>
          <table:table-cell office:value-type="float" office:value="2" calcext:value-type="float">
            <text:p>2</text:p>
          </table:table-cell>
          <table:table-cell office:value-type="float" office:value="0.0041981" calcext:value-type="float">
            <text:p>0,0041981</text:p>
          </table:table-cell>
          <table:table-cell table:style-name="ce1" office:value-type="float" office:value="0.000093" calcext:value-type="float">
            <text:p>9,30E-05</text:p>
          </table:table-cell>
          <table:table-cell office:value-type="float" office:value="2" calcext:value-type="float">
            <text:p>2</text:p>
          </table:table-cell>
          <table:table-cell office:value-type="float" office:value="0.005037" calcext:value-type="float">
            <text:p>0,005037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]-[.A10])/[.J10]" office:value-type="float" office:value="0.0000198530871551069" calcext:value-type="float">
            <text:p>0,000019853</text:p>
          </table:table-cell>
          <table:table-cell table:formula="of:=ABS([.J10]-[.D10])/[.J10]" office:value-type="float" office:value="0.166746079015287" calcext:value-type="float">
            <text:p>0,166746079015287</text:p>
          </table:table-cell>
          <table:table-cell table:formula="of:=ABS([.J10]-[.G10])/[.J10]" office:value-type="float" office:value="0.166547548143736" calcext:value-type="float">
            <text:p>0,166547548143736</text:p>
          </table:table-cell>
          <table:table-cell table:formula="of:=3*([.N10])+3*([.O10])+3*([.P10])" office:value-type="percentage" office:value="0.999940440738535" calcext:value-type="percentage">
            <text:p>100%</text:p>
          </table:table-cell>
        </table:table-row>
        <table:table-row table:style-name="ro1">
          <table:table-cell office:value-type="float" office:value="0.0046546" calcext:value-type="float">
            <text:p>0,0046546</text:p>
          </table:table-cell>
          <table:table-cell table:style-name="ce1" office:value-type="float" office:value="0.0000981" calcext:value-type="float">
            <text:p>9,81E-05</text:p>
          </table:table-cell>
          <table:table-cell office:value-type="float" office:value="2" calcext:value-type="float">
            <text:p>2</text:p>
          </table:table-cell>
          <table:table-cell office:value-type="float" office:value="0.0038784" calcext:value-type="float">
            <text:p>0,0038784</text:p>
          </table:table-cell>
          <table:table-cell table:style-name="ce1" office:value-type="float" office:value="0.0000895" calcext:value-type="float">
            <text:p>8,95E-05</text:p>
          </table:table-cell>
          <table:table-cell office:value-type="float" office:value="2" calcext:value-type="float">
            <text:p>2</text:p>
          </table:table-cell>
          <table:table-cell office:value-type="float" office:value="0.0038793" calcext:value-type="float">
            <text:p>0,0038793</text:p>
          </table:table-cell>
          <table:table-cell table:style-name="ce1" office:value-type="float" office:value="0.0000896" calcext:value-type="float">
            <text:p>8,96E-05</text:p>
          </table:table-cell>
          <table:table-cell office:value-type="float" office:value="2" calcext:value-type="float">
            <text:p>2</text:p>
          </table:table-cell>
          <table:table-cell office:value-type="float" office:value="0.0046545" calcext:value-type="float">
            <text:p>0,0046545</text:p>
          </table:table-cell>
          <table:table-cell table:style-name="ce1" office:value-type="float" office:value="0.0000981" calcext:value-type="float">
            <text:p>9,8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]-[.A11])/[.J11]" office:value-type="float" office:value="0.0000214845848104573" calcext:value-type="float">
            <text:p>0,000021485</text:p>
          </table:table-cell>
          <table:table-cell table:formula="of:=ABS([.J11]-[.D11])/[.J11]" office:value-type="float" office:value="0.166741862713503" calcext:value-type="float">
            <text:p>0,166741862713503</text:p>
          </table:table-cell>
          <table:table-cell table:formula="of:=ABS([.J11]-[.G11])/[.J11]" office:value-type="float" office:value="0.166548501450209" calcext:value-type="float">
            <text:p>0,166548501450209</text:p>
          </table:table-cell>
          <table:table-cell table:formula="of:=3*([.N11])+3*([.O11])+3*([.P11])" office:value-type="percentage" office:value="0.999935546245569" calcext:value-type="percentage">
            <text:p>100%</text:p>
          </table:table-cell>
        </table:table-row>
        <table:table-row table:style-name="ro1">
          <table:table-cell office:value-type="float" office:value="0.0043294" calcext:value-type="float">
            <text:p>0,0043294</text:p>
          </table:table-cell>
          <table:table-cell table:style-name="ce1" office:value-type="float" office:value="0.0000945" calcext:value-type="float">
            <text:p>9,45E-05</text:p>
          </table:table-cell>
          <table:table-cell office:value-type="float" office:value="2" calcext:value-type="float">
            <text:p>2</text:p>
          </table:table-cell>
          <table:table-cell office:value-type="float" office:value="0.0036075" calcext:value-type="float">
            <text:p>0,0036075</text:p>
          </table:table-cell>
          <table:table-cell table:style-name="ce1" office:value-type="float" office:value="0.0000863" calcext:value-type="float">
            <text:p>8,63E-05</text:p>
          </table:table-cell>
          <table:table-cell office:value-type="float" office:value="2" calcext:value-type="float">
            <text:p>2</text:p>
          </table:table-cell>
          <table:table-cell office:value-type="float" office:value="0.0036082" calcext:value-type="float">
            <text:p>0,0036082</text:p>
          </table:table-cell>
          <table:table-cell table:style-name="ce1" office:value-type="float" office:value="0.0000863" calcext:value-type="float">
            <text:p>8,63E-05</text:p>
          </table:table-cell>
          <table:table-cell office:value-type="float" office:value="2" calcext:value-type="float">
            <text:p>2</text:p>
          </table:table-cell>
          <table:table-cell office:value-type="float" office:value="0.0043293" calcext:value-type="float">
            <text:p>0,0043293</text:p>
          </table:table-cell>
          <table:table-cell table:style-name="ce1" office:value-type="float" office:value="0.0000946" calcext:value-type="float">
            <text:p>9,46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]-[.A12])/[.J12]" office:value-type="float" office:value="0.0000230984223776144" calcext:value-type="float">
            <text:p>0,000023098</text:p>
          </table:table-cell>
          <table:table-cell table:formula="of:=ABS([.J12]-[.D12])/[.J12]" office:value-type="float" office:value="0.166724412722611" calcext:value-type="float">
            <text:p>0,166724412722611</text:p>
          </table:table-cell>
          <table:table-cell table:formula="of:=ABS([.J12]-[.G12])/[.J12]" office:value-type="float" office:value="0.166562723765967" calcext:value-type="float">
            <text:p>0,166562723765967</text:p>
          </table:table-cell>
          <table:table-cell table:formula="of:=3*([.N12])+3*([.O12])+3*([.P12])" office:value-type="percentage" office:value="0.999930704732867" calcext:value-type="percentage">
            <text:p>100%</text:p>
          </table:table-cell>
        </table:table-row>
        <table:table-row table:style-name="ro1">
          <table:table-cell office:value-type="float" office:value="0.0040492" calcext:value-type="float">
            <text:p>0,0040492</text:p>
          </table:table-cell>
          <table:table-cell table:style-name="ce1" office:value-type="float" office:value="0.0000912" calcext:value-type="float">
            <text:p>9,12E-05</text:p>
          </table:table-cell>
          <table:table-cell office:value-type="float" office:value="2" calcext:value-type="float">
            <text:p>2</text:p>
          </table:table-cell>
          <table:table-cell office:value-type="float" office:value="0.003374" calcext:value-type="float">
            <text:p>0,003374</text:p>
          </table:table-cell>
          <table:table-cell table:style-name="ce1" office:value-type="float" office:value="0.0000833" calcext:value-type="float">
            <text:p>8,33E-05</text:p>
          </table:table-cell>
          <table:table-cell office:value-type="float" office:value="2" calcext:value-type="float">
            <text:p>2</text:p>
          </table:table-cell>
          <table:table-cell office:value-type="float" office:value="0.0033747" calcext:value-type="float">
            <text:p>0,0033747</text:p>
          </table:table-cell>
          <table:table-cell table:style-name="ce1" office:value-type="float" office:value="0.0000833" calcext:value-type="float">
            <text:p>8,33E-05</text:p>
          </table:table-cell>
          <table:table-cell office:value-type="float" office:value="2" calcext:value-type="float">
            <text:p>2</text:p>
          </table:table-cell>
          <table:table-cell office:value-type="float" office:value="0.0040491" calcext:value-type="float">
            <text:p>0,0040491</text:p>
          </table:table-cell>
          <table:table-cell table:style-name="ce1" office:value-type="float" office:value="0.0000913" calcext:value-type="float">
            <text:p>9,13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]-[.A13])/[.J13]" office:value-type="float" office:value="0.0000246968462128062" calcext:value-type="float">
            <text:p>0,000024697</text:p>
          </table:table-cell>
          <table:table-cell table:formula="of:=ABS([.J13]-[.D13])/[.J13]" office:value-type="float" office:value="0.166728408782199" calcext:value-type="float">
            <text:p>0,166728408782199</text:p>
          </table:table-cell>
          <table:table-cell table:formula="of:=ABS([.J13]-[.G13])/[.J13]" office:value-type="float" office:value="0.166555530858709" calcext:value-type="float">
            <text:p>0,166555530858709</text:p>
          </table:table-cell>
          <table:table-cell table:formula="of:=3*([.N13])+3*([.O13])+3*([.P13])" office:value-type="percentage" office:value="0.999925909461362" calcext:value-type="percentage">
            <text:p>100%</text:p>
          </table:table-cell>
        </table:table-row>
        <table:table-row table:style-name="ro1">
          <table:table-cell office:value-type="float" office:value="0.0038052" calcext:value-type="float">
            <text:p>0,0038052</text:p>
          </table:table-cell>
          <table:table-cell table:style-name="ce1" office:value-type="float" office:value="0.0000882" calcext:value-type="float">
            <text:p>8,82E-05</text:p>
          </table:table-cell>
          <table:table-cell office:value-type="float" office:value="2" calcext:value-type="float">
            <text:p>2</text:p>
          </table:table-cell>
          <table:table-cell office:value-type="float" office:value="0.0031707" calcext:value-type="float">
            <text:p>0,0031707</text:p>
          </table:table-cell>
          <table:table-cell table:style-name="ce1" office:value-type="float" office:value="0.0000805" calcext:value-type="float">
            <text:p>8,05E-05</text:p>
          </table:table-cell>
          <table:table-cell office:value-type="float" office:value="2" calcext:value-type="float">
            <text:p>2</text:p>
          </table:table-cell>
          <table:table-cell office:value-type="float" office:value="0.0031713" calcext:value-type="float">
            <text:p>0,0031713</text:p>
          </table:table-cell>
          <table:table-cell table:style-name="ce1" office:value-type="float" office:value="0.0000805" calcext:value-type="float">
            <text:p>8,05E-05</text:p>
          </table:table-cell>
          <table:table-cell office:value-type="float" office:value="2" calcext:value-type="float">
            <text:p>2</text:p>
          </table:table-cell>
          <table:table-cell office:value-type="float" office:value="0.0038052" calcext:value-type="float">
            <text:p>0,0038052</text:p>
          </table:table-cell>
          <table:table-cell table:style-name="ce1" office:value-type="float" office:value="0.0000882" calcext:value-type="float">
            <text:p>8,82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]-[.A14])/[.J14]" office:value-type="float" office:value="0" calcext:value-type="float">
            <text:p>0,000000000</text:p>
          </table:table-cell>
          <table:table-cell table:formula="of:=ABS([.J14]-[.D14])/[.J14]" office:value-type="float" office:value="0.16674550614948" calcext:value-type="float">
            <text:p>0,16674550614948</text:p>
          </table:table-cell>
          <table:table-cell table:formula="of:=ABS([.J14]-[.G14])/[.J14]" office:value-type="float" office:value="0.166587827183854" calcext:value-type="float">
            <text:p>0,166587827183854</text:p>
          </table:table-cell>
          <table:table-cell table:formula="of:=3*([.N14])+3*([.O14])+3*([.P1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35904" calcext:value-type="float">
            <text:p>0,0035904</text:p>
          </table:table-cell>
          <table:table-cell table:style-name="ce1" office:value-type="float" office:value="0.0000852" calcext:value-type="float">
            <text:p>8,52E-05</text:p>
          </table:table-cell>
          <table:table-cell office:value-type="float" office:value="2" calcext:value-type="float">
            <text:p>2</text:p>
          </table:table-cell>
          <table:table-cell office:value-type="float" office:value="0.0029917" calcext:value-type="float">
            <text:p>0,0029917</text:p>
          </table:table-cell>
          <table:table-cell table:style-name="ce1" office:value-type="float" office:value="0.0000778" calcext:value-type="float">
            <text:p>7,78E-05</text:p>
          </table:table-cell>
          <table:table-cell office:value-type="float" office:value="2" calcext:value-type="float">
            <text:p>2</text:p>
          </table:table-cell>
          <table:table-cell office:value-type="float" office:value="0.0029923" calcext:value-type="float">
            <text:p>0,0029923</text:p>
          </table:table-cell>
          <table:table-cell table:style-name="ce1" office:value-type="float" office:value="0.0000778" calcext:value-type="float">
            <text:p>7,78E-05</text:p>
          </table:table-cell>
          <table:table-cell office:value-type="float" office:value="2" calcext:value-type="float">
            <text:p>2</text:p>
          </table:table-cell>
          <table:table-cell office:value-type="float" office:value="0.0035904" calcext:value-type="float">
            <text:p>0,0035904</text:p>
          </table:table-cell>
          <table:table-cell table:style-name="ce1" office:value-type="float" office:value="0.0000853" calcext:value-type="float">
            <text:p>8,53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5]-[.A15])/[.J15]" office:value-type="float" office:value="0" calcext:value-type="float">
            <text:p>0,000000000</text:p>
          </table:table-cell>
          <table:table-cell table:formula="of:=ABS([.J15]-[.D15])/[.J15]" office:value-type="float" office:value="0.166750222816399" calcext:value-type="float">
            <text:p>0,166750222816399</text:p>
          </table:table-cell>
          <table:table-cell table:formula="of:=ABS([.J15]-[.G15])/[.J15]" office:value-type="float" office:value="0.166583110516934" calcext:value-type="float">
            <text:p>0,166583110516934</text:p>
          </table:table-cell>
          <table:table-cell table:formula="of:=3*([.N15])+3*([.O15])+3*([.P1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35128" calcext:value-type="float">
            <text:p>0,0035128</text:p>
          </table:table-cell>
          <table:table-cell table:style-name="ce1"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  <table:table-cell office:value-type="float" office:value="0.0029257" calcext:value-type="float">
            <text:p>0,0029257</text:p>
          </table:table-cell>
          <table:table-cell table:style-name="ce1" office:value-type="float" office:value="0.0000195" calcext:value-type="float">
            <text:p>1,95E-05</text:p>
          </table:table-cell>
          <table:table-cell office:value-type="float" office:value="2" calcext:value-type="float">
            <text:p>2</text:p>
          </table:table-cell>
          <table:table-cell office:value-type="float" office:value="0.0029289" calcext:value-type="float">
            <text:p>0,0029289</text:p>
          </table:table-cell>
          <table:table-cell table:style-name="ce1" office:value-type="float" office:value="0.0000189" calcext:value-type="float">
            <text:p>1,89E-05</text:p>
          </table:table-cell>
          <table:table-cell office:value-type="float" office:value="2" calcext:value-type="float">
            <text:p>2</text:p>
          </table:table-cell>
          <table:table-cell office:value-type="float" office:value="0.0035128" calcext:value-type="float">
            <text:p>0,0035128</text:p>
          </table:table-cell>
          <table:table-cell table:style-name="ce1" office:value-type="float" office:value="0.000021" calcext:value-type="float">
            <text:p>2,10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6]-[.A16])/[.J16]" office:value-type="float" office:value="0" calcext:value-type="float">
            <text:p>0,000000000</text:p>
          </table:table-cell>
          <table:table-cell table:formula="of:=ABS([.J16]-[.D16])/[.J16]" office:value-type="float" office:value="0.167131632885448" calcext:value-type="float">
            <text:p>0,167131632885448</text:p>
          </table:table-cell>
          <table:table-cell table:formula="of:=ABS([.J16]-[.G16])/[.J16]" office:value-type="float" office:value="0.166220678660897" calcext:value-type="float">
            <text:p>0,166220678660897</text:p>
          </table:table-cell>
          <table:table-cell table:formula="of:=3*([.N16])+3*([.O16])+3*([.P16])" office:value-type="percentage" office:value="1.00005693463903" calcext:value-type="percentage">
            <text:p>100%</text:p>
          </table:table-cell>
        </table:table-row>
        <table:table-row table:style-name="ro1">
          <table:table-cell office:value-type="float" office:value="0.0034899" calcext:value-type="float">
            <text:p>0,0034899</text:p>
          </table:table-cell>
          <table:table-cell table:style-name="ce1"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 office:value-type="float" office:value="0.0029067" calcext:value-type="float">
            <text:p>0,0029067</text:p>
          </table:table-cell>
          <table:table-cell table:style-name="ce1" office:value-type="float" office:value="0.0000187" calcext:value-type="float">
            <text:p>1,87E-05</text:p>
          </table:table-cell>
          <table:table-cell office:value-type="float" office:value="2" calcext:value-type="float">
            <text:p>2</text:p>
          </table:table-cell>
          <table:table-cell office:value-type="float" office:value="0.0029099" calcext:value-type="float">
            <text:p>0,0029099</text:p>
          </table:table-cell>
          <table:table-cell table:style-name="ce1" office:value-type="float" office:value="0.000018" calcext:value-type="float">
            <text:p>1,80E-05</text:p>
          </table:table-cell>
          <table:table-cell office:value-type="float" office:value="2" calcext:value-type="float">
            <text:p>2</text:p>
          </table:table-cell>
          <table:table-cell office:value-type="float" office:value="0.0034899" calcext:value-type="float">
            <text:p>0,0034899</text:p>
          </table:table-cell>
          <table:table-cell table:style-name="ce1"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7]-[.A17])/[.J17]" office:value-type="float" office:value="0" calcext:value-type="float">
            <text:p>0,000000000</text:p>
          </table:table-cell>
          <table:table-cell table:formula="of:=ABS([.J17]-[.D17])/[.J17]" office:value-type="float" office:value="0.167110805467205" calcext:value-type="float">
            <text:p>0,167110805467205</text:p>
          </table:table-cell>
          <table:table-cell table:formula="of:=ABS([.J17]-[.G17])/[.J17]" office:value-type="float" office:value="0.166193873749964" calcext:value-type="float">
            <text:p>0,166193873749964</text:p>
          </table:table-cell>
          <table:table-cell table:formula="of:=3*([.N17])+3*([.O17])+3*([.P17])" office:value-type="percentage" office:value="0.999914037651509" calcext:value-type="percentage">
            <text:p>100%</text:p>
          </table:table-cell>
        </table:table-row>
        <table:table-row table:style-name="ro1">
          <table:table-cell office:value-type="float" office:value="0.0034672" calcext:value-type="float">
            <text:p>0,0034672</text:p>
          </table:table-cell>
          <table:table-cell table:style-name="ce1" office:value-type="float" office:value="0.0000193" calcext:value-type="float">
            <text:p>1,93E-05</text:p>
          </table:table-cell>
          <table:table-cell office:value-type="float" office:value="2" calcext:value-type="float">
            <text:p>2</text:p>
          </table:table-cell>
          <table:table-cell office:value-type="float" office:value="0.0028878" calcext:value-type="float">
            <text:p>0,0028878</text:p>
          </table:table-cell>
          <table:table-cell table:style-name="ce1" office:value-type="float" office:value="0.0000179" calcext:value-type="float">
            <text:p>1,79E-05</text:p>
          </table:table-cell>
          <table:table-cell office:value-type="float" office:value="2" calcext:value-type="float">
            <text:p>2</text:p>
          </table:table-cell>
          <table:table-cell office:value-type="float" office:value="0.0028909" calcext:value-type="float">
            <text:p>0,0028909</text:p>
          </table:table-cell>
          <table:table-cell table:style-name="ce1" office:value-type="float" office:value="0.0000172" calcext:value-type="float">
            <text:p>1,72E-05</text:p>
          </table:table-cell>
          <table:table-cell office:value-type="float" office:value="2" calcext:value-type="float">
            <text:p>2</text:p>
          </table:table-cell>
          <table:table-cell office:value-type="float" office:value="0.0034672" calcext:value-type="float">
            <text:p>0,0034672</text:p>
          </table:table-cell>
          <table:table-cell table:style-name="ce1" office:value-type="float" office:value="0.0000193" calcext:value-type="float">
            <text:p>1,93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8]-[.A18])/[.J18]" office:value-type="float" office:value="0" calcext:value-type="float">
            <text:p>0,000000000</text:p>
          </table:table-cell>
          <table:table-cell table:formula="of:=ABS([.J18]-[.D18])/[.J18]" office:value-type="float" office:value="0.167108906322104" calcext:value-type="float">
            <text:p>0,167108906322104</text:p>
          </table:table-cell>
          <table:table-cell table:formula="of:=ABS([.J18]-[.G18])/[.J18]" office:value-type="float" office:value="0.166214813105676" calcext:value-type="float">
            <text:p>0,166214813105676</text:p>
          </table:table-cell>
          <table:table-cell table:formula="of:=3*([.N18])+3*([.O18])+3*([.P18])" office:value-type="percentage" office:value="0.999971158283341" calcext:value-type="percentage">
            <text:p>100%</text:p>
          </table:table-cell>
        </table:table-row>
        <table:table-row table:style-name="ro1">
          <table:table-cell office:value-type="float" office:value="0.0034447" calcext:value-type="float">
            <text:p>0,0034447</text:p>
          </table:table-cell>
          <table:table-cell table:style-name="ce1"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 office:value-type="float" office:value="0.002869" calcext:value-type="float">
            <text:p>0,002869</text:p>
          </table:table-cell>
          <table:table-cell table:style-name="ce1" office:value-type="float" office:value="0.0000171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 office:value-type="float" office:value="0.0028721" calcext:value-type="float">
            <text:p>0,0028721</text:p>
          </table:table-cell>
          <table:table-cell table:style-name="ce1" office:value-type="float" office:value="0.0000164" calcext:value-type="float">
            <text:p>1,64E-05</text:p>
          </table:table-cell>
          <table:table-cell office:value-type="float" office:value="2" calcext:value-type="float">
            <text:p>2</text:p>
          </table:table-cell>
          <table:table-cell office:value-type="float" office:value="0.0034447" calcext:value-type="float">
            <text:p>0,0034447</text:p>
          </table:table-cell>
          <table:table-cell table:style-name="ce1"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9]-[.A19])/[.J19]" office:value-type="float" office:value="0" calcext:value-type="float">
            <text:p>0,000000000</text:p>
          </table:table-cell>
          <table:table-cell table:formula="of:=ABS([.J19]-[.D19])/[.J19]" office:value-type="float" office:value="0.167126309983453" calcext:value-type="float">
            <text:p>0,167126309983453</text:p>
          </table:table-cell>
          <table:table-cell table:formula="of:=ABS([.J19]-[.G19])/[.J19]" office:value-type="float" office:value="0.166226376752693" calcext:value-type="float">
            <text:p>0,166226376752693</text:p>
          </table:table-cell>
          <table:table-cell table:formula="of:=3*([.N19])+3*([.O19])+3*([.P19])" office:value-type="percentage" office:value="1.00005806020844" calcext:value-type="percentage">
            <text:p>100%</text:p>
          </table:table-cell>
        </table:table-row>
        <table:table-row table:style-name="ro1">
          <table:table-cell office:value-type="float" office:value="0.00342232" calcext:value-type="float">
            <text:p>0,00342232</text:p>
          </table:table-cell>
          <table:table-cell table:style-name="ce1"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 office:value-type="float" office:value="0.0028504" calcext:value-type="float">
            <text:p>0,0028504</text:p>
          </table:table-cell>
          <table:table-cell table:style-name="ce1" office:value-type="float" office:value="0.0000165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028535" calcext:value-type="float">
            <text:p>0,0028535</text:p>
          </table:table-cell>
          <table:table-cell table:style-name="ce1"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342231" calcext:value-type="float">
            <text:p>0,00342231</text:p>
          </table:table-cell>
          <table:table-cell table:style-name="ce1"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0]-[.A20])/[.J20]" office:value-type="float" office:value="0.00000292200297458168" calcext:value-type="float">
            <text:p>0,000002922</text:p>
          </table:table-cell>
          <table:table-cell table:formula="of:=ABS([.J20]-[.D20])/[.J20]" office:value-type="float" office:value="0.167112272120293" calcext:value-type="float">
            <text:p>0,167112272120293</text:p>
          </table:table-cell>
          <table:table-cell table:formula="of:=ABS([.J20]-[.G20])/[.J20]" office:value-type="float" office:value="0.166206451198167" calcext:value-type="float">
            <text:p>0,166206451198167</text:p>
          </table:table-cell>
          <table:table-cell table:formula="of:=3*([.N20])+3*([.O20])+3*([.P20])" office:value-type="percentage" office:value="0.999964935964305" calcext:value-type="percentage">
            <text:p>100%</text:p>
          </table:table-cell>
        </table:table-row>
        <table:table-row table:style-name="ro1">
          <table:table-cell office:value-type="float" office:value="0.00340006" calcext:value-type="float">
            <text:p>0,00340006</text:p>
          </table:table-cell>
          <table:table-cell table:style-name="ce1"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 office:value-type="float" office:value="0.0028319" calcext:value-type="float">
            <text:p>0,0028319</text:p>
          </table:table-cell>
          <table:table-cell table:style-name="ce1" office:value-type="float" office:value="0.0000158" calcext:value-type="float">
            <text:p>1,58E-05</text:p>
          </table:table-cell>
          <table:table-cell office:value-type="float" office:value="2" calcext:value-type="float">
            <text:p>2</text:p>
          </table:table-cell>
          <table:table-cell office:value-type="float" office:value="0.0028349" calcext:value-type="float">
            <text:p>0,0028349</text:p>
          </table:table-cell>
          <table:table-cell table:style-name="ce1" office:value-type="float" office:value="0.000015" calcext:value-type="float">
            <text:p>1,50E-05</text:p>
          </table:table-cell>
          <table:table-cell office:value-type="float" office:value="2" calcext:value-type="float">
            <text:p>2</text:p>
          </table:table-cell>
          <table:table-cell office:value-type="float" office:value="0.00340005" calcext:value-type="float">
            <text:p>0,00340005</text:p>
          </table:table-cell>
          <table:table-cell table:style-name="ce1"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1]-[.A21])/[.J21]" office:value-type="float" office:value="0.00000294113321861167" calcext:value-type="float">
            <text:p>0,000002941</text:p>
          </table:table-cell>
          <table:table-cell table:formula="of:=ABS([.J21]-[.D21])/[.J21]" office:value-type="float" office:value="0.167100483816414" calcext:value-type="float">
            <text:p>0,167100483816414</text:p>
          </table:table-cell>
          <table:table-cell table:formula="of:=ABS([.J21]-[.G21])/[.J21]" office:value-type="float" office:value="0.166218143850826" calcext:value-type="float">
            <text:p>0,166218143850826</text:p>
          </table:table-cell>
          <table:table-cell table:formula="of:=3*([.N21])+3*([.O21])+3*([.P21])" office:value-type="percentage" office:value="0.999964706401376" calcext:value-type="percentage">
            <text:p>100%</text:p>
          </table:table-cell>
        </table:table-row>
        <table:table-row table:style-name="ro1">
          <table:table-cell office:value-type="float" office:value="0.00337801" calcext:value-type="float">
            <text:p>0,00337801</text:p>
          </table:table-cell>
          <table:table-cell table:style-name="ce1"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 office:value-type="float" office:value="0.0028135" calcext:value-type="float">
            <text:p>0,0028135</text:p>
          </table:table-cell>
          <table:table-cell table:style-name="ce1" office:value-type="float" office:value="0.0000153" calcext:value-type="float">
            <text:p>1,53E-05</text:p>
          </table:table-cell>
          <table:table-cell office:value-type="float" office:value="2" calcext:value-type="float">
            <text:p>2</text:p>
          </table:table-cell>
          <table:table-cell office:value-type="float" office:value="0.0028165" calcext:value-type="float">
            <text:p>0,0028165</text:p>
          </table:table-cell>
          <table:table-cell table:style-name="ce1" office:value-type="float" office:value="0.0000145" calcext:value-type="float">
            <text:p>1,45E-05</text:p>
          </table:table-cell>
          <table:table-cell office:value-type="float" office:value="2" calcext:value-type="float">
            <text:p>2</text:p>
          </table:table-cell>
          <table:table-cell office:value-type="float" office:value="0.003378" calcext:value-type="float">
            <text:p>0,003378</text:p>
          </table:table-cell>
          <table:table-cell table:style-name="ce1"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2]-[.A22])/[.J22]" office:value-type="float" office:value="0.00000296033155711682" calcext:value-type="float">
            <text:p>0,000002960</text:p>
          </table:table-cell>
          <table:table-cell table:formula="of:=ABS([.J22]-[.D22])/[.J22]" office:value-type="float" office:value="0.167110716400237" calcext:value-type="float">
            <text:p>0,167110716400237</text:p>
          </table:table-cell>
          <table:table-cell table:formula="of:=ABS([.J22]-[.G22])/[.J22]" office:value-type="float" office:value="0.166222616933096" calcext:value-type="float">
            <text:p>0,166222616933096</text:p>
          </table:table-cell>
          <table:table-cell table:formula="of:=3*([.N22])+3*([.O22])+3*([.P22])" office:value-type="percentage" office:value="1.00000888099467" calcext:value-type="percentage">
            <text:p>100%</text:p>
          </table:table-cell>
        </table:table-row>
        <table:table-row table:style-name="ro1">
          <table:table-cell office:value-type="float" office:value="0.00335608" calcext:value-type="float">
            <text:p>0,00335608</text:p>
          </table:table-cell>
          <table:table-cell table:style-name="ce1"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 office:value-type="float" office:value="0.0027953" calcext:value-type="float">
            <text:p>0,0027953</text:p>
          </table:table-cell>
          <table:table-cell table:style-name="ce1" office:value-type="float" office:value="0.0000147" calcext:value-type="float">
            <text:p>1,47E-05</text:p>
          </table:table-cell>
          <table:table-cell office:value-type="float" office:value="2" calcext:value-type="float">
            <text:p>2</text:p>
          </table:table-cell>
          <table:table-cell office:value-type="float" office:value="0.00279821" calcext:value-type="float">
            <text:p>0,00279821</text:p>
          </table:table-cell>
          <table:table-cell table:style-name="ce1"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335607" calcext:value-type="float">
            <text:p>0,00335607</text:p>
          </table:table-cell>
          <table:table-cell table:style-name="ce1"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3]-[.A23])/[.J23]" office:value-type="float" office:value="0.00000297967563249295" calcext:value-type="float">
            <text:p>0,000002980</text:p>
          </table:table-cell>
          <table:table-cell table:formula="of:=ABS([.J23]-[.D23])/[.J23]" office:value-type="float" office:value="0.167091270444299" calcext:value-type="float">
            <text:p>0,167091270444299</text:p>
          </table:table-cell>
          <table:table-cell table:formula="of:=ABS([.J23]-[.G23])/[.J23]" office:value-type="float" office:value="0.166224184835239" calcext:value-type="float">
            <text:p>0,166224184835239</text:p>
          </table:table-cell>
          <table:table-cell table:formula="of:=3*([.N23])+3*([.O23])+3*([.P23])" office:value-type="percentage" office:value="0.999955304865512" calcext:value-type="percentage">
            <text:p>100%</text:p>
          </table:table-cell>
        </table:table-row>
        <table:table-row table:style-name="ro1">
          <table:table-cell office:value-type="float" office:value="0.0033343" calcext:value-type="float">
            <text:p>0,0033343</text:p>
          </table:table-cell>
          <table:table-cell table:style-name="ce1"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 office:value-type="float" office:value="0.00277713" calcext:value-type="float">
            <text:p>0,00277713</text:p>
          </table:table-cell>
          <table:table-cell table:style-name="ce1" office:value-type="float" office:value="0.0000142" calcext:value-type="float">
            <text:p>1,42E-05</text:p>
          </table:table-cell>
          <table:table-cell office:value-type="float" office:value="2" calcext:value-type="float">
            <text:p>2</text:p>
          </table:table-cell>
          <table:table-cell office:value-type="float" office:value="0.00278004" calcext:value-type="float">
            <text:p>0,00278004</text:p>
          </table:table-cell>
          <table:table-cell table:style-name="ce1" office:value-type="float" office:value="0.0000134" calcext:value-type="float">
            <text:p>1,34E-05</text:p>
          </table:table-cell>
          <table:table-cell office:value-type="float" office:value="2" calcext:value-type="float">
            <text:p>2</text:p>
          </table:table-cell>
          <table:table-cell office:value-type="float" office:value="0.00333429" calcext:value-type="float">
            <text:p>0,00333429</text:p>
          </table:table-cell>
          <table:table-cell table:style-name="ce1"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4]-[.A24])/[.J24]" office:value-type="float" office:value="0.00000299913924701829" calcext:value-type="float">
            <text:p>0,000002999</text:p>
          </table:table-cell>
          <table:table-cell table:formula="of:=ABS([.J24]-[.D24])/[.J24]" office:value-type="float" office:value="0.167100042287863" calcext:value-type="float">
            <text:p>0,167100042287863</text:p>
          </table:table-cell>
          <table:table-cell table:formula="of:=ABS([.J24]-[.G24])/[.J24]" office:value-type="float" office:value="0.166227292766976" calcext:value-type="float">
            <text:p>0,166227292766976</text:p>
          </table:table-cell>
          <table:table-cell table:formula="of:=3*([.N24])+3*([.O24])+3*([.P24])" office:value-type="percentage" office:value="0.999991002582259" calcext:value-type="percentage">
            <text:p>100%</text:p>
          </table:table-cell>
        </table:table-row>
        <table:table-row table:style-name="ro1">
          <table:table-cell office:value-type="float" office:value="0.0033127" calcext:value-type="float">
            <text:p>0,0033127</text:p>
          </table:table-cell>
          <table:table-cell table:style-name="ce1"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 office:value-type="float" office:value="0.00275915" calcext:value-type="float">
            <text:p>0,00275915</text:p>
          </table:table-cell>
          <table:table-cell table:style-name="ce1" office:value-type="float" office:value="0.0000137" calcext:value-type="float">
            <text:p>1,37E-05</text:p>
          </table:table-cell>
          <table:table-cell office:value-type="float" office:value="2" calcext:value-type="float">
            <text:p>2</text:p>
          </table:table-cell>
          <table:table-cell office:value-type="float" office:value="0.00276202" calcext:value-type="float">
            <text:p>0,00276202</text:p>
          </table:table-cell>
          <table:table-cell table:style-name="ce1" office:value-type="float" office:value="0.0000129" calcext:value-type="float">
            <text:p>1,29E-05</text:p>
          </table:table-cell>
          <table:table-cell office:value-type="float" office:value="2" calcext:value-type="float">
            <text:p>2</text:p>
          </table:table-cell>
          <table:table-cell office:value-type="float" office:value="0.00331269" calcext:value-type="float">
            <text:p>0,00331269</text:p>
          </table:table-cell>
          <table:table-cell table:style-name="ce1"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5]-[.A25])/[.J25]" office:value-type="float" office:value="0.0000030186947767345" calcext:value-type="float">
            <text:p>0,000003019</text:p>
          </table:table-cell>
          <table:table-cell table:formula="of:=ABS([.J25]-[.D25])/[.J25]" office:value-type="float" office:value="0.167096830672354" calcext:value-type="float">
            <text:p>0,167096830672354</text:p>
          </table:table-cell>
          <table:table-cell table:formula="of:=ABS([.J25]-[.G25])/[.J25]" office:value-type="float" office:value="0.166230465271426" calcext:value-type="float">
            <text:p>0,166230465271426</text:p>
          </table:table-cell>
          <table:table-cell table:formula="of:=3*([.N25])+3*([.O25])+3*([.P25])" office:value-type="percentage" office:value="0.99999094391567" calcext:value-type="percentage">
            <text:p>100%</text:p>
          </table:table-cell>
        </table:table-row>
        <table:table-row table:style-name="ro1">
          <table:table-cell office:value-type="float" office:value="0.00329122" calcext:value-type="float">
            <text:p>0,00329122</text:p>
          </table:table-cell>
          <table:table-cell table:style-name="ce1"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 office:value-type="float" office:value="0.00274127" calcext:value-type="float">
            <text:p>0,00274127</text:p>
          </table:table-cell>
          <table:table-cell table:style-name="ce1" office:value-type="float" office:value="0.0000133" calcext:value-type="float">
            <text:p>1,33E-05</text:p>
          </table:table-cell>
          <table:table-cell office:value-type="float" office:value="2" calcext:value-type="float">
            <text:p>2</text:p>
          </table:table-cell>
          <table:table-cell office:value-type="float" office:value="0.0027441" calcext:value-type="float">
            <text:p>0,0027441</text:p>
          </table:table-cell>
          <table:table-cell table:style-name="ce1"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329121" calcext:value-type="float">
            <text:p>0,00329121</text:p>
          </table:table-cell>
          <table:table-cell table:style-name="ce1"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6]-[.A26])/[.J26]" office:value-type="float" office:value="0.00000303839621292492" calcext:value-type="float">
            <text:p>0,000003038</text:p>
          </table:table-cell>
          <table:table-cell table:formula="of:=ABS([.J26]-[.D26])/[.J26]" office:value-type="float" office:value="0.167093561334585" calcext:value-type="float">
            <text:p>0,167093561334585</text:p>
          </table:table-cell>
          <table:table-cell table:formula="of:=ABS([.J26]-[.G26])/[.J26]" office:value-type="float" office:value="0.166233695206322" calcext:value-type="float">
            <text:p>0,166233695206322</text:p>
          </table:table-cell>
          <table:table-cell table:formula="of:=3*([.N26])+3*([.O26])+3*([.P26])" office:value-type="percentage" office:value="0.999990884811361" calcext:value-type="percentage">
            <text:p>100%</text:p>
          </table:table-cell>
        </table:table-row>
        <table:table-row table:style-name="ro1">
          <table:table-cell office:value-type="float" office:value="0.00326986" calcext:value-type="float">
            <text:p>0,00326986</text:p>
          </table:table-cell>
          <table:table-cell table:style-name="ce1"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 office:value-type="float" office:value="0.00272349" calcext:value-type="float">
            <text:p>0,00272349</text:p>
          </table:table-cell>
          <table:table-cell table:style-name="ce1"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272628" calcext:value-type="float">
            <text:p>0,00272628</text:p>
          </table:table-cell>
          <table:table-cell table:style-name="ce1" office:value-type="float" office:value="0.000012" calcext:value-type="float">
            <text:p>1,20E-05</text:p>
          </table:table-cell>
          <table:table-cell office:value-type="float" office:value="2" calcext:value-type="float">
            <text:p>2</text:p>
          </table:table-cell>
          <table:table-cell office:value-type="float" office:value="0.00326985" calcext:value-type="float">
            <text:p>0,00326985</text:p>
          </table:table-cell>
          <table:table-cell table:style-name="ce1"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7]-[.A27])/[.J27]" office:value-type="float" office:value="0.00000305824426195104" calcext:value-type="float">
            <text:p>0,000003058</text:p>
          </table:table-cell>
          <table:table-cell table:formula="of:=ABS([.J27]-[.D27])/[.J27]" office:value-type="float" office:value="0.167090233496949" calcext:value-type="float">
            <text:p>0,167090233496949</text:p>
          </table:table-cell>
          <table:table-cell table:formula="of:=ABS([.J27]-[.G27])/[.J27]" office:value-type="float" office:value="0.16623698334786" calcext:value-type="float">
            <text:p>0,16623698334786</text:p>
          </table:table-cell>
          <table:table-cell table:formula="of:=3*([.N27])+3*([.O27])+3*([.P27])" office:value-type="percentage" office:value="0.999990825267214" calcext:value-type="percentage">
            <text:p>100%</text:p>
          </table:table-cell>
        </table:table-row>
        <table:table-row table:style-name="ro1">
          <table:table-cell office:value-type="float" office:value="0.00324868" calcext:value-type="float">
            <text:p>0,00324868</text:p>
          </table:table-cell>
          <table:table-cell table:style-name="ce1"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 office:value-type="float" office:value="0.00270586" calcext:value-type="float">
            <text:p>0,00270586</text:p>
          </table:table-cell>
          <table:table-cell table:style-name="ce1"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270861" calcext:value-type="float">
            <text:p>0,00270861</text:p>
          </table:table-cell>
          <table:table-cell table:style-name="ce1" office:value-type="float" office:value="0.0000123" calcext:value-type="float">
            <text:p>1,23E-05</text:p>
          </table:table-cell>
          <table:table-cell office:value-type="float" office:value="2" calcext:value-type="float">
            <text:p>2</text:p>
          </table:table-cell>
          <table:table-cell office:value-type="float" office:value="0.00324867" calcext:value-type="float">
            <text:p>0,00324867</text:p>
          </table:table-cell>
          <table:table-cell table:style-name="ce1"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8]-[.A28])/[.J28]" office:value-type="float" office:value="0.00000307818276400515" calcext:value-type="float">
            <text:p>0,000003078</text:p>
          </table:table-cell>
          <table:table-cell table:formula="of:=ABS([.J28]-[.D28])/[.J28]" office:value-type="float" office:value="0.167086838613956" calcext:value-type="float">
            <text:p>0,167086838613956</text:p>
          </table:table-cell>
          <table:table-cell table:formula="of:=ABS([.J28]-[.G28])/[.J28]" office:value-type="float" office:value="0.166240338353849" calcext:value-type="float">
            <text:p>0,166240338353849</text:p>
          </table:table-cell>
          <table:table-cell table:formula="of:=3*([.N28])+3*([.O28])+3*([.P28])" office:value-type="percentage" office:value="0.999990765451708" calcext:value-type="percentage">
            <text:p>100%</text:p>
          </table:table-cell>
        </table:table-row>
        <table:table-row table:style-name="ro1">
          <table:table-cell office:value-type="float" office:value="0.00322759" calcext:value-type="float">
            <text:p>0,00322759</text:p>
          </table:table-cell>
          <table:table-cell table:style-name="ce1"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 office:value-type="float" office:value="0.0026883" calcext:value-type="float">
            <text:p>0,0026883</text:p>
          </table:table-cell>
          <table:table-cell table:style-name="ce1"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269102" calcext:value-type="float">
            <text:p>0,00269102</text:p>
          </table:table-cell>
          <table:table-cell table:style-name="ce1"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322758" calcext:value-type="float">
            <text:p>0,00322758</text:p>
          </table:table-cell>
          <table:table-cell table:style-name="ce1"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29]-[.A29])/[.J29]" office:value-type="float" office:value="0.00000309829655653481" calcext:value-type="float">
            <text:p>0,000003098</text:p>
          </table:table-cell>
          <table:table-cell table:formula="of:=ABS([.J29]-[.D29])/[.J29]" office:value-type="float" office:value="0.167084936701801" calcext:value-type="float">
            <text:p>0,167084936701801</text:p>
          </table:table-cell>
          <table:table-cell table:formula="of:=ABS([.J29]-[.G29])/[.J29]" office:value-type="float" office:value="0.166242200038419" calcext:value-type="float">
            <text:p>0,166242200038419</text:p>
          </table:table-cell>
          <table:table-cell table:formula="of:=3*([.N29])+3*([.O29])+3*([.P29])" office:value-type="percentage" office:value="0.99999070511033" calcext:value-type="percentage">
            <text:p>100%</text:p>
          </table:table-cell>
        </table:table-row>
        <table:table-row table:style-name="ro1">
          <table:table-cell office:value-type="float" office:value="0.00320668" calcext:value-type="float">
            <text:p>0,00320668</text:p>
          </table:table-cell>
          <table:table-cell table:style-name="ce1"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 office:value-type="float" office:value="0.0026709" calcext:value-type="float">
            <text:p>0,0026709</text:p>
          </table:table-cell>
          <table:table-cell table:style-name="ce1"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267357" calcext:value-type="float">
            <text:p>0,00267357</text:p>
          </table:table-cell>
          <table:table-cell table:style-name="ce1"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320667" calcext:value-type="float">
            <text:p>0,00320667</text:p>
          </table:table-cell>
          <table:table-cell table:style-name="ce1"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0]-[.A30])/[.J30]" office:value-type="float" office:value="0.00000311849987680073" calcext:value-type="float">
            <text:p>0,000003118</text:p>
          </table:table-cell>
          <table:table-cell table:formula="of:=ABS([.J30]-[.D30])/[.J30]" office:value-type="float" office:value="0.167079867900345" calcext:value-type="float">
            <text:p>0,167079867900345</text:p>
          </table:table-cell>
          <table:table-cell table:formula="of:=ABS([.J30]-[.G30])/[.J30]" office:value-type="float" office:value="0.166247228433234" calcext:value-type="float">
            <text:p>0,166247228433234</text:p>
          </table:table-cell>
          <table:table-cell table:formula="of:=3*([.N30])+3*([.O30])+3*([.P30])" office:value-type="percentage" office:value="0.999990644500369" calcext:value-type="percentage">
            <text:p>100%</text:p>
          </table:table-cell>
        </table:table-row>
        <table:table-row table:style-name="ro1">
          <table:table-cell office:value-type="float" office:value="0.00318589" calcext:value-type="float">
            <text:p>0,00318589</text:p>
          </table:table-cell>
          <table:table-cell table:style-name="ce1"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 office:value-type="float" office:value="0.00265359" calcext:value-type="float">
            <text:p>0,00265359</text:p>
          </table:table-cell>
          <table:table-cell table:style-name="ce1"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265623" calcext:value-type="float">
            <text:p>0,00265623</text:p>
          </table:table-cell>
          <table:table-cell table:style-name="ce1" office:value-type="float" office:value="0.0000113" calcext:value-type="float">
            <text:p>1,13E-05</text:p>
          </table:table-cell>
          <table:table-cell office:value-type="float" office:value="2" calcext:value-type="float">
            <text:p>2</text:p>
          </table:table-cell>
          <table:table-cell office:value-type="float" office:value="0.00318588" calcext:value-type="float">
            <text:p>0,00318588</text:p>
          </table:table-cell>
          <table:table-cell table:style-name="ce1"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1]-[.A31])/[.J31]" office:value-type="float" office:value="0.00000313885017638474" calcext:value-type="float">
            <text:p>0,000003139</text:p>
          </table:table-cell>
          <table:table-cell table:formula="of:=ABS([.J31]-[.D31])/[.J31]" office:value-type="float" office:value="0.167077856039775" calcext:value-type="float">
            <text:p>0,167077856039775</text:p>
          </table:table-cell>
          <table:table-cell table:formula="of:=ABS([.J31]-[.G31])/[.J31]" office:value-type="float" office:value="0.166249199593205" calcext:value-type="float">
            <text:p>0,166249199593205</text:p>
          </table:table-cell>
          <table:table-cell table:formula="of:=3*([.N31])+3*([.O31])+3*([.P31])" office:value-type="percentage" office:value="0.999990583449471" calcext:value-type="percentage">
            <text:p>100%</text:p>
          </table:table-cell>
        </table:table-row>
        <table:table-row table:style-name="ro1">
          <table:table-cell office:value-type="float" office:value="0.00316525" calcext:value-type="float">
            <text:p>0,00316525</text:p>
          </table:table-cell>
          <table:table-cell table:style-name="ce1"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 office:value-type="float" office:value="0.00263641" calcext:value-type="float">
            <text:p>0,00263641</text:p>
          </table:table-cell>
          <table:table-cell table:style-name="ce1" office:value-type="float" office:value="0.0000118" calcext:value-type="float">
            <text:p>1,18E-05</text:p>
          </table:table-cell>
          <table:table-cell office:value-type="float" office:value="2" calcext:value-type="float">
            <text:p>2</text:p>
          </table:table-cell>
          <table:table-cell office:value-type="float" office:value="0.00263901" calcext:value-type="float">
            <text:p>0,00263901</text:p>
          </table:table-cell>
          <table:table-cell table:style-name="ce1" office:value-type="float" office:value="0.0000109" calcext:value-type="float">
            <text:p>1,09E-05</text:p>
          </table:table-cell>
          <table:table-cell office:value-type="float" office:value="2" calcext:value-type="float">
            <text:p>2</text:p>
          </table:table-cell>
          <table:table-cell office:value-type="float" office:value="0.00316524" calcext:value-type="float">
            <text:p>0,00316524</text:p>
          </table:table-cell>
          <table:table-cell table:style-name="ce1"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2]-[.A32])/[.J32]" office:value-type="float" office:value="0.00000315931809276409" calcext:value-type="float">
            <text:p>0,000003159</text:p>
          </table:table-cell>
          <table:table-cell table:formula="of:=ABS([.J32]-[.D32])/[.J32]" office:value-type="float" office:value="0.167074218700636" calcext:value-type="float">
            <text:p>0,167074218700636</text:p>
          </table:table-cell>
          <table:table-cell table:formula="of:=ABS([.J32]-[.G32])/[.J32]" office:value-type="float" office:value="0.166252795996512" calcext:value-type="float">
            <text:p>0,166252795996512</text:p>
          </table:table-cell>
          <table:table-cell table:formula="of:=3*([.N32])+3*([.O32])+3*([.P32])" office:value-type="percentage" office:value="0.999990522045722" calcext:value-type="percentage">
            <text:p>100%</text:p>
          </table:table-cell>
        </table:table-row>
        <table:table-row table:style-name="ro1">
          <table:table-cell office:value-type="float" office:value="0.00314473" calcext:value-type="float">
            <text:p>0,00314473</text:p>
          </table:table-cell>
          <table:table-cell table:style-name="ce1"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261933" calcext:value-type="float">
            <text:p>0,00261933</text:p>
          </table:table-cell>
          <table:table-cell table:style-name="ce1"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  <table:table-cell office:value-type="float" office:value="0.00262189" calcext:value-type="float">
            <text:p>0,00262189</text:p>
          </table:table-cell>
          <table:table-cell table:style-name="ce1" office:value-type="float" office:value="0.0000109" calcext:value-type="float">
            <text:p>1,09E-05</text:p>
          </table:table-cell>
          <table:table-cell office:value-type="float" office:value="2" calcext:value-type="float">
            <text:p>2</text:p>
          </table:table-cell>
          <table:table-cell office:value-type="float" office:value="0.00314472" calcext:value-type="float">
            <text:p>0,00314472</text:p>
          </table:table-cell>
          <table:table-cell table:style-name="ce1"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3]-[.A33])/[.J33]" office:value-type="float" office:value="0.00000317993334857813" calcext:value-type="float">
            <text:p>0,000003180</text:p>
          </table:table-cell>
          <table:table-cell table:formula="of:=ABS([.J33]-[.D33])/[.J33]" office:value-type="float" office:value="0.167070518201939" calcext:value-type="float">
            <text:p>0,167070518201939</text:p>
          </table:table-cell>
          <table:table-cell table:formula="of:=ABS([.J33]-[.G33])/[.J33]" office:value-type="float" office:value="0.166256455264698" calcext:value-type="float">
            <text:p>0,166256455264698</text:p>
          </table:table-cell>
          <table:table-cell table:formula="of:=3*([.N33])+3*([.O33])+3*([.P33])" office:value-type="percentage" office:value="0.999990460199954" calcext:value-type="percentage">
            <text:p>100%</text:p>
          </table:table-cell>
        </table:table-row>
        <table:table-row table:style-name="ro1">
          <table:table-cell office:value-type="float" office:value="0.00312436" calcext:value-type="float">
            <text:p>0,00312436</text:p>
          </table:table-cell>
          <table:table-cell table:style-name="ce1"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 office:value-type="float" office:value="0.00260237" calcext:value-type="float">
            <text:p>0,00260237</text:p>
          </table:table-cell>
          <table:table-cell table:style-name="ce1"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 office:value-type="float" office:value="0.0026049" calcext:value-type="float">
            <text:p>0,0026049</text:p>
          </table:table-cell>
          <table:table-cell table:style-name="ce1" office:value-type="float" office:value="0.0000107" calcext:value-type="float">
            <text:p>1,07E-05</text:p>
          </table:table-cell>
          <table:table-cell office:value-type="float" office:value="2" calcext:value-type="float">
            <text:p>2</text:p>
          </table:table-cell>
          <table:table-cell office:value-type="float" office:value="0.00312435" calcext:value-type="float">
            <text:p>0,00312435</text:p>
          </table:table-cell>
          <table:table-cell table:style-name="ce1"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4]-[.A34])/[.J34]" office:value-type="float" office:value="0.00000320066573845459" calcext:value-type="float">
            <text:p>0,000003201</text:p>
          </table:table-cell>
          <table:table-cell table:formula="of:=ABS([.J34]-[.D34])/[.J34]" office:value-type="float" office:value="0.167068350216845" calcext:value-type="float">
            <text:p>0,167068350216845</text:p>
          </table:table-cell>
          <table:table-cell table:formula="of:=ABS([.J34]-[.G34])/[.J34]" office:value-type="float" office:value="0.166258581785011" calcext:value-type="float">
            <text:p>0,166258581785011</text:p>
          </table:table-cell>
          <table:table-cell table:formula="of:=3*([.N34])+3*([.O34])+3*([.P34])" office:value-type="percentage" office:value="0.999990398002785" calcext:value-type="percentage">
            <text:p>100%</text:p>
          </table:table-cell>
        </table:table-row>
        <table:table-row table:style-name="ro1">
          <table:table-cell office:value-type="float" office:value="0.00310414" calcext:value-type="float">
            <text:p>0,00310414</text:p>
          </table:table-cell>
          <table:table-cell table:style-name="ce1"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 office:value-type="float" office:value="0.00258554" calcext:value-type="float">
            <text:p>0,00258554</text:p>
          </table:table-cell>
          <table:table-cell table:style-name="ce1"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 office:value-type="float" office:value="0.00258803" calcext:value-type="float">
            <text:p>0,00258803</text:p>
          </table:table-cell>
          <table:table-cell table:style-name="ce1"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 office:value-type="float" office:value="0.00310413" calcext:value-type="float">
            <text:p>0,00310413</text:p>
          </table:table-cell>
          <table:table-cell table:style-name="ce1"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5]-[.A35])/[.J35]" office:value-type="float" office:value="0.00000322151456283745" calcext:value-type="float">
            <text:p>0,000003222</text:p>
          </table:table-cell>
          <table:table-cell table:formula="of:=ABS([.J35]-[.D35])/[.J35]" office:value-type="float" office:value="0.16706452371518" calcext:value-type="float">
            <text:p>0,16706452371518</text:p>
          </table:table-cell>
          <table:table-cell table:formula="of:=ABS([.J35]-[.G35])/[.J35]" office:value-type="float" office:value="0.166262366589028" calcext:value-type="float">
            <text:p>0,166262366589028</text:p>
          </table:table-cell>
          <table:table-cell table:formula="of:=3*([.N35])+3*([.O35])+3*([.P35])" office:value-type="percentage" office:value="0.999990335456312" calcext:value-type="percentage">
            <text:p>100%</text:p>
          </table:table-cell>
        </table:table-row>
        <table:table-row table:style-name="ro1">
          <table:table-cell office:value-type="float" office:value="0.00308401" calcext:value-type="float">
            <text:p>0,00308401</text:p>
          </table:table-cell>
          <table:table-cell table:style-name="ce1"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 office:value-type="float" office:value="0.00256878" calcext:value-type="float">
            <text:p>0,00256878</text:p>
          </table:table-cell>
          <table:table-cell table:style-name="ce1" office:value-type="float" office:value="0.0000109" calcext:value-type="float">
            <text:p>1,09E-05</text:p>
          </table:table-cell>
          <table:table-cell office:value-type="float" office:value="2" calcext:value-type="float">
            <text:p>2</text:p>
          </table:table-cell>
          <table:table-cell office:value-type="float" office:value="0.00257124" calcext:value-type="float">
            <text:p>0,00257124</text:p>
          </table:table-cell>
          <table:table-cell table:style-name="ce1" office:value-type="float" office:value="0.0000102" calcext:value-type="float">
            <text:p>1,02E-05</text:p>
          </table:table-cell>
          <table:table-cell office:value-type="float" office:value="2" calcext:value-type="float">
            <text:p>2</text:p>
          </table:table-cell>
          <table:table-cell office:value-type="float" office:value="0.003084" calcext:value-type="float">
            <text:p>0,003084</text:p>
          </table:table-cell>
          <table:table-cell table:style-name="ce1"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6]-[.A36])/[.J36]" office:value-type="float" office:value="0.00000324254215302873" calcext:value-type="float">
            <text:p>0,000003243</text:p>
          </table:table-cell>
          <table:table-cell table:formula="of:=ABS([.J36]-[.D36])/[.J36]" office:value-type="float" office:value="0.167062256809338" calcext:value-type="float">
            <text:p>0,167062256809338</text:p>
          </table:table-cell>
          <table:table-cell table:formula="of:=ABS([.J36]-[.G36])/[.J36]" office:value-type="float" office:value="0.166264591439689" calcext:value-type="float">
            <text:p>0,166264591439689</text:p>
          </table:table-cell>
          <table:table-cell table:formula="of:=3*([.N36])+3*([.O36])+3*([.P36])" office:value-type="percentage" office:value="0.999990272373541" calcext:value-type="percentage">
            <text:p>100%</text:p>
          </table:table-cell>
        </table:table-row>
        <table:table-row table:style-name="ro1">
          <table:table-cell office:value-type="float" office:value="0.00306403" calcext:value-type="float">
            <text:p>0,00306403</text:p>
          </table:table-cell>
          <table:table-cell table:style-name="ce1"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 office:value-type="float" office:value="0.00255215" calcext:value-type="float">
            <text:p>0,00255215</text:p>
          </table:table-cell>
          <table:table-cell table:style-name="ce1" office:value-type="float" office:value="0.0000107" calcext:value-type="float">
            <text:p>1,07E-05</text:p>
          </table:table-cell>
          <table:table-cell office:value-type="float" office:value="2" calcext:value-type="float">
            <text:p>2</text:p>
          </table:table-cell>
          <table:table-cell office:value-type="float" office:value="0.00255457" calcext:value-type="float">
            <text:p>0,00255457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float" office:value="2" calcext:value-type="float">
            <text:p>2</text:p>
          </table:table-cell>
          <table:table-cell office:value-type="float" office:value="0.00306402" calcext:value-type="float">
            <text:p>0,00306402</text:p>
          </table:table-cell>
          <table:table-cell table:style-name="ce1"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7]-[.A37])/[.J37]" office:value-type="float" office:value="0.00000326368626834701" calcext:value-type="float">
            <text:p>0,000003264</text:p>
          </table:table-cell>
          <table:table-cell table:formula="of:=ABS([.J37]-[.D37])/[.J37]" office:value-type="float" office:value="0.167058309018871" calcext:value-type="float">
            <text:p>0,167058309018871</text:p>
          </table:table-cell>
          <table:table-cell table:formula="of:=ABS([.J37]-[.G37])/[.J37]" office:value-type="float" office:value="0.166268496941926" calcext:value-type="float">
            <text:p>0,166268496941926</text:p>
          </table:table-cell>
          <table:table-cell table:formula="of:=3*([.N37])+3*([.O37])+3*([.P37])" office:value-type="percentage" office:value="0.999990208941195" calcext:value-type="percentage">
            <text:p>100%</text:p>
          </table:table-cell>
        </table:table-row>
        <table:table-row table:style-name="ro1">
          <table:table-cell office:value-type="float" office:value="0.0030442" calcext:value-type="float">
            <text:p>0,0030442</text:p>
          </table:table-cell>
          <table:table-cell table:style-name="ce1"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 office:value-type="float" office:value="0.00253564" calcext:value-type="float">
            <text:p>0,00253564</text:p>
          </table:table-cell>
          <table:table-cell table:style-name="ce1"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 office:value-type="float" office:value="0.00253803" calcext:value-type="float">
            <text:p>0,00253803</text:p>
          </table:table-cell>
          <table:table-cell table:style-name="ce1" office:value-type="float" office:value="0.00000984" calcext:value-type="float">
            <text:p>9,84E-06</text:p>
          </table:table-cell>
          <table:table-cell office:value-type="float" office:value="2" calcext:value-type="float">
            <text:p>2</text:p>
          </table:table-cell>
          <table:table-cell office:value-type="float" office:value="0.00304419" calcext:value-type="float">
            <text:p>0,00304419</text:p>
          </table:table-cell>
          <table:table-cell table:style-name="ce1"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8]-[.A38])/[.J38]" office:value-type="float" office:value="0.00000328494607759063" calcext:value-type="float">
            <text:p>0,000003285</text:p>
          </table:table-cell>
          <table:table-cell table:formula="of:=ABS([.J38]-[.D38])/[.J38]" office:value-type="float" office:value="0.167055932776863" calcext:value-type="float">
            <text:p>0,167055932776863</text:p>
          </table:table-cell>
          <table:table-cell table:formula="of:=ABS([.J38]-[.G38])/[.J38]" office:value-type="float" office:value="0.166270830664315" calcext:value-type="float">
            <text:p>0,166270830664315</text:p>
          </table:table-cell>
          <table:table-cell table:formula="of:=3*([.N38])+3*([.O38])+3*([.P38])" office:value-type="percentage" office:value="0.999990145161767" calcext:value-type="percentage">
            <text:p>100%</text:p>
          </table:table-cell>
        </table:table-row>
        <table:table-row table:style-name="ro1">
          <table:table-cell office:value-type="float" office:value="0.00302446" calcext:value-type="float">
            <text:p>0,00302446</text:p>
          </table:table-cell>
          <table:table-cell table:style-name="ce1"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 office:value-type="float" office:value="0.00251921" calcext:value-type="float">
            <text:p>0,00251921</text:p>
          </table:table-cell>
          <table:table-cell table:style-name="ce1"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 office:value-type="float" office:value="0.00252156" calcext:value-type="float">
            <text:p>0,00252156</text:p>
          </table:table-cell>
          <table:table-cell table:style-name="ce1" office:value-type="float" office:value="0.00000993" calcext:value-type="float">
            <text:p>9,93E-06</text:p>
          </table:table-cell>
          <table:table-cell office:value-type="float" office:value="2" calcext:value-type="float">
            <text:p>2</text:p>
          </table:table-cell>
          <table:table-cell office:value-type="float" office:value="0.00302445" calcext:value-type="float">
            <text:p>0,00302445</text:p>
          </table:table-cell>
          <table:table-cell table:style-name="ce1"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39]-[.A39])/[.J39]" office:value-type="float" office:value="0.00000330638628509005" calcext:value-type="float">
            <text:p>0,000003306</text:p>
          </table:table-cell>
          <table:table-cell table:formula="of:=ABS([.J39]-[.D39])/[.J39]" office:value-type="float" office:value="0.167051860668882" calcext:value-type="float">
            <text:p>0,167051860668882</text:p>
          </table:table-cell>
          <table:table-cell table:formula="of:=ABS([.J39]-[.G39])/[.J39]" office:value-type="float" office:value="0.166274859891881" calcext:value-type="float">
            <text:p>0,166274859891881</text:p>
          </table:table-cell>
          <table:table-cell table:formula="of:=3*([.N39])+3*([.O39])+3*([.P39])" office:value-type="percentage" office:value="0.999990080841145" calcext:value-type="percentage">
            <text:p>100%</text:p>
          </table:table-cell>
        </table:table-row>
        <table:table-row table:style-name="ro1">
          <table:table-cell office:value-type="float" office:value="0.0030049" calcext:value-type="float">
            <text:p>0,0030049</text:p>
          </table:table-cell>
          <table:table-cell table:style-name="ce1" office:value-type="float" office:value="0.000011" calcext:value-type="float">
            <text:p>1,10E-05</text:p>
          </table:table-cell>
          <table:table-cell office:value-type="float" office:value="2" calcext:value-type="float">
            <text:p>2</text:p>
          </table:table-cell>
          <table:table-cell office:value-type="float" office:value="0.00250293" calcext:value-type="float">
            <text:p>0,00250293</text:p>
          </table:table-cell>
          <table:table-cell table:style-name="ce1"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 office:value-type="float" office:value="0.00250524" calcext:value-type="float">
            <text:p>0,00250524</text:p>
          </table:table-cell>
          <table:table-cell table:style-name="ce1" office:value-type="float" office:value="0.00000977" calcext:value-type="float">
            <text:p>9,77E-06</text:p>
          </table:table-cell>
          <table:table-cell office:value-type="float" office:value="2" calcext:value-type="float">
            <text:p>2</text:p>
          </table:table-cell>
          <table:table-cell office:value-type="float" office:value="0.00300489" calcext:value-type="float">
            <text:p>0,00300489</text:p>
          </table:table-cell>
          <table:table-cell table:style-name="ce1" office:value-type="float" office:value="0.000011" calcext:value-type="float">
            <text:p>1,10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0]-[.A40])/[.J40]" office:value-type="float" office:value="0.00000332790884190124" calcext:value-type="float">
            <text:p>0,000003328</text:p>
          </table:table-cell>
          <table:table-cell table:formula="of:=ABS([.J40]-[.D40])/[.J40]" office:value-type="float" office:value="0.167047712229067" calcext:value-type="float">
            <text:p>0,167047712229067</text:p>
          </table:table-cell>
          <table:table-cell table:formula="of:=ABS([.J40]-[.G40])/[.J40]" office:value-type="float" office:value="0.166278965286583" calcext:value-type="float">
            <text:p>0,166278965286583</text:p>
          </table:table-cell>
          <table:table-cell table:formula="of:=3*([.N40])+3*([.O40])+3*([.P40])" office:value-type="percentage" office:value="0.999990016273474" calcext:value-type="percentage">
            <text:p>100%</text:p>
          </table:table-cell>
        </table:table-row>
        <table:table-row table:style-name="ro1">
          <table:table-cell office:value-type="float" office:value="0.00298543" calcext:value-type="float">
            <text:p>0,00298543</text:p>
          </table:table-cell>
          <table:table-cell table:style-name="ce1" office:value-type="float" office:value="0.0000107" calcext:value-type="float">
            <text:p>1,07E-05</text:p>
          </table:table-cell>
          <table:table-cell office:value-type="float" office:value="2" calcext:value-type="float">
            <text:p>2</text:p>
          </table:table-cell>
          <table:table-cell office:value-type="float" office:value="0.00248672" calcext:value-type="float">
            <text:p>0,00248672</text:p>
          </table:table-cell>
          <table:table-cell table:style-name="ce1" office:value-type="float" office:value="0.0000101" calcext:value-type="float">
            <text:p>1,01E-05</text:p>
          </table:table-cell>
          <table:table-cell office:value-type="float" office:value="2" calcext:value-type="float">
            <text:p>2</text:p>
          </table:table-cell>
          <table:table-cell office:value-type="float" office:value="0.002489" calcext:value-type="float">
            <text:p>0,002489</text:p>
          </table:table-cell>
          <table:table-cell table:style-name="ce1" office:value-type="float" office:value="0.00000938" calcext:value-type="float">
            <text:p>9,38E-06</text:p>
          </table:table-cell>
          <table:table-cell office:value-type="float" office:value="2" calcext:value-type="float">
            <text:p>2</text:p>
          </table:table-cell>
          <table:table-cell office:value-type="float" office:value="0.00298542" calcext:value-type="float">
            <text:p>0,00298542</text:p>
          </table:table-cell>
          <table:table-cell table:style-name="ce1" office:value-type="float" office:value="0.0000107" calcext:value-type="float">
            <text:p>1,07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1]-[.A41])/[.J41]" office:value-type="float" office:value="0.00000334961244981966" calcext:value-type="float">
            <text:p>0,000003350</text:p>
          </table:table-cell>
          <table:table-cell table:formula="of:=ABS([.J41]-[.D41])/[.J41]" office:value-type="float" office:value="0.167045172873499" calcext:value-type="float">
            <text:p>0,167045172873499</text:p>
          </table:table-cell>
          <table:table-cell table:formula="of:=ABS([.J41]-[.G41])/[.J41]" office:value-type="float" office:value="0.166281461234935" calcext:value-type="float">
            <text:p>0,166281461234935</text:p>
          </table:table-cell>
          <table:table-cell table:formula="of:=3*([.N41])+3*([.O41])+3*([.P41])" office:value-type="percentage" office:value="0.99998995116265" calcext:value-type="percentage">
            <text:p>100%</text:p>
          </table:table-cell>
        </table:table-row>
        <table:table-row table:style-name="ro1">
          <table:table-cell office:value-type="float" office:value="0.00296608" calcext:value-type="float">
            <text:p>0,00296608</text:p>
          </table:table-cell>
          <table:table-cell table:style-name="ce1"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 office:value-type="float" office:value="0.00247061" calcext:value-type="float">
            <text:p>0,00247061</text:p>
          </table:table-cell>
          <table:table-cell table:style-name="ce1" office:value-type="float" office:value="0.00000993" calcext:value-type="float">
            <text:p>9,93E-06</text:p>
          </table:table-cell>
          <table:table-cell office:value-type="float" office:value="2" calcext:value-type="float">
            <text:p>2</text:p>
          </table:table-cell>
          <table:table-cell office:value-type="float" office:value="0.00247286" calcext:value-type="float">
            <text:p>0,00247286</text:p>
          </table:table-cell>
          <table:table-cell table:style-name="ce1" office:value-type="float" office:value="0.00000927" calcext:value-type="float">
            <text:p>9,27E-06</text:p>
          </table:table-cell>
          <table:table-cell office:value-type="float" office:value="2" calcext:value-type="float">
            <text:p>2</text:p>
          </table:table-cell>
          <table:table-cell office:value-type="float" office:value="0.00296607" calcext:value-type="float">
            <text:p>0,00296607</text:p>
          </table:table-cell>
          <table:table-cell table:style-name="ce1"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2]-[.A42])/[.J42]" office:value-type="float" office:value="0.00000337146459791597" calcext:value-type="float">
            <text:p>0,000003371</text:p>
          </table:table-cell>
          <table:table-cell table:formula="of:=ABS([.J42]-[.D42])/[.J42]" office:value-type="float" office:value="0.167042584969337" calcext:value-type="float">
            <text:p>0,167042584969337</text:p>
          </table:table-cell>
          <table:table-cell table:formula="of:=ABS([.J42]-[.G42])/[.J42]" office:value-type="float" office:value="0.166284005434801" calcext:value-type="float">
            <text:p>0,166284005434801</text:p>
          </table:table-cell>
          <table:table-cell table:formula="of:=3*([.N42])+3*([.O42])+3*([.P42])" office:value-type="percentage" office:value="0.999989885606206" calcext:value-type="percentage">
            <text:p>100%</text:p>
          </table:table-cell>
        </table:table-row>
        <table:table-row table:style-name="ro1">
          <table:table-cell office:value-type="float" office:value="0.00294691" calcext:value-type="float">
            <text:p>0,00294691</text:p>
          </table:table-cell>
          <table:table-cell table:style-name="ce1"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 office:value-type="float" office:value="0.00245465" calcext:value-type="float">
            <text:p>0,00245465</text:p>
          </table:table-cell>
          <table:table-cell table:style-name="ce1" office:value-type="float" office:value="0.00000981" calcext:value-type="float">
            <text:p>9,81E-06</text:p>
          </table:table-cell>
          <table:table-cell office:value-type="float" office:value="2" calcext:value-type="float">
            <text:p>2</text:p>
          </table:table-cell>
          <table:table-cell office:value-type="float" office:value="0.00245687" calcext:value-type="float">
            <text:p>0,00245687</text:p>
          </table:table-cell>
          <table:table-cell table:style-name="ce1" office:value-type="float" office:value="0.00000915" calcext:value-type="float">
            <text:p>9,15E-06</text:p>
          </table:table-cell>
          <table:table-cell office:value-type="float" office:value="2" calcext:value-type="float">
            <text:p>2</text:p>
          </table:table-cell>
          <table:table-cell office:value-type="float" office:value="0.0029469" calcext:value-type="float">
            <text:p>0,0029469</text:p>
          </table:table-cell>
          <table:table-cell table:style-name="ce1"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3]-[.A43])/[.J43]" office:value-type="float" office:value="0.00000339339645048716" calcext:value-type="float">
            <text:p>0,000003393</text:p>
          </table:table-cell>
          <table:table-cell table:formula="of:=ABS([.J43]-[.D43])/[.J43]" office:value-type="float" office:value="0.167039940276222" calcext:value-type="float">
            <text:p>0,167039940276222</text:p>
          </table:table-cell>
          <table:table-cell table:formula="of:=ABS([.J43]-[.G43])/[.J43]" office:value-type="float" office:value="0.16628660626421" calcext:value-type="float">
            <text:p>0,16628660626421</text:p>
          </table:table-cell>
          <table:table-cell table:formula="of:=3*([.N43])+3*([.O43])+3*([.P43])" office:value-type="percentage" office:value="0.999989819810649" calcext:value-type="percentage">
            <text:p>100%</text:p>
          </table:table-cell>
        </table:table-row>
        <table:table-row table:style-name="ro1">
          <table:table-cell office:value-type="float" office:value="0.00292783" calcext:value-type="float">
            <text:p>0,00292783</text:p>
          </table:table-cell>
          <table:table-cell table:style-name="ce1" office:value-type="float" office:value="0.0000103" calcext:value-type="float">
            <text:p>1,03E-05</text:p>
          </table:table-cell>
          <table:table-cell office:value-type="float" office:value="2" calcext:value-type="float">
            <text:p>2</text:p>
          </table:table-cell>
          <table:table-cell office:value-type="float" office:value="0.00243877" calcext:value-type="float">
            <text:p>0,00243877</text:p>
          </table:table-cell>
          <table:table-cell table:style-name="ce1" office:value-type="float" office:value="0.00000969" calcext:value-type="float">
            <text:p>9,69E-06</text:p>
          </table:table-cell>
          <table:table-cell office:value-type="float" office:value="2" calcext:value-type="float">
            <text:p>2</text:p>
          </table:table-cell>
          <table:table-cell office:value-type="float" office:value="0.00244095" calcext:value-type="float">
            <text:p>0,00244095</text:p>
          </table:table-cell>
          <table:table-cell table:style-name="ce1" office:value-type="float" office:value="0.00000905" calcext:value-type="float">
            <text:p>9,05E-06</text:p>
          </table:table-cell>
          <table:table-cell office:value-type="float" office:value="2" calcext:value-type="float">
            <text:p>2</text:p>
          </table:table-cell>
          <table:table-cell office:value-type="float" office:value="0.00292782" calcext:value-type="float">
            <text:p>0,00292782</text:p>
          </table:table-cell>
          <table:table-cell table:style-name="ce1" office:value-type="float" office:value="0.0000103" calcext:value-type="float">
            <text:p>1,03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4]-[.A44])/[.J44]" office:value-type="float" office:value="0.00000341551051648472" calcext:value-type="float">
            <text:p>0,000003416</text:p>
          </table:table-cell>
          <table:table-cell table:formula="of:=ABS([.J44]-[.D44])/[.J44]" office:value-type="float" office:value="0.167035541802433" calcext:value-type="float">
            <text:p>0,167035541802433</text:p>
          </table:table-cell>
          <table:table-cell table:formula="of:=ABS([.J44]-[.G44])/[.J44]" office:value-type="float" office:value="0.166290960509867" calcext:value-type="float">
            <text:p>0,166290960509867</text:p>
          </table:table-cell>
          <table:table-cell table:formula="of:=3*([.N44])+3*([.O44])+3*([.P44])" office:value-type="percentage" office:value="0.999989753468451" calcext:value-type="percentage">
            <text:p>100%</text:p>
          </table:table-cell>
        </table:table-row>
        <table:table-row table:style-name="ro1">
          <table:table-cell office:value-type="float" office:value="0.00290884" calcext:value-type="float">
            <text:p>0,00290884</text:p>
          </table:table-cell>
          <table:table-cell table:style-name="ce1" office:value-type="float" office:value="0.0000102" calcext:value-type="float">
            <text:p>1,02E-05</text:p>
          </table:table-cell>
          <table:table-cell office:value-type="float" office:value="2" calcext:value-type="float">
            <text:p>2</text:p>
          </table:table-cell>
          <table:table-cell office:value-type="float" office:value="0.00242296" calcext:value-type="float">
            <text:p>0,00242296</text:p>
          </table:table-cell>
          <table:table-cell table:style-name="ce1" office:value-type="float" office:value="0.00000959" calcext:value-type="float">
            <text:p>9,59E-06</text:p>
          </table:table-cell>
          <table:table-cell office:value-type="float" office:value="2" calcext:value-type="float">
            <text:p>2</text:p>
          </table:table-cell>
          <table:table-cell office:value-type="float" office:value="0.00242511" calcext:value-type="float">
            <text:p>0,00242511</text:p>
          </table:table-cell>
          <table:table-cell table:style-name="ce1" office:value-type="float" office:value="0.00000896" calcext:value-type="float">
            <text:p>8,96E-06</text:p>
          </table:table-cell>
          <table:table-cell office:value-type="float" office:value="2" calcext:value-type="float">
            <text:p>2</text:p>
          </table:table-cell>
          <table:table-cell office:value-type="float" office:value="0.00290883" calcext:value-type="float">
            <text:p>0,00290883</text:p>
          </table:table-cell>
          <table:table-cell table:style-name="ce1" office:value-type="float" office:value="0.0000102" calcext:value-type="float">
            <text:p>1,02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5]-[.A45])/[.J45]" office:value-type="float" office:value="0.00000343780832856313" calcext:value-type="float">
            <text:p>0,000003438</text:p>
          </table:table-cell>
          <table:table-cell table:formula="of:=ABS([.J45]-[.D45])/[.J45]" office:value-type="float" office:value="0.167032793253645" calcext:value-type="float">
            <text:p>0,167032793253645</text:p>
          </table:table-cell>
          <table:table-cell table:formula="of:=ABS([.J45]-[.G45])/[.J45]" office:value-type="float" office:value="0.166293664463032" calcext:value-type="float">
            <text:p>0,166293664463032</text:p>
          </table:table-cell>
          <table:table-cell table:formula="of:=3*([.N45])+3*([.O45])+3*([.P45])" office:value-type="percentage" office:value="0.999989686575015" calcext:value-type="percentage">
            <text:p>100%</text:p>
          </table:table-cell>
        </table:table-row>
        <table:table-row table:style-name="ro1">
          <table:table-cell office:value-type="float" office:value="0.00289003" calcext:value-type="float">
            <text:p>0,00289003</text:p>
          </table:table-cell>
          <table:table-cell table:style-name="ce1" office:value-type="float" office:value="0.0000101" calcext:value-type="float">
            <text:p>1,01E-05</text:p>
          </table:table-cell>
          <table:table-cell office:value-type="float" office:value="2" calcext:value-type="float">
            <text:p>2</text:p>
          </table:table-cell>
          <table:table-cell office:value-type="float" office:value="0.0024073" calcext:value-type="float">
            <text:p>0,0024073</text:p>
          </table:table-cell>
          <table:table-cell table:style-name="ce1" office:value-type="float" office:value="0.0000095" calcext:value-type="float">
            <text:p>9,50E-06</text:p>
          </table:table-cell>
          <table:table-cell office:value-type="float" office:value="2" calcext:value-type="float">
            <text:p>2</text:p>
          </table:table-cell>
          <table:table-cell office:value-type="float" office:value="0.00240942" calcext:value-type="float">
            <text:p>0,00240942</text:p>
          </table:table-cell>
          <table:table-cell table:style-name="ce1" office:value-type="float" office:value="0.00000889" calcext:value-type="float">
            <text:p>8,89E-06</text:p>
          </table:table-cell>
          <table:table-cell office:value-type="float" office:value="2" calcext:value-type="float">
            <text:p>2</text:p>
          </table:table-cell>
          <table:table-cell office:value-type="float" office:value="0.00289002" calcext:value-type="float">
            <text:p>0,00289002</text:p>
          </table:table-cell>
          <table:table-cell table:style-name="ce1" office:value-type="float" office:value="0.0000101" calcext:value-type="float">
            <text:p>1,01E-0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6]-[.A46])/[.J46]" office:value-type="float" office:value="0.00000346018366652847" calcext:value-type="float">
            <text:p>0,000003460</text:p>
          </table:table-cell>
          <table:table-cell table:formula="of:=ABS([.J46]-[.D46])/[.J46]" office:value-type="float" office:value="0.167029985951654" calcext:value-type="float">
            <text:p>0,167029985951654</text:p>
          </table:table-cell>
          <table:table-cell table:formula="of:=ABS([.J46]-[.G46])/[.J46]" office:value-type="float" office:value="0.166296427014346" calcext:value-type="float">
            <text:p>0,166296427014346</text:p>
          </table:table-cell>
          <table:table-cell table:formula="of:=3*([.N46])+3*([.O46])+3*([.P46])" office:value-type="percentage" office:value="0.999989619449001" calcext:value-type="percentage">
            <text:p>100%</text:p>
          </table:table-cell>
        </table:table-row>
        <table:table-row table:style-name="ro1">
          <table:table-cell office:value-type="float" office:value="0.00287131" calcext:value-type="float">
            <text:p>0,00287131</text:p>
          </table:table-cell>
          <table:table-cell table:style-name="ce1" office:value-type="float" office:value="0.00000999" calcext:value-type="float">
            <text:p>9,99E-06</text:p>
          </table:table-cell>
          <table:table-cell office:value-type="float" office:value="2" calcext:value-type="float">
            <text:p>2</text:p>
          </table:table-cell>
          <table:table-cell office:value-type="float" office:value="0.00239172" calcext:value-type="float">
            <text:p>0,00239172</text:p>
          </table:table-cell>
          <table:table-cell table:style-name="ce1" office:value-type="float" office:value="0.00000941" calcext:value-type="float">
            <text:p>9,41E-06</text:p>
          </table:table-cell>
          <table:table-cell office:value-type="float" office:value="2" calcext:value-type="float">
            <text:p>2</text:p>
          </table:table-cell>
          <table:table-cell office:value-type="float" office:value="0.0023938" calcext:value-type="float">
            <text:p>0,0023938</text:p>
          </table:table-cell>
          <table:table-cell table:style-name="ce1" office:value-type="float" office:value="0.00000882" calcext:value-type="float">
            <text:p>8,82E-06</text:p>
          </table:table-cell>
          <table:table-cell office:value-type="float" office:value="2" calcext:value-type="float">
            <text:p>2</text:p>
          </table:table-cell>
          <table:table-cell office:value-type="float" office:value="0.0028713" calcext:value-type="float">
            <text:p>0,0028713</text:p>
          </table:table-cell>
          <table:table-cell table:style-name="ce1" office:value-type="float" office:value="0.00000999" calcext:value-type="float">
            <text:p>9,9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7]-[.A47])/[.J47]" office:value-type="float" office:value="0.00000348274300852377" calcext:value-type="float">
            <text:p>0,000003483</text:p>
          </table:table-cell>
          <table:table-cell table:formula="of:=ABS([.J47]-[.D47])/[.J47]" office:value-type="float" office:value="0.167025389196531" calcext:value-type="float">
            <text:p>0,167025389196531</text:p>
          </table:table-cell>
          <table:table-cell table:formula="of:=ABS([.J47]-[.G47])/[.J47]" office:value-type="float" office:value="0.166300978650785" calcext:value-type="float">
            <text:p>0,166300978650785</text:p>
          </table:table-cell>
          <table:table-cell table:formula="of:=3*([.N47])+3*([.O47])+3*([.P47])" office:value-type="percentage" office:value="0.999989551770975" calcext:value-type="percentage">
            <text:p>100%</text:p>
          </table:table-cell>
        </table:table-row>
        <table:table-row table:style-name="ro1">
          <table:table-cell office:value-type="float" office:value="0.00285274" calcext:value-type="float">
            <text:p>0,00285274</text:p>
          </table:table-cell>
          <table:table-cell table:style-name="ce1" office:value-type="float" office:value="0.00000973" calcext:value-type="float">
            <text:p>9,73E-06</text:p>
          </table:table-cell>
          <table:table-cell office:value-type="float" office:value="2" calcext:value-type="float">
            <text:p>2</text:p>
          </table:table-cell>
          <table:table-cell office:value-type="float" office:value="0.00237626" calcext:value-type="float">
            <text:p>0,00237626</text:p>
          </table:table-cell>
          <table:table-cell table:style-name="ce1" office:value-type="float" office:value="0.0000092" calcext:value-type="float">
            <text:p>9,20E-06</text:p>
          </table:table-cell>
          <table:table-cell office:value-type="float" office:value="2" calcext:value-type="float">
            <text:p>2</text:p>
          </table:table-cell>
          <table:table-cell office:value-type="float" office:value="0.00237831" calcext:value-type="float">
            <text:p>0,00237831</text:p>
          </table:table-cell>
          <table:table-cell table:style-name="ce1" office:value-type="float" office:value="0.00000855" calcext:value-type="float">
            <text:p>8,55E-06</text:p>
          </table:table-cell>
          <table:table-cell office:value-type="float" office:value="2" calcext:value-type="float">
            <text:p>2</text:p>
          </table:table-cell>
          <table:table-cell office:value-type="float" office:value="0.00285273" calcext:value-type="float">
            <text:p>0,00285273</text:p>
          </table:table-cell>
          <table:table-cell table:style-name="ce1" office:value-type="float" office:value="0.00000973" calcext:value-type="float">
            <text:p>9,7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8]-[.A48])/[.J48]" office:value-type="float" office:value="0.00000350541411207531" calcext:value-type="float">
            <text:p>0,000003505</text:p>
          </table:table-cell>
          <table:table-cell table:formula="of:=ABS([.J48]-[.D48])/[.J48]" office:value-type="float" office:value="0.167022466199044" calcext:value-type="float">
            <text:p>0,167022466199044</text:p>
          </table:table-cell>
          <table:table-cell table:formula="of:=ABS([.J48]-[.G48])/[.J48]" office:value-type="float" office:value="0.166303856306065" calcext:value-type="float">
            <text:p>0,166303856306065</text:p>
          </table:table-cell>
          <table:table-cell table:formula="of:=3*([.N48])+3*([.O48])+3*([.P48])" office:value-type="percentage" office:value="0.999989483757664" calcext:value-type="percentage">
            <text:p>100%</text:p>
          </table:table-cell>
        </table:table-row>
        <table:table-row table:style-name="ro1">
          <table:table-cell office:value-type="float" office:value="0.00283426" calcext:value-type="float">
            <text:p>0,00283426</text:p>
          </table:table-cell>
          <table:table-cell table:style-name="ce1" office:value-type="float" office:value="0.00000966" calcext:value-type="float">
            <text:p>9,66E-06</text:p>
          </table:table-cell>
          <table:table-cell office:value-type="float" office:value="2" calcext:value-type="float">
            <text:p>2</text:p>
          </table:table-cell>
          <table:table-cell office:value-type="float" office:value="0.00236087" calcext:value-type="float">
            <text:p>0,00236087</text:p>
          </table:table-cell>
          <table:table-cell table:style-name="ce1" office:value-type="float" office:value="0.00000913" calcext:value-type="float">
            <text:p>9,13E-06</text:p>
          </table:table-cell>
          <table:table-cell office:value-type="float" office:value="2" calcext:value-type="float">
            <text:p>2</text:p>
          </table:table-cell>
          <table:table-cell office:value-type="float" office:value="0.0023629" calcext:value-type="float">
            <text:p>0,0023629</text:p>
          </table:table-cell>
          <table:table-cell table:style-name="ce1" office:value-type="float" office:value="0.00000849" calcext:value-type="float">
            <text:p>8,49E-06</text:p>
          </table:table-cell>
          <table:table-cell office:value-type="float" office:value="2" calcext:value-type="float">
            <text:p>2</text:p>
          </table:table-cell>
          <table:table-cell office:value-type="float" office:value="0.00283425" calcext:value-type="float">
            <text:p>0,00283425</text:p>
          </table:table-cell>
          <table:table-cell table:style-name="ce1" office:value-type="float" office:value="0.00000966" calcext:value-type="float">
            <text:p>9,6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49]-[.A49])/[.J49]" office:value-type="float" office:value="0.00000352827026548138" calcext:value-type="float">
            <text:p>0,000003528</text:p>
          </table:table-cell>
          <table:table-cell table:formula="of:=ABS([.J49]-[.D49])/[.J49]" office:value-type="float" office:value="0.16702125782835" calcext:value-type="float">
            <text:p>0,16702125782835</text:p>
          </table:table-cell>
          <table:table-cell table:formula="of:=ABS([.J49]-[.G49])/[.J49]" office:value-type="float" office:value="0.166305018964453" calcext:value-type="float">
            <text:p>0,166305018964453</text:p>
          </table:table-cell>
          <table:table-cell table:formula="of:=3*([.N49])+3*([.O49])+3*([.P49])" office:value-type="percentage" office:value="0.999989415189203" calcext:value-type="percentage">
            <text:p>100%</text:p>
          </table:table-cell>
        </table:table-row>
        <table:table-row table:style-name="ro1">
          <table:table-cell office:value-type="float" office:value="0.0028159" calcext:value-type="float">
            <text:p>0,0028159</text:p>
          </table:table-cell>
          <table:table-cell table:style-name="ce1" office:value-type="float" office:value="0.0000096" calcext:value-type="float">
            <text:p>9,60E-06</text:p>
          </table:table-cell>
          <table:table-cell office:value-type="float" office:value="2" calcext:value-type="float">
            <text:p>2</text:p>
          </table:table-cell>
          <table:table-cell office:value-type="float" office:value="0.00234559" calcext:value-type="float">
            <text:p>0,00234559</text:p>
          </table:table-cell>
          <table:table-cell table:style-name="ce1" office:value-type="float" office:value="0.00000907" calcext:value-type="float">
            <text:p>9,07E-06</text:p>
          </table:table-cell>
          <table:table-cell office:value-type="float" office:value="2" calcext:value-type="float">
            <text:p>2</text:p>
          </table:table-cell>
          <table:table-cell office:value-type="float" office:value="0.00234758" calcext:value-type="float">
            <text:p>0,00234758</text:p>
          </table:table-cell>
          <table:table-cell table:style-name="ce1" office:value-type="float" office:value="0.00000844" calcext:value-type="float">
            <text:p>8,44E-06</text:p>
          </table:table-cell>
          <table:table-cell office:value-type="float" office:value="2" calcext:value-type="float">
            <text:p>2</text:p>
          </table:table-cell>
          <table:table-cell office:value-type="float" office:value="0.00281589" calcext:value-type="float">
            <text:p>0,00281589</text:p>
          </table:table-cell>
          <table:table-cell table:style-name="ce1" office:value-type="float" office:value="0.0000096" calcext:value-type="float">
            <text:p>9,6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0]-[.A50])/[.J50]" office:value-type="float" office:value="0.00000355127508529829" calcext:value-type="float">
            <text:p>0,000003551</text:p>
          </table:table-cell>
          <table:table-cell table:formula="of:=ABS([.J50]-[.D50])/[.J50]" office:value-type="float" office:value="0.167016467262571" calcext:value-type="float">
            <text:p>0,167016467262571</text:p>
          </table:table-cell>
          <table:table-cell table:formula="of:=ABS([.J50]-[.G50])/[.J50]" office:value-type="float" office:value="0.166309763520592" calcext:value-type="float">
            <text:p>0,166309763520592</text:p>
          </table:table-cell>
          <table:table-cell table:formula="of:=3*([.N50])+3*([.O50])+3*([.P50])" office:value-type="percentage" office:value="0.999989346174744" calcext:value-type="percentage">
            <text:p>100%</text:p>
          </table:table-cell>
        </table:table-row>
        <table:table-row table:style-name="ro1">
          <table:table-cell office:value-type="float" office:value="0.00279769" calcext:value-type="float">
            <text:p>0,00279769</text:p>
          </table:table-cell>
          <table:table-cell table:style-name="ce1" office:value-type="float" office:value="0.00000954" calcext:value-type="float">
            <text:p>9,54E-06</text:p>
          </table:table-cell>
          <table:table-cell office:value-type="float" office:value="2" calcext:value-type="float">
            <text:p>2</text:p>
          </table:table-cell>
          <table:table-cell office:value-type="float" office:value="0.00233043" calcext:value-type="float">
            <text:p>0,00233043</text:p>
          </table:table-cell>
          <table:table-cell table:style-name="ce1" office:value-type="float" office:value="0.00000901" calcext:value-type="float">
            <text:p>9,01E-06</text:p>
          </table:table-cell>
          <table:table-cell office:value-type="float" office:value="2" calcext:value-type="float">
            <text:p>2</text:p>
          </table:table-cell>
          <table:table-cell office:value-type="float" office:value="0.00233238" calcext:value-type="float">
            <text:p>0,00233238</text:p>
          </table:table-cell>
          <table:table-cell table:style-name="ce1" office:value-type="float" office:value="0.0000084" calcext:value-type="float">
            <text:p>8,40E-06</text:p>
          </table:table-cell>
          <table:table-cell office:value-type="float" office:value="2" calcext:value-type="float">
            <text:p>2</text:p>
          </table:table-cell>
          <table:table-cell office:value-type="float" office:value="0.00279768" calcext:value-type="float">
            <text:p>0,00279768</text:p>
          </table:table-cell>
          <table:table-cell table:style-name="ce1" office:value-type="float" office:value="0.00000955" calcext:value-type="float">
            <text:p>9,5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1]-[.A51])/[.J51]" office:value-type="float" office:value="0.00000357439020900911" calcext:value-type="float">
            <text:p>0,000003574</text:p>
          </table:table-cell>
          <table:table-cell table:formula="of:=ABS([.J51]-[.D51])/[.J51]" office:value-type="float" office:value="0.167013382516943" calcext:value-type="float">
            <text:p>0,167013382516943</text:p>
          </table:table-cell>
          <table:table-cell table:formula="of:=ABS([.J51]-[.G51])/[.J51]" office:value-type="float" office:value="0.166316376426182" calcext:value-type="float">
            <text:p>0,166316376426182</text:p>
          </table:table-cell>
          <table:table-cell table:formula="of:=3*([.N51])+3*([.O51])+3*([.P5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77954" calcext:value-type="float">
            <text:p>0,00277954</text:p>
          </table:table-cell>
          <table:table-cell table:style-name="ce1" office:value-type="float" office:value="0.00000949" calcext:value-type="float">
            <text:p>9,49E-06</text:p>
          </table:table-cell>
          <table:table-cell office:value-type="float" office:value="2" calcext:value-type="float">
            <text:p>2</text:p>
          </table:table-cell>
          <table:table-cell office:value-type="float" office:value="0.00231532" calcext:value-type="float">
            <text:p>0,00231532</text:p>
          </table:table-cell>
          <table:table-cell table:style-name="ce1" office:value-type="float" office:value="0.00000895" calcext:value-type="float">
            <text:p>8,95E-06</text:p>
          </table:table-cell>
          <table:table-cell office:value-type="float" office:value="2" calcext:value-type="float">
            <text:p>2</text:p>
          </table:table-cell>
          <table:table-cell office:value-type="float" office:value="0.00231724" calcext:value-type="float">
            <text:p>0,00231724</text:p>
          </table:table-cell>
          <table:table-cell table:style-name="ce1" office:value-type="float" office:value="0.00000836" calcext:value-type="float">
            <text:p>8,36E-06</text:p>
          </table:table-cell>
          <table:table-cell office:value-type="float" office:value="2" calcext:value-type="float">
            <text:p>2</text:p>
          </table:table-cell>
          <table:table-cell office:value-type="float" office:value="0.00277953" calcext:value-type="float">
            <text:p>0,00277953</text:p>
          </table:table-cell>
          <table:table-cell table:style-name="ce1" office:value-type="float" office:value="0.00000949" calcext:value-type="float">
            <text:p>9,4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2]-[.A52])/[.J52]" office:value-type="float" office:value="0.0000035977305515467" calcext:value-type="float">
            <text:p>0,000003598</text:p>
          </table:table-cell>
          <table:table-cell table:formula="of:=ABS([.J52]-[.D52])/[.J52]" office:value-type="float" office:value="0.167010249934341" calcext:value-type="float">
            <text:p>0,167010249934341</text:p>
          </table:table-cell>
          <table:table-cell table:formula="of:=ABS([.J52]-[.G52])/[.J52]" office:value-type="float" office:value="0.16631948566844" calcext:value-type="float">
            <text:p>0,16631948566844</text:p>
          </table:table-cell>
          <table:table-cell table:formula="of:=3*([.N52])+3*([.O52])+3*([.P5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76157" calcext:value-type="float">
            <text:p>0,00276157</text:p>
          </table:table-cell>
          <table:table-cell table:style-name="ce1" office:value-type="float" office:value="0.00000945" calcext:value-type="float">
            <text:p>9,45E-06</text:p>
          </table:table-cell>
          <table:table-cell office:value-type="float" office:value="2" calcext:value-type="float">
            <text:p>2</text:p>
          </table:table-cell>
          <table:table-cell office:value-type="float" office:value="0.00230036" calcext:value-type="float">
            <text:p>0,00230036</text:p>
          </table:table-cell>
          <table:table-cell table:style-name="ce1" office:value-type="float" office:value="0.00000891" calcext:value-type="float">
            <text:p>8,91E-06</text:p>
          </table:table-cell>
          <table:table-cell office:value-type="float" office:value="2" calcext:value-type="float">
            <text:p>2</text:p>
          </table:table-cell>
          <table:table-cell office:value-type="float" office:value="0.00230225" calcext:value-type="float">
            <text:p>0,00230225</text:p>
          </table:table-cell>
          <table:table-cell table:style-name="ce1" office:value-type="float" office:value="0.00000833" calcext:value-type="float">
            <text:p>8,33E-06</text:p>
          </table:table-cell>
          <table:table-cell office:value-type="float" office:value="2" calcext:value-type="float">
            <text:p>2</text:p>
          </table:table-cell>
          <table:table-cell office:value-type="float" office:value="0.00276156" calcext:value-type="float">
            <text:p>0,00276156</text:p>
          </table:table-cell>
          <table:table-cell table:style-name="ce1" office:value-type="float" office:value="0.00000945" calcext:value-type="float">
            <text:p>9,4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3]-[.A53])/[.J53]" office:value-type="float" office:value="0.00000362114167352533" calcext:value-type="float">
            <text:p>0,000003621</text:p>
          </table:table-cell>
          <table:table-cell table:formula="of:=ABS([.J53]-[.D53])/[.J53]" office:value-type="float" office:value="0.16700705398398" calcext:value-type="float">
            <text:p>0,16700705398398</text:p>
          </table:table-cell>
          <table:table-cell table:formula="of:=ABS([.J53]-[.G53])/[.J53]" office:value-type="float" office:value="0.16632265820768" calcext:value-type="float">
            <text:p>0,16632265820768</text:p>
          </table:table-cell>
          <table:table-cell table:formula="of:=3*([.N53])+3*([.O53])+3*([.P5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74372" calcext:value-type="float">
            <text:p>0,00274372</text:p>
          </table:table-cell>
          <table:table-cell table:style-name="ce1" office:value-type="float" office:value="0.0000094" calcext:value-type="float">
            <text:p>9,40E-06</text:p>
          </table:table-cell>
          <table:table-cell office:value-type="float" office:value="2" calcext:value-type="float">
            <text:p>2</text:p>
          </table:table-cell>
          <table:table-cell office:value-type="float" office:value="0.0022855" calcext:value-type="float">
            <text:p>0,0022855</text:p>
          </table:table-cell>
          <table:table-cell table:style-name="ce1" office:value-type="float" office:value="0.00000886" calcext:value-type="float">
            <text:p>8,86E-06</text:p>
          </table:table-cell>
          <table:table-cell office:value-type="float" office:value="2" calcext:value-type="float">
            <text:p>2</text:p>
          </table:table-cell>
          <table:table-cell office:value-type="float" office:value="0.00228736" calcext:value-type="float">
            <text:p>0,00228736</text:p>
          </table:table-cell>
          <table:table-cell table:style-name="ce1" office:value-type="float" office:value="0.0000083" calcext:value-type="float">
            <text:p>8,30E-06</text:p>
          </table:table-cell>
          <table:table-cell office:value-type="float" office:value="2" calcext:value-type="float">
            <text:p>2</text:p>
          </table:table-cell>
          <table:table-cell office:value-type="float" office:value="0.00274371" calcext:value-type="float">
            <text:p>0,00274371</text:p>
          </table:table-cell>
          <table:table-cell table:style-name="ce1" office:value-type="float" office:value="0.00000941" calcext:value-type="float">
            <text:p>9,4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4]-[.A54])/[.J54]" office:value-type="float" office:value="0.00000364470005938697" calcext:value-type="float">
            <text:p>0,000003645</text:p>
          </table:table-cell>
          <table:table-cell table:formula="of:=ABS([.J54]-[.D54])/[.J54]" office:value-type="float" office:value="0.167003801422162" calcext:value-type="float">
            <text:p>0,167003801422162</text:p>
          </table:table-cell>
          <table:table-cell table:formula="of:=ABS([.J54]-[.G54])/[.J54]" office:value-type="float" office:value="0.166325887211112" calcext:value-type="float">
            <text:p>0,166325887211112</text:p>
          </table:table-cell>
          <table:table-cell table:formula="of:=3*([.N54])+3*([.O54])+3*([.P5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72593" calcext:value-type="float">
            <text:p>0,00272593</text:p>
          </table:table-cell>
          <table:table-cell table:style-name="ce1" office:value-type="float" office:value="0.00000887" calcext:value-type="float">
            <text:p>8,87E-06</text:p>
          </table:table-cell>
          <table:table-cell office:value-type="float" office:value="2" calcext:value-type="float">
            <text:p>2</text:p>
          </table:table-cell>
          <table:table-cell office:value-type="float" office:value="0.00227069" calcext:value-type="float">
            <text:p>0,00227069</text:p>
          </table:table-cell>
          <table:table-cell table:style-name="ce1" office:value-type="float" office:value="0.00000835" calcext:value-type="float">
            <text:p>8,35E-06</text:p>
          </table:table-cell>
          <table:table-cell office:value-type="float" office:value="2" calcext:value-type="float">
            <text:p>2</text:p>
          </table:table-cell>
          <table:table-cell office:value-type="float" office:value="0.00227252" calcext:value-type="float">
            <text:p>0,00227252</text:p>
          </table:table-cell>
          <table:table-cell table:style-name="ce1" office:value-type="float" office:value="0.00000784" calcext:value-type="float">
            <text:p>7,84E-06</text:p>
          </table:table-cell>
          <table:table-cell office:value-type="float" office:value="2" calcext:value-type="float">
            <text:p>2</text:p>
          </table:table-cell>
          <table:table-cell office:value-type="float" office:value="0.00272592" calcext:value-type="float">
            <text:p>0,00272592</text:p>
          </table:table-cell>
          <table:table-cell table:style-name="ce1" office:value-type="float" office:value="0.00000887" calcext:value-type="float">
            <text:p>8,8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5]-[.A55])/[.J55]" office:value-type="float" office:value="0.00000366848623581786" calcext:value-type="float">
            <text:p>0,000003668</text:p>
          </table:table-cell>
          <table:table-cell table:formula="of:=ABS([.J55]-[.D55])/[.J55]" office:value-type="float" office:value="0.167000498914128" calcext:value-type="float">
            <text:p>0,167000498914128</text:p>
          </table:table-cell>
          <table:table-cell table:formula="of:=ABS([.J55]-[.G55])/[.J55]" office:value-type="float" office:value="0.166329165932969" calcext:value-type="float">
            <text:p>0,166329165932969</text:p>
          </table:table-cell>
          <table:table-cell table:formula="of:=3*([.N55])+3*([.O55])+3*([.P5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70829" calcext:value-type="float">
            <text:p>0,00270829</text:p>
          </table:table-cell>
          <table:table-cell table:style-name="ce1" office:value-type="float" office:value="0.00000884" calcext:value-type="float">
            <text:p>8,84E-06</text:p>
          </table:table-cell>
          <table:table-cell office:value-type="float" office:value="2" calcext:value-type="float">
            <text:p>2</text:p>
          </table:table-cell>
          <table:table-cell office:value-type="float" office:value="0.002256" calcext:value-type="float">
            <text:p>0,002256</text:p>
          </table:table-cell>
          <table:table-cell table:style-name="ce1" office:value-type="float" office:value="0.00000832" calcext:value-type="float">
            <text:p>8,32E-06</text:p>
          </table:table-cell>
          <table:table-cell office:value-type="float" office:value="2" calcext:value-type="float">
            <text:p>2</text:p>
          </table:table-cell>
          <table:table-cell office:value-type="float" office:value="0.00225781" calcext:value-type="float">
            <text:p>0,00225781</text:p>
          </table:table-cell>
          <table:table-cell table:style-name="ce1" office:value-type="float" office:value="0.00000782" calcext:value-type="float">
            <text:p>7,82E-06</text:p>
          </table:table-cell>
          <table:table-cell office:value-type="float" office:value="2" calcext:value-type="float">
            <text:p>2</text:p>
          </table:table-cell>
          <table:table-cell office:value-type="float" office:value="0.00270828" calcext:value-type="float">
            <text:p>0,00270828</text:p>
          </table:table-cell>
          <table:table-cell table:style-name="ce1" office:value-type="float" office:value="0.00000885" calcext:value-type="float">
            <text:p>8,8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6]-[.A56])/[.J56]" office:value-type="float" office:value="0.00000369238040377679" calcext:value-type="float">
            <text:p>0,000003692</text:p>
          </table:table-cell>
          <table:table-cell table:formula="of:=ABS([.J56]-[.D56])/[.J56]" office:value-type="float" office:value="0.166998980903008" calcext:value-type="float">
            <text:p>0,166998980903008</text:p>
          </table:table-cell>
          <table:table-cell table:formula="of:=ABS([.J56]-[.G56])/[.J56]" office:value-type="float" office:value="0.166330660049921" calcext:value-type="float">
            <text:p>0,166330660049921</text:p>
          </table:table-cell>
          <table:table-cell table:formula="of:=3*([.N56])+3*([.O56])+3*([.P5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9077" calcext:value-type="float">
            <text:p>0,00269077</text:p>
          </table:table-cell>
          <table:table-cell table:style-name="ce1" office:value-type="float" office:value="0.00000881" calcext:value-type="float">
            <text:p>8,81E-06</text:p>
          </table:table-cell>
          <table:table-cell office:value-type="float" office:value="2" calcext:value-type="float">
            <text:p>2</text:p>
          </table:table-cell>
          <table:table-cell office:value-type="float" office:value="0.00224142" calcext:value-type="float">
            <text:p>0,00224142</text:p>
          </table:table-cell>
          <table:table-cell table:style-name="ce1" office:value-type="float" office:value="0.00000828" calcext:value-type="float">
            <text:p>8,28E-06</text:p>
          </table:table-cell>
          <table:table-cell office:value-type="float" office:value="2" calcext:value-type="float">
            <text:p>2</text:p>
          </table:table-cell>
          <table:table-cell office:value-type="float" office:value="0.00224319" calcext:value-type="float">
            <text:p>0,00224319</text:p>
          </table:table-cell>
          <table:table-cell table:style-name="ce1" office:value-type="float" office:value="0.0000078" calcext:value-type="float">
            <text:p>7,80E-06</text:p>
          </table:table-cell>
          <table:table-cell office:value-type="float" office:value="2" calcext:value-type="float">
            <text:p>2</text:p>
          </table:table-cell>
          <table:table-cell office:value-type="float" office:value="0.00269076" calcext:value-type="float">
            <text:p>0,00269076</text:p>
          </table:table-cell>
          <table:table-cell table:style-name="ce1" office:value-type="float" office:value="0.00000882" calcext:value-type="float">
            <text:p>8,8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7]-[.A57])/[.J57]" office:value-type="float" office:value="0.0000037164221260687" calcext:value-type="float">
            <text:p>0,000003716</text:p>
          </table:table-cell>
          <table:table-cell table:formula="of:=ABS([.J57]-[.D57])/[.J57]" office:value-type="float" office:value="0.166993711813763" calcext:value-type="float">
            <text:p>0,166993711813763</text:p>
          </table:table-cell>
          <table:table-cell table:formula="of:=ABS([.J57]-[.G57])/[.J57]" office:value-type="float" office:value="0.166335905097445" calcext:value-type="float">
            <text:p>0,166335905097445</text:p>
          </table:table-cell>
          <table:table-cell table:formula="of:=3*([.N57])+3*([.O57])+3*([.P5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7334" calcext:value-type="float">
            <text:p>0,00267334</text:p>
          </table:table-cell>
          <table:table-cell table:style-name="ce1" office:value-type="float" office:value="0.00000879" calcext:value-type="float">
            <text:p>8,79E-06</text:p>
          </table:table-cell>
          <table:table-cell office:value-type="float" office:value="2" calcext:value-type="float">
            <text:p>2</text:p>
          </table:table-cell>
          <table:table-cell office:value-type="float" office:value="0.00222691" calcext:value-type="float">
            <text:p>0,00222691</text:p>
          </table:table-cell>
          <table:table-cell table:style-name="ce1" office:value-type="float" office:value="0.00000825" calcext:value-type="float">
            <text:p>8,25E-06</text:p>
          </table:table-cell>
          <table:table-cell office:value-type="float" office:value="2" calcext:value-type="float">
            <text:p>2</text:p>
          </table:table-cell>
          <table:table-cell office:value-type="float" office:value="0.00222865" calcext:value-type="float">
            <text:p>0,00222865</text:p>
          </table:table-cell>
          <table:table-cell table:style-name="ce1" office:value-type="float" office:value="0.00000778" calcext:value-type="float">
            <text:p>7,78E-06</text:p>
          </table:table-cell>
          <table:table-cell office:value-type="float" office:value="2" calcext:value-type="float">
            <text:p>2</text:p>
          </table:table-cell>
          <table:table-cell office:value-type="float" office:value="0.00267333" calcext:value-type="float">
            <text:p>0,00267333</text:p>
          </table:table-cell>
          <table:table-cell table:style-name="ce1" office:value-type="float" office:value="0.00000879" calcext:value-type="float">
            <text:p>8,7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8]-[.A58])/[.J58]" office:value-type="float" office:value="0.00000374065304334829" calcext:value-type="float">
            <text:p>0,000003741</text:p>
          </table:table-cell>
          <table:table-cell table:formula="of:=ABS([.J58]-[.D58])/[.J58]" office:value-type="float" office:value="0.166990233154904" calcext:value-type="float">
            <text:p>0,166990233154904</text:p>
          </table:table-cell>
          <table:table-cell table:formula="of:=ABS([.J58]-[.G58])/[.J58]" office:value-type="float" office:value="0.166339359525386" calcext:value-type="float">
            <text:p>0,166339359525386</text:p>
          </table:table-cell>
          <table:table-cell table:formula="of:=3*([.N58])+3*([.O58])+3*([.P5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5603" calcext:value-type="float">
            <text:p>0,00265603</text:p>
          </table:table-cell>
          <table:table-cell table:style-name="ce1" office:value-type="float" office:value="0.00000877" calcext:value-type="float">
            <text:p>8,77E-06</text:p>
          </table:table-cell>
          <table:table-cell office:value-type="float" office:value="2" calcext:value-type="float">
            <text:p>2</text:p>
          </table:table-cell>
          <table:table-cell office:value-type="float" office:value="0.0022125" calcext:value-type="float">
            <text:p>0,0022125</text:p>
          </table:table-cell>
          <table:table-cell table:style-name="ce1" office:value-type="float" office:value="0.00000823" calcext:value-type="float">
            <text:p>8,23E-06</text:p>
          </table:table-cell>
          <table:table-cell office:value-type="float" office:value="2" calcext:value-type="float">
            <text:p>2</text:p>
          </table:table-cell>
          <table:table-cell office:value-type="float" office:value="0.00221421" calcext:value-type="float">
            <text:p>0,00221421</text:p>
          </table:table-cell>
          <table:table-cell table:style-name="ce1" office:value-type="float" office:value="0.00000778" calcext:value-type="float">
            <text:p>7,78E-06</text:p>
          </table:table-cell>
          <table:table-cell office:value-type="float" office:value="2" calcext:value-type="float">
            <text:p>2</text:p>
          </table:table-cell>
          <table:table-cell office:value-type="float" office:value="0.00265602" calcext:value-type="float">
            <text:p>0,00265602</text:p>
          </table:table-cell>
          <table:table-cell table:style-name="ce1" office:value-type="float" office:value="0.00000877" calcext:value-type="float">
            <text:p>8,7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59]-[.A59])/[.J59]" office:value-type="float" office:value="0.00000376503188996103" calcext:value-type="float">
            <text:p>0,000003765</text:p>
          </table:table-cell>
          <table:table-cell table:formula="of:=ABS([.J59]-[.D59])/[.J59]" office:value-type="float" office:value="0.166986694377301" calcext:value-type="float">
            <text:p>0,166986694377301</text:p>
          </table:table-cell>
          <table:table-cell table:formula="of:=ABS([.J59]-[.G59])/[.J59]" office:value-type="float" office:value="0.166342873924142" calcext:value-type="float">
            <text:p>0,166342873924142</text:p>
          </table:table-cell>
          <table:table-cell table:formula="of:=3*([.N59])+3*([.O59])+3*([.P5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3884" calcext:value-type="float">
            <text:p>0,00263884</text:p>
          </table:table-cell>
          <table:table-cell table:style-name="ce1" office:value-type="float" office:value="0.00000874" calcext:value-type="float">
            <text:p>8,74E-06</text:p>
          </table:table-cell>
          <table:table-cell office:value-type="float" office:value="2" calcext:value-type="float">
            <text:p>2</text:p>
          </table:table-cell>
          <table:table-cell office:value-type="float" office:value="0.00219819" calcext:value-type="float">
            <text:p>0,00219819</text:p>
          </table:table-cell>
          <table:table-cell table:style-name="ce1" office:value-type="float" office:value="0.0000082" calcext:value-type="float">
            <text:p>8,20E-06</text:p>
          </table:table-cell>
          <table:table-cell office:value-type="float" office:value="2" calcext:value-type="float">
            <text:p>2</text:p>
          </table:table-cell>
          <table:table-cell office:value-type="float" office:value="0.00219987" calcext:value-type="float">
            <text:p>0,00219987</text:p>
          </table:table-cell>
          <table:table-cell table:style-name="ce1" office:value-type="float" office:value="0.00000776" calcext:value-type="float">
            <text:p>7,76E-06</text:p>
          </table:table-cell>
          <table:table-cell office:value-type="float" office:value="2" calcext:value-type="float">
            <text:p>2</text:p>
          </table:table-cell>
          <table:table-cell office:value-type="float" office:value="0.00263883" calcext:value-type="float">
            <text:p>0,00263883</text:p>
          </table:table-cell>
          <table:table-cell table:style-name="ce1" office:value-type="float" office:value="0.00000875" calcext:value-type="float">
            <text:p>8,7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0]-[.A60])/[.J60]" office:value-type="float" office:value="0.00000378955825117215" calcext:value-type="float">
            <text:p>0,000003790</text:p>
          </table:table-cell>
          <table:table-cell table:formula="of:=ABS([.J60]-[.D60])/[.J60]" office:value-type="float" office:value="0.166983094780641" calcext:value-type="float">
            <text:p>0,166983094780641</text:p>
          </table:table-cell>
          <table:table-cell table:formula="of:=ABS([.J60]-[.G60])/[.J60]" office:value-type="float" office:value="0.166346448994441" calcext:value-type="float">
            <text:p>0,166346448994441</text:p>
          </table:table-cell>
          <table:table-cell table:formula="of:=3*([.N60])+3*([.O60])+3*([.P6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2174" calcext:value-type="float">
            <text:p>0,00262174</text:p>
          </table:table-cell>
          <table:table-cell table:style-name="ce1" office:value-type="float" office:value="0.00000873" calcext:value-type="float">
            <text:p>8,73E-06</text:p>
          </table:table-cell>
          <table:table-cell office:value-type="float" office:value="2" calcext:value-type="float">
            <text:p>2</text:p>
          </table:table-cell>
          <table:table-cell office:value-type="float" office:value="0.00218395" calcext:value-type="float">
            <text:p>0,00218395</text:p>
          </table:table-cell>
          <table:table-cell table:style-name="ce1" office:value-type="float" office:value="0.00000817" calcext:value-type="float">
            <text:p>8,17E-06</text:p>
          </table:table-cell>
          <table:table-cell office:value-type="float" office:value="2" calcext:value-type="float">
            <text:p>2</text:p>
          </table:table-cell>
          <table:table-cell office:value-type="float" office:value="0.00218561" calcext:value-type="float">
            <text:p>0,00218561</text:p>
          </table:table-cell>
          <table:table-cell table:style-name="ce1" office:value-type="float" office:value="0.00000775" calcext:value-type="float">
            <text:p>7,75E-06</text:p>
          </table:table-cell>
          <table:table-cell office:value-type="float" office:value="2" calcext:value-type="float">
            <text:p>2</text:p>
          </table:table-cell>
          <table:table-cell office:value-type="float" office:value="0.00262173" calcext:value-type="float">
            <text:p>0,00262173</text:p>
          </table:table-cell>
          <table:table-cell table:style-name="ce1" office:value-type="float" office:value="0.00000873" calcext:value-type="float">
            <text:p>8,7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1]-[.A61])/[.J61]" office:value-type="float" office:value="0.00000381427530674044" calcext:value-type="float">
            <text:p>0,000003814</text:p>
          </table:table-cell>
          <table:table-cell table:formula="of:=ABS([.J61]-[.D61])/[.J61]" office:value-type="float" office:value="0.166981344379475" calcext:value-type="float">
            <text:p>0,166981344379475</text:p>
          </table:table-cell>
          <table:table-cell table:formula="of:=ABS([.J61]-[.G61])/[.J61]" office:value-type="float" office:value="0.166348174678552" calcext:value-type="float">
            <text:p>0,166348174678552</text:p>
          </table:table-cell>
          <table:table-cell table:formula="of:=3*([.N61])+3*([.O61])+3*([.P6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60479" calcext:value-type="float">
            <text:p>0,00260479</text:p>
          </table:table-cell>
          <table:table-cell table:style-name="ce1" office:value-type="float" office:value="0.00000871" calcext:value-type="float">
            <text:p>8,71E-06</text:p>
          </table:table-cell>
          <table:table-cell office:value-type="float" office:value="2" calcext:value-type="float">
            <text:p>2</text:p>
          </table:table-cell>
          <table:table-cell office:value-type="float" office:value="0.00216984" calcext:value-type="float">
            <text:p>0,00216984</text:p>
          </table:table-cell>
          <table:table-cell table:style-name="ce1" office:value-type="float" office:value="0.00000815" calcext:value-type="float">
            <text:p>8,15E-06</text:p>
          </table:table-cell>
          <table:table-cell office:value-type="float" office:value="2" calcext:value-type="float">
            <text:p>2</text:p>
          </table:table-cell>
          <table:table-cell office:value-type="float" office:value="0.00217147" calcext:value-type="float">
            <text:p>0,00217147</text:p>
          </table:table-cell>
          <table:table-cell table:style-name="ce1" office:value-type="float" office:value="0.00000774" calcext:value-type="float">
            <text:p>7,74E-06</text:p>
          </table:table-cell>
          <table:table-cell office:value-type="float" office:value="2" calcext:value-type="float">
            <text:p>2</text:p>
          </table:table-cell>
          <table:table-cell office:value-type="float" office:value="0.00260478" calcext:value-type="float">
            <text:p>0,00260478</text:p>
          </table:table-cell>
          <table:table-cell table:style-name="ce1" office:value-type="float" office:value="0.00000871" calcext:value-type="float">
            <text:p>8,7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2]-[.A62])/[.J62]" office:value-type="float" office:value="0.00000383909581613058" calcext:value-type="float">
            <text:p>0,000003839</text:p>
          </table:table-cell>
          <table:table-cell table:formula="of:=ABS([.J62]-[.D62])/[.J62]" office:value-type="float" office:value="0.166977633427775" calcext:value-type="float">
            <text:p>0,166977633427775</text:p>
          </table:table-cell>
          <table:table-cell table:formula="of:=ABS([.J62]-[.G62])/[.J62]" office:value-type="float" office:value="0.166351860809742" calcext:value-type="float">
            <text:p>0,166351860809742</text:p>
          </table:table-cell>
          <table:table-cell table:formula="of:=3*([.N62])+3*([.O62])+3*([.P6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8793" calcext:value-type="float">
            <text:p>0,00258793</text:p>
          </table:table-cell>
          <table:table-cell table:style-name="ce1"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 office:value-type="float" office:value="0.0021558" calcext:value-type="float">
            <text:p>0,0021558</text:p>
          </table:table-cell>
          <table:table-cell table:style-name="ce1" office:value-type="float" office:value="0.00000813" calcext:value-type="float">
            <text:p>8,13E-06</text:p>
          </table:table-cell>
          <table:table-cell office:value-type="float" office:value="2" calcext:value-type="float">
            <text:p>2</text:p>
          </table:table-cell>
          <table:table-cell office:value-type="float" office:value="0.00215741" calcext:value-type="float">
            <text:p>0,00215741</text:p>
          </table:table-cell>
          <table:table-cell table:style-name="ce1" office:value-type="float" office:value="0.00000773" calcext:value-type="float">
            <text:p>7,73E-06</text:p>
          </table:table-cell>
          <table:table-cell office:value-type="float" office:value="2" calcext:value-type="float">
            <text:p>2</text:p>
          </table:table-cell>
          <table:table-cell office:value-type="float" office:value="0.00258792" calcext:value-type="float">
            <text:p>0,00258792</text:p>
          </table:table-cell>
          <table:table-cell table:style-name="ce1"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3]-[.A63])/[.J63]" office:value-type="float" office:value="0.00000386410708211251" calcext:value-type="float">
            <text:p>0,000003864</text:p>
          </table:table-cell>
          <table:table-cell table:formula="of:=ABS([.J63]-[.D63])/[.J63]" office:value-type="float" office:value="0.166975795233238" calcext:value-type="float">
            <text:p>0,166975795233238</text:p>
          </table:table-cell>
          <table:table-cell table:formula="of:=ABS([.J63]-[.G63])/[.J63]" office:value-type="float" office:value="0.166353673993014" calcext:value-type="float">
            <text:p>0,166353673993014</text:p>
          </table:table-cell>
          <table:table-cell table:formula="of:=3*([.N63])+3*([.O63])+3*([.P6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7116" calcext:value-type="float">
            <text:p>0,00257116</text:p>
          </table:table-cell>
          <table:table-cell table:style-name="ce1"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 office:value-type="float" office:value="0.00214184" calcext:value-type="float">
            <text:p>0,00214184</text:p>
          </table:table-cell>
          <table:table-cell table:style-name="ce1" office:value-type="float" office:value="0.00000812" calcext:value-type="float">
            <text:p>8,12E-06</text:p>
          </table:table-cell>
          <table:table-cell office:value-type="float" office:value="2" calcext:value-type="float">
            <text:p>2</text:p>
          </table:table-cell>
          <table:table-cell office:value-type="float" office:value="0.00214342" calcext:value-type="float">
            <text:p>0,00214342</text:p>
          </table:table-cell>
          <table:table-cell table:style-name="ce1" office:value-type="float" office:value="0.00000774" calcext:value-type="float">
            <text:p>7,74E-06</text:p>
          </table:table-cell>
          <table:table-cell office:value-type="float" office:value="2" calcext:value-type="float">
            <text:p>2</text:p>
          </table:table-cell>
          <table:table-cell office:value-type="float" office:value="0.00257115" calcext:value-type="float">
            <text:p>0,00257115</text:p>
          </table:table-cell>
          <table:table-cell table:style-name="ce1"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4]-[.A64])/[.J64]" office:value-type="float" office:value="0.00000388931023080747" calcext:value-type="float">
            <text:p>0,000003889</text:p>
          </table:table-cell>
          <table:table-cell table:formula="of:=ABS([.J64]-[.D64])/[.J64]" office:value-type="float" office:value="0.166971977519787" calcext:value-type="float">
            <text:p>0,166971977519787</text:p>
          </table:table-cell>
          <table:table-cell table:formula="of:=ABS([.J64]-[.G64])/[.J64]" office:value-type="float" office:value="0.166357466503316" calcext:value-type="float">
            <text:p>0,166357466503316</text:p>
          </table:table-cell>
          <table:table-cell table:formula="of:=3*([.N64])+3*([.O64])+3*([.P6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5454" calcext:value-type="float">
            <text:p>0,00255454</text:p>
          </table:table-cell>
          <table:table-cell table:style-name="ce1" office:value-type="float" office:value="0.00000867" calcext:value-type="float">
            <text:p>8,67E-06</text:p>
          </table:table-cell>
          <table:table-cell office:value-type="float" office:value="2" calcext:value-type="float">
            <text:p>2</text:p>
          </table:table-cell>
          <table:table-cell office:value-type="float" office:value="0.002128" calcext:value-type="float">
            <text:p>0,002128</text:p>
          </table:table-cell>
          <table:table-cell table:style-name="ce1" office:value-type="float" office:value="0.00000809" calcext:value-type="float">
            <text:p>8,09E-06</text:p>
          </table:table-cell>
          <table:table-cell office:value-type="float" office:value="2" calcext:value-type="float">
            <text:p>2</text:p>
          </table:table-cell>
          <table:table-cell office:value-type="float" office:value="0.00212956" calcext:value-type="float">
            <text:p>0,00212956</text:p>
          </table:table-cell>
          <table:table-cell table:style-name="ce1" office:value-type="float" office:value="0.00000773" calcext:value-type="float">
            <text:p>7,73E-06</text:p>
          </table:table-cell>
          <table:table-cell office:value-type="float" office:value="2" calcext:value-type="float">
            <text:p>2</text:p>
          </table:table-cell>
          <table:table-cell office:value-type="float" office:value="0.00255453" calcext:value-type="float">
            <text:p>0,00255453</text:p>
          </table:table-cell>
          <table:table-cell table:style-name="ce1" office:value-type="float" office:value="0.00000867" calcext:value-type="float">
            <text:p>8,6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5]-[.A65])/[.J65]" office:value-type="float" office:value="0.00000391461443002846" calcext:value-type="float">
            <text:p>0,000003915</text:p>
          </table:table-cell>
          <table:table-cell table:formula="of:=ABS([.J65]-[.D65])/[.J65]" office:value-type="float" office:value="0.166970049284996" calcext:value-type="float">
            <text:p>0,166970049284996</text:p>
          </table:table-cell>
          <table:table-cell table:formula="of:=ABS([.J65]-[.G65])/[.J65]" office:value-type="float" office:value="0.166359369433908" calcext:value-type="float">
            <text:p>0,166359369433908</text:p>
          </table:table-cell>
          <table:table-cell table:formula="of:=3*([.N65])+3*([.O65])+3*([.P6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3801" calcext:value-type="float">
            <text:p>0,00253801</text:p>
          </table:table-cell>
          <table:table-cell table:style-name="ce1" office:value-type="float" office:value="0.00000866" calcext:value-type="float">
            <text:p>8,66E-06</text:p>
          </table:table-cell>
          <table:table-cell office:value-type="float" office:value="2" calcext:value-type="float">
            <text:p>2</text:p>
          </table:table-cell>
          <table:table-cell office:value-type="float" office:value="0.00211424" calcext:value-type="float">
            <text:p>0,00211424</text:p>
          </table:table-cell>
          <table:table-cell table:style-name="ce1" office:value-type="float" office:value="0.00000808" calcext:value-type="float">
            <text:p>8,08E-06</text:p>
          </table:table-cell>
          <table:table-cell office:value-type="float" office:value="2" calcext:value-type="float">
            <text:p>2</text:p>
          </table:table-cell>
          <table:table-cell office:value-type="float" office:value="0.00211577" calcext:value-type="float">
            <text:p>0,00211577</text:p>
          </table:table-cell>
          <table:table-cell table:style-name="ce1" office:value-type="float" office:value="0.00000772" calcext:value-type="float">
            <text:p>7,72E-06</text:p>
          </table:table-cell>
          <table:table-cell office:value-type="float" office:value="2" calcext:value-type="float">
            <text:p>2</text:p>
          </table:table-cell>
          <table:table-cell office:value-type="float" office:value="0.002538" calcext:value-type="float">
            <text:p>0,002538</text:p>
          </table:table-cell>
          <table:table-cell table:style-name="ce1" office:value-type="float" office:value="0.00000866" calcext:value-type="float">
            <text:p>8,6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6]-[.A66])/[.J66]" office:value-type="float" office:value="0.00000394011032306565" calcext:value-type="float">
            <text:p>0,000003940</text:p>
          </table:table-cell>
          <table:table-cell table:formula="of:=ABS([.J66]-[.D66])/[.J66]" office:value-type="float" office:value="0.166966115051221" calcext:value-type="float">
            <text:p>0,166966115051221</text:p>
          </table:table-cell>
          <table:table-cell table:formula="of:=ABS([.J66]-[.G66])/[.J66]" office:value-type="float" office:value="0.166363278171789" calcext:value-type="float">
            <text:p>0,166363278171789</text:p>
          </table:table-cell>
          <table:table-cell table:formula="of:=3*([.N66])+3*([.O66])+3*([.P6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216" calcext:value-type="float">
            <text:p>0,0025216</text:p>
          </table:table-cell>
          <table:table-cell table:style-name="ce1" office:value-type="float" office:value="0.00000865" calcext:value-type="float">
            <text:p>8,65E-06</text:p>
          </table:table-cell>
          <table:table-cell office:value-type="float" office:value="2" calcext:value-type="float">
            <text:p>2</text:p>
          </table:table-cell>
          <table:table-cell office:value-type="float" office:value="0.00210058" calcext:value-type="float">
            <text:p>0,00210058</text:p>
          </table:table-cell>
          <table:table-cell table:style-name="ce1" office:value-type="float" office:value="0.00000806" calcext:value-type="float">
            <text:p>8,06E-06</text:p>
          </table:table-cell>
          <table:table-cell office:value-type="float" office:value="2" calcext:value-type="float">
            <text:p>2</text:p>
          </table:table-cell>
          <table:table-cell office:value-type="float" office:value="0.00210208" calcext:value-type="float">
            <text:p>0,00210208</text:p>
          </table:table-cell>
          <table:table-cell table:style-name="ce1" office:value-type="float" office:value="0.00000772" calcext:value-type="float">
            <text:p>7,72E-06</text:p>
          </table:table-cell>
          <table:table-cell office:value-type="float" office:value="2" calcext:value-type="float">
            <text:p>2</text:p>
          </table:table-cell>
          <table:table-cell office:value-type="float" office:value="0.00252159" calcext:value-type="float">
            <text:p>0,00252159</text:p>
          </table:table-cell>
          <table:table-cell table:style-name="ce1" office:value-type="float" office:value="0.00000865" calcext:value-type="float">
            <text:p>8,6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7]-[.A67])/[.J67]" office:value-type="float" office:value="0.0000039657517677103" calcext:value-type="float">
            <text:p>0,000003966</text:p>
          </table:table-cell>
          <table:table-cell table:formula="of:=ABS([.J67]-[.D67])/[.J67]" office:value-type="float" office:value="0.166962115173363" calcext:value-type="float">
            <text:p>0,166962115173363</text:p>
          </table:table-cell>
          <table:table-cell table:formula="of:=ABS([.J67]-[.G67])/[.J67]" office:value-type="float" office:value="0.166367252408203" calcext:value-type="float">
            <text:p>0,166367252408203</text:p>
          </table:table-cell>
          <table:table-cell table:formula="of:=3*([.N67])+3*([.O67])+3*([.P6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50525" calcext:value-type="float">
            <text:p>0,00250525</text:p>
          </table:table-cell>
          <table:table-cell table:style-name="ce1" office:value-type="float" office:value="0.00000863" calcext:value-type="float">
            <text:p>8,63E-06</text:p>
          </table:table-cell>
          <table:table-cell office:value-type="float" office:value="2" calcext:value-type="float">
            <text:p>2</text:p>
          </table:table-cell>
          <table:table-cell office:value-type="float" office:value="0.00208697" calcext:value-type="float">
            <text:p>0,00208697</text:p>
          </table:table-cell>
          <table:table-cell table:style-name="ce1" office:value-type="float" office:value="0.00000804" calcext:value-type="float">
            <text:p>8,04E-06</text:p>
          </table:table-cell>
          <table:table-cell office:value-type="float" office:value="2" calcext:value-type="float">
            <text:p>2</text:p>
          </table:table-cell>
          <table:table-cell office:value-type="float" office:value="0.00208844" calcext:value-type="float">
            <text:p>0,00208844</text:p>
          </table:table-cell>
          <table:table-cell table:style-name="ce1" office:value-type="float" office:value="0.00000771" calcext:value-type="float">
            <text:p>7,71E-06</text:p>
          </table:table-cell>
          <table:table-cell office:value-type="float" office:value="2" calcext:value-type="float">
            <text:p>2</text:p>
          </table:table-cell>
          <table:table-cell office:value-type="float" office:value="0.00250524" calcext:value-type="float">
            <text:p>0,00250524</text:p>
          </table:table-cell>
          <table:table-cell table:style-name="ce1" office:value-type="float" office:value="0.00000863" calcext:value-type="float">
            <text:p>8,6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8]-[.A68])/[.J68]" office:value-type="float" office:value="0.00000399163353608461" calcext:value-type="float">
            <text:p>0,000003992</text:p>
          </table:table-cell>
          <table:table-cell table:formula="of:=ABS([.J68]-[.D68])/[.J68]" office:value-type="float" office:value="0.166958055914803" calcext:value-type="float">
            <text:p>0,166958055914803</text:p>
          </table:table-cell>
          <table:table-cell table:formula="of:=ABS([.J68]-[.G68])/[.J68]" office:value-type="float" office:value="0.166371285784995" calcext:value-type="float">
            <text:p>0,166371285784995</text:p>
          </table:table-cell>
          <table:table-cell table:formula="of:=3*([.N68])+3*([.O68])+3*([.P6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48905" calcext:value-type="float">
            <text:p>0,00248905</text:p>
          </table:table-cell>
          <table:table-cell table:style-name="ce1" office:value-type="float" office:value="0.00000862" calcext:value-type="float">
            <text:p>8,62E-06</text:p>
          </table:table-cell>
          <table:table-cell office:value-type="float" office:value="2" calcext:value-type="float">
            <text:p>2</text:p>
          </table:table-cell>
          <table:table-cell office:value-type="float" office:value="0.00207348" calcext:value-type="float">
            <text:p>0,00207348</text:p>
          </table:table-cell>
          <table:table-cell table:style-name="ce1" office:value-type="float" office:value="0.00000803" calcext:value-type="float">
            <text:p>8,03E-06</text:p>
          </table:table-cell>
          <table:table-cell office:value-type="float" office:value="2" calcext:value-type="float">
            <text:p>2</text:p>
          </table:table-cell>
          <table:table-cell office:value-type="float" office:value="0.00207493" calcext:value-type="float">
            <text:p>0,00207493</text:p>
          </table:table-cell>
          <table:table-cell table:style-name="ce1" office:value-type="float" office:value="0.00000771" calcext:value-type="float">
            <text:p>7,71E-06</text:p>
          </table:table-cell>
          <table:table-cell office:value-type="float" office:value="2" calcext:value-type="float">
            <text:p>2</text:p>
          </table:table-cell>
          <table:table-cell office:value-type="float" office:value="0.00248904" calcext:value-type="float">
            <text:p>0,00248904</text:p>
          </table:table-cell>
          <table:table-cell table:style-name="ce1" office:value-type="float" office:value="0.00000862" calcext:value-type="float">
            <text:p>8,6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69]-[.A69])/[.J69]" office:value-type="float" office:value="0.00000401761321631658" calcext:value-type="float">
            <text:p>0,000004018</text:p>
          </table:table-cell>
          <table:table-cell table:formula="of:=ABS([.J69]-[.D69])/[.J69]" office:value-type="float" office:value="0.166955934818243" calcext:value-type="float">
            <text:p>0,166955934818243</text:p>
          </table:table-cell>
          <table:table-cell table:formula="of:=ABS([.J69]-[.G69])/[.J69]" office:value-type="float" office:value="0.166373380901874" calcext:value-type="float">
            <text:p>0,166373380901874</text:p>
          </table:table-cell>
          <table:table-cell table:formula="of:=3*([.N69])+3*([.O69])+3*([.P6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47294" calcext:value-type="float">
            <text:p>0,00247294</text:p>
          </table:table-cell>
          <table:table-cell table:style-name="ce1" office:value-type="float" office:value="0.00000861" calcext:value-type="float">
            <text:p>8,61E-06</text:p>
          </table:table-cell>
          <table:table-cell office:value-type="float" office:value="2" calcext:value-type="float">
            <text:p>2</text:p>
          </table:table-cell>
          <table:table-cell office:value-type="float" office:value="0.00206007" calcext:value-type="float">
            <text:p>0,00206007</text:p>
          </table:table-cell>
          <table:table-cell table:style-name="ce1" office:value-type="float" office:value="0.00000801" calcext:value-type="float">
            <text:p>8,01E-06</text:p>
          </table:table-cell>
          <table:table-cell office:value-type="float" office:value="2" calcext:value-type="float">
            <text:p>2</text:p>
          </table:table-cell>
          <table:table-cell office:value-type="float" office:value="0.00206149" calcext:value-type="float">
            <text:p>0,00206149</text:p>
          </table:table-cell>
          <table:table-cell table:style-name="ce1" office:value-type="float" office:value="0.00000771" calcext:value-type="float">
            <text:p>7,71E-06</text:p>
          </table:table-cell>
          <table:table-cell office:value-type="float" office:value="2" calcext:value-type="float">
            <text:p>2</text:p>
          </table:table-cell>
          <table:table-cell office:value-type="float" office:value="0.00247293" calcext:value-type="float">
            <text:p>0,00247293</text:p>
          </table:table-cell>
          <table:table-cell table:style-name="ce1" office:value-type="float" office:value="0.00000861" calcext:value-type="float">
            <text:p>8,6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0]-[.A70])/[.J70]" office:value-type="float" office:value="0.00000404378611604073" calcext:value-type="float">
            <text:p>0,000004044</text:p>
          </table:table-cell>
          <table:table-cell table:formula="of:=ABS([.J70]-[.D70])/[.J70]" office:value-type="float" office:value="0.166951753587849" calcext:value-type="float">
            <text:p>0,166951753587849</text:p>
          </table:table-cell>
          <table:table-cell table:formula="of:=ABS([.J70]-[.G70])/[.J70]" office:value-type="float" office:value="0.166377535959368" calcext:value-type="float">
            <text:p>0,166377535959368</text:p>
          </table:table-cell>
          <table:table-cell table:formula="of:=3*([.N70])+3*([.O70])+3*([.P7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45691" calcext:value-type="float">
            <text:p>0,00245691</text:p>
          </table:table-cell>
          <table:table-cell table:style-name="ce1" office:value-type="float" office:value="0.0000086" calcext:value-type="float">
            <text:p>8,60E-06</text:p>
          </table:table-cell>
          <table:table-cell office:value-type="float" office:value="2" calcext:value-type="float">
            <text:p>2</text:p>
          </table:table-cell>
          <table:table-cell office:value-type="float" office:value="0.00204673" calcext:value-type="float">
            <text:p>0,00204673</text:p>
          </table:table-cell>
          <table:table-cell table:style-name="ce1" office:value-type="float" office:value="0.00000799" calcext:value-type="float">
            <text:p>7,99E-06</text:p>
          </table:table-cell>
          <table:table-cell office:value-type="float" office:value="2" calcext:value-type="float">
            <text:p>2</text:p>
          </table:table-cell>
          <table:table-cell office:value-type="float" office:value="0.00204813" calcext:value-type="float">
            <text:p>0,00204813</text:p>
          </table:table-cell>
          <table:table-cell table:style-name="ce1" office:value-type="float" office:value="0.0000077" calcext:value-type="float">
            <text:p>7,70E-06</text:p>
          </table:table-cell>
          <table:table-cell office:value-type="float" office:value="2" calcext:value-type="float">
            <text:p>2</text:p>
          </table:table-cell>
          <table:table-cell office:value-type="float" office:value="0.00245691" calcext:value-type="float">
            <text:p>0,00245691</text:p>
          </table:table-cell>
          <table:table-cell table:style-name="ce1" office:value-type="float" office:value="0.0000086" calcext:value-type="float">
            <text:p>8,6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1]-[.A71])/[.J71]" office:value-type="float" office:value="0" calcext:value-type="float">
            <text:p>0,000000000</text:p>
          </table:table-cell>
          <table:table-cell table:formula="of:=ABS([.J71]-[.D71])/[.J71]" office:value-type="float" office:value="0.166949542311277" calcext:value-type="float">
            <text:p>0,166949542311277</text:p>
          </table:table-cell>
          <table:table-cell table:formula="of:=ABS([.J71]-[.G71])/[.J71]" office:value-type="float" office:value="0.166379720868896" calcext:value-type="float">
            <text:p>0,166379720868896</text:p>
          </table:table-cell>
          <table:table-cell table:formula="of:=3*([.N71])+3*([.O71])+3*([.P71])" office:value-type="percentage" office:value="0.99998778954052" calcext:value-type="percentage">
            <text:p>100%</text:p>
          </table:table-cell>
        </table:table-row>
        <table:table-row table:style-name="ro1">
          <table:table-cell office:value-type="float" office:value="0.00244101" calcext:value-type="float">
            <text:p>0,00244101</text:p>
          </table:table-cell>
          <table:table-cell table:style-name="ce1" office:value-type="float" office:value="0.00000859" calcext:value-type="float">
            <text:p>8,59E-06</text:p>
          </table:table-cell>
          <table:table-cell office:value-type="float" office:value="2" calcext:value-type="float">
            <text:p>2</text:p>
          </table:table-cell>
          <table:table-cell office:value-type="float" office:value="0.00203348" calcext:value-type="float">
            <text:p>0,00203348</text:p>
          </table:table-cell>
          <table:table-cell table:style-name="ce1" office:value-type="float" office:value="0.00000798" calcext:value-type="float">
            <text:p>7,98E-06</text:p>
          </table:table-cell>
          <table:table-cell office:value-type="float" office:value="2" calcext:value-type="float">
            <text:p>2</text:p>
          </table:table-cell>
          <table:table-cell office:value-type="float" office:value="0.00203487" calcext:value-type="float">
            <text:p>0,00203487</text:p>
          </table:table-cell>
          <table:table-cell table:style-name="ce1"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 office:value-type="float" office:value="0.00244101" calcext:value-type="float">
            <text:p>0,00244101</text:p>
          </table:table-cell>
          <table:table-cell table:style-name="ce1" office:value-type="float" office:value="0.00000859" calcext:value-type="float">
            <text:p>8,5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2]-[.A72])/[.J72]" office:value-type="float" office:value="0" calcext:value-type="float">
            <text:p>0,000000000</text:p>
          </table:table-cell>
          <table:table-cell table:formula="of:=ABS([.J72]-[.D72])/[.J72]" office:value-type="float" office:value="0.166951384877571" calcext:value-type="float">
            <text:p>0,166951384877571</text:p>
          </table:table-cell>
          <table:table-cell table:formula="of:=ABS([.J72]-[.G72])/[.J72]" office:value-type="float" office:value="0.166381948455762" calcext:value-type="float">
            <text:p>0,166381948455762</text:p>
          </table:table-cell>
          <table:table-cell table:formula="of:=3*([.N72])+3*([.O72])+3*([.P7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4252" calcext:value-type="float">
            <text:p>0,0024252</text:p>
          </table:table-cell>
          <table:table-cell table:style-name="ce1" office:value-type="float" office:value="0.00000858" calcext:value-type="float">
            <text:p>8,58E-06</text:p>
          </table:table-cell>
          <table:table-cell office:value-type="float" office:value="2" calcext:value-type="float">
            <text:p>2</text:p>
          </table:table-cell>
          <table:table-cell office:value-type="float" office:value="0.00202032" calcext:value-type="float">
            <text:p>0,00202032</text:p>
          </table:table-cell>
          <table:table-cell table:style-name="ce1" office:value-type="float" office:value="0.00000797" calcext:value-type="float">
            <text:p>7,97E-06</text:p>
          </table:table-cell>
          <table:table-cell office:value-type="float" office:value="2" calcext:value-type="float">
            <text:p>2</text:p>
          </table:table-cell>
          <table:table-cell office:value-type="float" office:value="0.00202168" calcext:value-type="float">
            <text:p>0,00202168</text:p>
          </table:table-cell>
          <table:table-cell table:style-name="ce1"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 office:value-type="float" office:value="0.0024252" calcext:value-type="float">
            <text:p>0,0024252</text:p>
          </table:table-cell>
          <table:table-cell table:style-name="ce1" office:value-type="float" office:value="0.00000858" calcext:value-type="float">
            <text:p>8,5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3]-[.A73])/[.J73]" office:value-type="float" office:value="0" calcext:value-type="float">
            <text:p>0,000000000</text:p>
          </table:table-cell>
          <table:table-cell table:formula="of:=ABS([.J73]-[.D73])/[.J73]" office:value-type="float" office:value="0.166947055912915" calcext:value-type="float">
            <text:p>0,166947055912915</text:p>
          </table:table-cell>
          <table:table-cell table:formula="of:=ABS([.J73]-[.G73])/[.J73]" office:value-type="float" office:value="0.166386277420419" calcext:value-type="float">
            <text:p>0,166386277420419</text:p>
          </table:table-cell>
          <table:table-cell table:formula="of:=3*([.N73])+3*([.O73])+3*([.P7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40951" calcext:value-type="float">
            <text:p>0,00240951</text:p>
          </table:table-cell>
          <table:table-cell table:style-name="ce1" office:value-type="float" office:value="0.00000856" calcext:value-type="float">
            <text:p>8,56E-06</text:p>
          </table:table-cell>
          <table:table-cell office:value-type="float" office:value="2" calcext:value-type="float">
            <text:p>2</text:p>
          </table:table-cell>
          <table:table-cell office:value-type="float" office:value="0.00200726" calcext:value-type="float">
            <text:p>0,00200726</text:p>
          </table:table-cell>
          <table:table-cell table:style-name="ce1" office:value-type="float" office:value="0.00000795" calcext:value-type="float">
            <text:p>7,95E-06</text:p>
          </table:table-cell>
          <table:table-cell office:value-type="float" office:value="2" calcext:value-type="float">
            <text:p>2</text:p>
          </table:table-cell>
          <table:table-cell office:value-type="float" office:value="0.00200859" calcext:value-type="float">
            <text:p>0,00200859</text:p>
          </table:table-cell>
          <table:table-cell table:style-name="ce1" office:value-type="float" office:value="0.00000768" calcext:value-type="float">
            <text:p>7,68E-06</text:p>
          </table:table-cell>
          <table:table-cell office:value-type="float" office:value="2" calcext:value-type="float">
            <text:p>2</text:p>
          </table:table-cell>
          <table:table-cell office:value-type="float" office:value="0.00240951" calcext:value-type="float">
            <text:p>0,00240951</text:p>
          </table:table-cell>
          <table:table-cell table:style-name="ce1" office:value-type="float" office:value="0.00000857" calcext:value-type="float">
            <text:p>8,5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4]-[.A74])/[.J74]" office:value-type="float" office:value="0" calcext:value-type="float">
            <text:p>0,000000000</text:p>
          </table:table-cell>
          <table:table-cell table:formula="of:=ABS([.J74]-[.D74])/[.J74]" office:value-type="float" office:value="0.166942656390719" calcext:value-type="float">
            <text:p>0,166942656390719</text:p>
          </table:table-cell>
          <table:table-cell table:formula="of:=ABS([.J74]-[.G74])/[.J74]" office:value-type="float" office:value="0.166390676942615" calcext:value-type="float">
            <text:p>0,166390676942615</text:p>
          </table:table-cell>
          <table:table-cell table:formula="of:=3*([.N74])+3*([.O74])+3*([.P7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9391" calcext:value-type="float">
            <text:p>0,00239391</text:p>
          </table:table-cell>
          <table:table-cell table:style-name="ce1" office:value-type="float" office:value="0.00000856" calcext:value-type="float">
            <text:p>8,56E-06</text:p>
          </table:table-cell>
          <table:table-cell office:value-type="float" office:value="2" calcext:value-type="float">
            <text:p>2</text:p>
          </table:table-cell>
          <table:table-cell office:value-type="float" office:value="0.00199427" calcext:value-type="float">
            <text:p>0,00199427</text:p>
          </table:table-cell>
          <table:table-cell table:style-name="ce1" office:value-type="float" office:value="0.00000794" calcext:value-type="float">
            <text:p>7,94E-06</text:p>
          </table:table-cell>
          <table:table-cell office:value-type="float" office:value="2" calcext:value-type="float">
            <text:p>2</text:p>
          </table:table-cell>
          <table:table-cell office:value-type="float" office:value="0.00199558" calcext:value-type="float">
            <text:p>0,00199558</text:p>
          </table:table-cell>
          <table:table-cell table:style-name="ce1" office:value-type="float" office:value="0.00000768" calcext:value-type="float">
            <text:p>7,68E-06</text:p>
          </table:table-cell>
          <table:table-cell office:value-type="float" office:value="2" calcext:value-type="float">
            <text:p>2</text:p>
          </table:table-cell>
          <table:table-cell office:value-type="float" office:value="0.00239391" calcext:value-type="float">
            <text:p>0,00239391</text:p>
          </table:table-cell>
          <table:table-cell table:style-name="ce1" office:value-type="float" office:value="0.00000856" calcext:value-type="float">
            <text:p>8,5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5]-[.A75])/[.J75]" office:value-type="float" office:value="0" calcext:value-type="float">
            <text:p>0,000000000</text:p>
          </table:table-cell>
          <table:table-cell table:formula="of:=ABS([.J75]-[.D75])/[.J75]" office:value-type="float" office:value="0.16694027762113" calcext:value-type="float">
            <text:p>0,16694027762113</text:p>
          </table:table-cell>
          <table:table-cell table:formula="of:=ABS([.J75]-[.G75])/[.J75]" office:value-type="float" office:value="0.166393055712203" calcext:value-type="float">
            <text:p>0,166393055712203</text:p>
          </table:table-cell>
          <table:table-cell table:formula="of:=3*([.N75])+3*([.O75])+3*([.P7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7843" calcext:value-type="float">
            <text:p>0,00237843</text:p>
          </table:table-cell>
          <table:table-cell table:style-name="ce1" office:value-type="float" office:value="0.00000855" calcext:value-type="float">
            <text:p>8,55E-06</text:p>
          </table:table-cell>
          <table:table-cell office:value-type="float" office:value="2" calcext:value-type="float">
            <text:p>2</text:p>
          </table:table-cell>
          <table:table-cell office:value-type="float" office:value="0.00198138" calcext:value-type="float">
            <text:p>0,00198138</text:p>
          </table:table-cell>
          <table:table-cell table:style-name="ce1" office:value-type="float" office:value="0.00000792" calcext:value-type="float">
            <text:p>7,92E-06</text:p>
          </table:table-cell>
          <table:table-cell office:value-type="float" office:value="2" calcext:value-type="float">
            <text:p>2</text:p>
          </table:table-cell>
          <table:table-cell office:value-type="float" office:value="0.00198267" calcext:value-type="float">
            <text:p>0,00198267</text:p>
          </table:table-cell>
          <table:table-cell table:style-name="ce1" office:value-type="float" office:value="0.00000768" calcext:value-type="float">
            <text:p>7,68E-06</text:p>
          </table:table-cell>
          <table:table-cell office:value-type="float" office:value="2" calcext:value-type="float">
            <text:p>2</text:p>
          </table:table-cell>
          <table:table-cell office:value-type="float" office:value="0.00237843" calcext:value-type="float">
            <text:p>0,00237843</text:p>
          </table:table-cell>
          <table:table-cell table:style-name="ce1" office:value-type="float" office:value="0.00000855" calcext:value-type="float">
            <text:p>8,5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6]-[.A76])/[.J76]" office:value-type="float" office:value="0" calcext:value-type="float">
            <text:p>0,000000000</text:p>
          </table:table-cell>
          <table:table-cell table:formula="of:=ABS([.J76]-[.D76])/[.J76]" office:value-type="float" office:value="0.166937853962488" calcext:value-type="float">
            <text:p>0,166937853962488</text:p>
          </table:table-cell>
          <table:table-cell table:formula="of:=ABS([.J76]-[.G76])/[.J76]" office:value-type="float" office:value="0.166395479370845" calcext:value-type="float">
            <text:p>0,166395479370845</text:p>
          </table:table-cell>
          <table:table-cell table:formula="of:=3*([.N76])+3*([.O76])+3*([.P7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6304" calcext:value-type="float">
            <text:p>0,00236304</text:p>
          </table:table-cell>
          <table:table-cell table:style-name="ce1" office:value-type="float" office:value="0.00000835" calcext:value-type="float">
            <text:p>8,35E-06</text:p>
          </table:table-cell>
          <table:table-cell office:value-type="float" office:value="2" calcext:value-type="float">
            <text:p>2</text:p>
          </table:table-cell>
          <table:table-cell office:value-type="float" office:value="0.00196857" calcext:value-type="float">
            <text:p>0,00196857</text:p>
          </table:table-cell>
          <table:table-cell table:style-name="ce1" office:value-type="float" office:value="0.00000778" calcext:value-type="float">
            <text:p>7,78E-06</text:p>
          </table:table-cell>
          <table:table-cell office:value-type="float" office:value="2" calcext:value-type="float">
            <text:p>2</text:p>
          </table:table-cell>
          <table:table-cell office:value-type="float" office:value="0.00196983" calcext:value-type="float">
            <text:p>0,00196983</text:p>
          </table:table-cell>
          <table:table-cell table:style-name="ce1" office:value-type="float" office:value="0.00000747" calcext:value-type="float">
            <text:p>7,47E-06</text:p>
          </table:table-cell>
          <table:table-cell office:value-type="float" office:value="2" calcext:value-type="float">
            <text:p>2</text:p>
          </table:table-cell>
          <table:table-cell office:value-type="float" office:value="0.00236304" calcext:value-type="float">
            <text:p>0,00236304</text:p>
          </table:table-cell>
          <table:table-cell table:style-name="ce1" office:value-type="float" office:value="0.00000835" calcext:value-type="float">
            <text:p>8,3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7]-[.A77])/[.J77]" office:value-type="float" office:value="0" calcext:value-type="float">
            <text:p>0,000000000</text:p>
          </table:table-cell>
          <table:table-cell table:formula="of:=ABS([.J77]-[.D77])/[.J77]" office:value-type="float" office:value="0.166933272394881" calcext:value-type="float">
            <text:p>0,166933272394881</text:p>
          </table:table-cell>
          <table:table-cell table:formula="of:=ABS([.J77]-[.G77])/[.J77]" office:value-type="float" office:value="0.166400060938452" calcext:value-type="float">
            <text:p>0,166400060938452</text:p>
          </table:table-cell>
          <table:table-cell table:formula="of:=3*([.N77])+3*([.O77])+3*([.P77])" office:value-type="percentage" office:value="0.999999999999999" calcext:value-type="percentage">
            <text:p>100%</text:p>
          </table:table-cell>
        </table:table-row>
        <table:table-row table:style-name="ro1">
          <table:table-cell office:value-type="float" office:value="0.00234774" calcext:value-type="float">
            <text:p>0,00234774</text:p>
          </table:table-cell>
          <table:table-cell table:style-name="ce1" office:value-type="float" office:value="0.00000834" calcext:value-type="float">
            <text:p>8,34E-06</text:p>
          </table:table-cell>
          <table:table-cell office:value-type="float" office:value="2" calcext:value-type="float">
            <text:p>2</text:p>
          </table:table-cell>
          <table:table-cell office:value-type="float" office:value="0.00195583" calcext:value-type="float">
            <text:p>0,00195583</text:p>
          </table:table-cell>
          <table:table-cell table:style-name="ce1" office:value-type="float" office:value="0.00000776" calcext:value-type="float">
            <text:p>7,76E-06</text:p>
          </table:table-cell>
          <table:table-cell office:value-type="float" office:value="2" calcext:value-type="float">
            <text:p>2</text:p>
          </table:table-cell>
          <table:table-cell office:value-type="float" office:value="0.00195707" calcext:value-type="float">
            <text:p>0,00195707</text:p>
          </table:table-cell>
          <table:table-cell table:style-name="ce1" office:value-type="float" office:value="0.00000746" calcext:value-type="float">
            <text:p>7,46E-06</text:p>
          </table:table-cell>
          <table:table-cell office:value-type="float" office:value="2" calcext:value-type="float">
            <text:p>2</text:p>
          </table:table-cell>
          <table:table-cell office:value-type="float" office:value="0.00234774" calcext:value-type="float">
            <text:p>0,00234774</text:p>
          </table:table-cell>
          <table:table-cell table:style-name="ce1" office:value-type="float" office:value="0.00000834" calcext:value-type="float">
            <text:p>8,3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8]-[.A78])/[.J78]" office:value-type="float" office:value="0" calcext:value-type="float">
            <text:p>0,000000000</text:p>
          </table:table-cell>
          <table:table-cell table:formula="of:=ABS([.J78]-[.D78])/[.J78]" office:value-type="float" office:value="0.166930750423812" calcext:value-type="float">
            <text:p>0,166930750423812</text:p>
          </table:table-cell>
          <table:table-cell table:formula="of:=ABS([.J78]-[.G78])/[.J78]" office:value-type="float" office:value="0.166402582909522" calcext:value-type="float">
            <text:p>0,166402582909522</text:p>
          </table:table-cell>
          <table:table-cell table:formula="of:=3*([.N78])+3*([.O78])+3*([.P7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3253" calcext:value-type="float">
            <text:p>0,00233253</text:p>
          </table:table-cell>
          <table:table-cell table:style-name="ce1" office:value-type="float" office:value="0.00000833" calcext:value-type="float">
            <text:p>8,33E-06</text:p>
          </table:table-cell>
          <table:table-cell office:value-type="float" office:value="2" calcext:value-type="float">
            <text:p>2</text:p>
          </table:table-cell>
          <table:table-cell office:value-type="float" office:value="0.00194317" calcext:value-type="float">
            <text:p>0,00194317</text:p>
          </table:table-cell>
          <table:table-cell table:style-name="ce1" office:value-type="float" office:value="0.00000775" calcext:value-type="float">
            <text:p>7,75E-06</text:p>
          </table:table-cell>
          <table:table-cell office:value-type="float" office:value="2" calcext:value-type="float">
            <text:p>2</text:p>
          </table:table-cell>
          <table:table-cell office:value-type="float" office:value="0.00194438" calcext:value-type="float">
            <text:p>0,00194438</text:p>
          </table:table-cell>
          <table:table-cell table:style-name="ce1" office:value-type="float" office:value="0.00000745" calcext:value-type="float">
            <text:p>7,45E-06</text:p>
          </table:table-cell>
          <table:table-cell office:value-type="float" office:value="2" calcext:value-type="float">
            <text:p>2</text:p>
          </table:table-cell>
          <table:table-cell office:value-type="float" office:value="0.00233253" calcext:value-type="float">
            <text:p>0,00233253</text:p>
          </table:table-cell>
          <table:table-cell table:style-name="ce1" office:value-type="float" office:value="0.00000833" calcext:value-type="float">
            <text:p>8,3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79]-[.A79])/[.J79]" office:value-type="float" office:value="0" calcext:value-type="float">
            <text:p>0,000000000</text:p>
          </table:table-cell>
          <table:table-cell table:formula="of:=ABS([.J79]-[.D79])/[.J79]" office:value-type="float" office:value="0.166926041680064" calcext:value-type="float">
            <text:p>0,166926041680064</text:p>
          </table:table-cell>
          <table:table-cell table:formula="of:=ABS([.J79]-[.G79])/[.J79]" office:value-type="float" office:value="0.166407291653269" calcext:value-type="float">
            <text:p>0,166407291653269</text:p>
          </table:table-cell>
          <table:table-cell table:formula="of:=3*([.N79])+3*([.O79])+3*([.P7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1744" calcext:value-type="float">
            <text:p>0,00231744</text:p>
          </table:table-cell>
          <table:table-cell table:style-name="ce1" office:value-type="float" office:value="0.00000831" calcext:value-type="float">
            <text:p>8,31E-06</text:p>
          </table:table-cell>
          <table:table-cell office:value-type="float" office:value="2" calcext:value-type="float">
            <text:p>2</text:p>
          </table:table-cell>
          <table:table-cell office:value-type="float" office:value="0.0019306" calcext:value-type="float">
            <text:p>0,0019306</text:p>
          </table:table-cell>
          <table:table-cell table:style-name="ce1" office:value-type="float" office:value="0.00000773" calcext:value-type="float">
            <text:p>7,73E-06</text:p>
          </table:table-cell>
          <table:table-cell office:value-type="float" office:value="2" calcext:value-type="float">
            <text:p>2</text:p>
          </table:table-cell>
          <table:table-cell office:value-type="float" office:value="0.0019318" calcext:value-type="float">
            <text:p>0,0019318</text:p>
          </table:table-cell>
          <table:table-cell table:style-name="ce1" office:value-type="float" office:value="0.00000744" calcext:value-type="float">
            <text:p>7,44E-06</text:p>
          </table:table-cell>
          <table:table-cell office:value-type="float" office:value="2" calcext:value-type="float">
            <text:p>2</text:p>
          </table:table-cell>
          <table:table-cell office:value-type="float" office:value="0.00231744" calcext:value-type="float">
            <text:p>0,00231744</text:p>
          </table:table-cell>
          <table:table-cell table:style-name="ce1" office:value-type="float" office:value="0.00000832" calcext:value-type="float">
            <text:p>8,3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0]-[.A80])/[.J80]" office:value-type="float" office:value="0" calcext:value-type="float">
            <text:p>0,000000000</text:p>
          </table:table-cell>
          <table:table-cell table:formula="of:=ABS([.J80]-[.D80])/[.J80]" office:value-type="float" office:value="0.16692557304612" calcext:value-type="float">
            <text:p>0,16692557304612</text:p>
          </table:table-cell>
          <table:table-cell table:formula="of:=ABS([.J80]-[.G80])/[.J80]" office:value-type="float" office:value="0.166407760287214" calcext:value-type="float">
            <text:p>0,166407760287214</text:p>
          </table:table-cell>
          <table:table-cell table:formula="of:=3*([.N80])+3*([.O80])+3*([.P8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30241" calcext:value-type="float">
            <text:p>0,00230241</text:p>
          </table:table-cell>
          <table:table-cell table:style-name="ce1" office:value-type="float" office:value="0.0000083" calcext:value-type="float">
            <text:p>8,30E-06</text:p>
          </table:table-cell>
          <table:table-cell office:value-type="float" office:value="2" calcext:value-type="float">
            <text:p>2</text:p>
          </table:table-cell>
          <table:table-cell office:value-type="float" office:value="0.00191809" calcext:value-type="float">
            <text:p>0,00191809</text:p>
          </table:table-cell>
          <table:table-cell table:style-name="ce1" office:value-type="float" office:value="0.00000771" calcext:value-type="float">
            <text:p>7,71E-06</text:p>
          </table:table-cell>
          <table:table-cell office:value-type="float" office:value="2" calcext:value-type="float">
            <text:p>2</text:p>
          </table:table-cell>
          <table:table-cell office:value-type="float" office:value="0.00191926" calcext:value-type="float">
            <text:p>0,00191926</text:p>
          </table:table-cell>
          <table:table-cell table:style-name="ce1" office:value-type="float" office:value="0.00000744" calcext:value-type="float">
            <text:p>7,44E-06</text:p>
          </table:table-cell>
          <table:table-cell office:value-type="float" office:value="2" calcext:value-type="float">
            <text:p>2</text:p>
          </table:table-cell>
          <table:table-cell office:value-type="float" office:value="0.00230241" calcext:value-type="float">
            <text:p>0,00230241</text:p>
          </table:table-cell>
          <table:table-cell table:style-name="ce1" office:value-type="float" office:value="0.0000083" calcext:value-type="float">
            <text:p>8,3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1]-[.A81])/[.J81]" office:value-type="float" office:value="0" calcext:value-type="float">
            <text:p>0,000000000</text:p>
          </table:table-cell>
          <table:table-cell table:formula="of:=ABS([.J81]-[.D81])/[.J81]" office:value-type="float" office:value="0.166920748259433" calcext:value-type="float">
            <text:p>0,166920748259433</text:p>
          </table:table-cell>
          <table:table-cell table:formula="of:=ABS([.J81]-[.G81])/[.J81]" office:value-type="float" office:value="0.166412585073901" calcext:value-type="float">
            <text:p>0,166412585073901</text:p>
          </table:table-cell>
          <table:table-cell table:formula="of:=3*([.N81])+3*([.O81])+3*([.P8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8753" calcext:value-type="float">
            <text:p>0,00228753</text:p>
          </table:table-cell>
          <table:table-cell table:style-name="ce1" office:value-type="float" office:value="0.00000828" calcext:value-type="float">
            <text:p>8,28E-06</text:p>
          </table:table-cell>
          <table:table-cell office:value-type="float" office:value="2" calcext:value-type="float">
            <text:p>2</text:p>
          </table:table-cell>
          <table:table-cell office:value-type="float" office:value="0.0019057" calcext:value-type="float">
            <text:p>0,0019057</text:p>
          </table:table-cell>
          <table:table-cell table:style-name="ce1"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 office:value-type="float" office:value="0.00190685" calcext:value-type="float">
            <text:p>0,00190685</text:p>
          </table:table-cell>
          <table:table-cell table:style-name="ce1" office:value-type="float" office:value="0.00000743" calcext:value-type="float">
            <text:p>7,43E-06</text:p>
          </table:table-cell>
          <table:table-cell office:value-type="float" office:value="2" calcext:value-type="float">
            <text:p>2</text:p>
          </table:table-cell>
          <table:table-cell office:value-type="float" office:value="0.00228753" calcext:value-type="float">
            <text:p>0,00228753</text:p>
          </table:table-cell>
          <table:table-cell table:style-name="ce1" office:value-type="float" office:value="0.00000828" calcext:value-type="float">
            <text:p>8,2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2]-[.A82])/[.J82]" office:value-type="float" office:value="0" calcext:value-type="float">
            <text:p>0,000000000</text:p>
          </table:table-cell>
          <table:table-cell table:formula="of:=ABS([.J82]-[.D82])/[.J82]" office:value-type="float" office:value="0.166918029490324" calcext:value-type="float">
            <text:p>0,166918029490324</text:p>
          </table:table-cell>
          <table:table-cell table:formula="of:=ABS([.J82]-[.G82])/[.J82]" office:value-type="float" office:value="0.16641530384301" calcext:value-type="float">
            <text:p>0,16641530384301</text:p>
          </table:table-cell>
          <table:table-cell table:formula="of:=3*([.N82])+3*([.O82])+3*([.P8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7271" calcext:value-type="float">
            <text:p>0,00227271</text:p>
          </table:table-cell>
          <table:table-cell table:style-name="ce1" office:value-type="float" office:value="0.00000827" calcext:value-type="float">
            <text:p>8,27E-06</text:p>
          </table:table-cell>
          <table:table-cell office:value-type="float" office:value="2" calcext:value-type="float">
            <text:p>2</text:p>
          </table:table-cell>
          <table:table-cell office:value-type="float" office:value="0.00189336" calcext:value-type="float">
            <text:p>0,00189336</text:p>
          </table:table-cell>
          <table:table-cell table:style-name="ce1" office:value-type="float" office:value="0.00000768" calcext:value-type="float">
            <text:p>7,68E-06</text:p>
          </table:table-cell>
          <table:table-cell office:value-type="float" office:value="2" calcext:value-type="float">
            <text:p>2</text:p>
          </table:table-cell>
          <table:table-cell office:value-type="float" office:value="0.00189449" calcext:value-type="float">
            <text:p>0,00189449</text:p>
          </table:table-cell>
          <table:table-cell table:style-name="ce1" office:value-type="float" office:value="0.00000742" calcext:value-type="float">
            <text:p>7,42E-06</text:p>
          </table:table-cell>
          <table:table-cell office:value-type="float" office:value="2" calcext:value-type="float">
            <text:p>2</text:p>
          </table:table-cell>
          <table:table-cell office:value-type="float" office:value="0.00227271" calcext:value-type="float">
            <text:p>0,00227271</text:p>
          </table:table-cell>
          <table:table-cell table:style-name="ce1" office:value-type="float" office:value="0.00000827" calcext:value-type="float">
            <text:p>8,2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3]-[.A83])/[.J83]" office:value-type="float" office:value="0" calcext:value-type="float">
            <text:p>0,000000000</text:p>
          </table:table-cell>
          <table:table-cell table:formula="of:=ABS([.J83]-[.D83])/[.J83]" office:value-type="float" office:value="0.166915268556041" calcext:value-type="float">
            <text:p>0,166915268556041</text:p>
          </table:table-cell>
          <table:table-cell table:formula="of:=ABS([.J83]-[.G83])/[.J83]" office:value-type="float" office:value="0.166418064777292" calcext:value-type="float">
            <text:p>0,166418064777292</text:p>
          </table:table-cell>
          <table:table-cell table:formula="of:=3*([.N83])+3*([.O83])+3*([.P8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5801" calcext:value-type="float">
            <text:p>0,00225801</text:p>
          </table:table-cell>
          <table:table-cell table:style-name="ce1" office:value-type="float" office:value="0.00000825" calcext:value-type="float">
            <text:p>8,25E-06</text:p>
          </table:table-cell>
          <table:table-cell office:value-type="float" office:value="2" calcext:value-type="float">
            <text:p>2</text:p>
          </table:table-cell>
          <table:table-cell office:value-type="float" office:value="0.00188112" calcext:value-type="float">
            <text:p>0,00188112</text:p>
          </table:table-cell>
          <table:table-cell table:style-name="ce1" office:value-type="float" office:value="0.00000766" calcext:value-type="float">
            <text:p>7,66E-06</text:p>
          </table:table-cell>
          <table:table-cell office:value-type="float" office:value="2" calcext:value-type="float">
            <text:p>2</text:p>
          </table:table-cell>
          <table:table-cell office:value-type="float" office:value="0.00188223" calcext:value-type="float">
            <text:p>0,00188223</text:p>
          </table:table-cell>
          <table:table-cell table:style-name="ce1" office:value-type="float" office:value="0.00000741" calcext:value-type="float">
            <text:p>7,41E-06</text:p>
          </table:table-cell>
          <table:table-cell office:value-type="float" office:value="2" calcext:value-type="float">
            <text:p>2</text:p>
          </table:table-cell>
          <table:table-cell office:value-type="float" office:value="0.00225801" calcext:value-type="float">
            <text:p>0,00225801</text:p>
          </table:table-cell>
          <table:table-cell table:style-name="ce1" office:value-type="float" office:value="0.00000825" calcext:value-type="float">
            <text:p>8,2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4]-[.A84])/[.J84]" office:value-type="float" office:value="0" calcext:value-type="float">
            <text:p>0,000000000</text:p>
          </table:table-cell>
          <table:table-cell table:formula="of:=ABS([.J84]-[.D84])/[.J84]" office:value-type="float" office:value="0.166912458315065" calcext:value-type="float">
            <text:p>0,166912458315065</text:p>
          </table:table-cell>
          <table:table-cell table:formula="of:=ABS([.J84]-[.G84])/[.J84]" office:value-type="float" office:value="0.166420875018268" calcext:value-type="float">
            <text:p>0,166420875018268</text:p>
          </table:table-cell>
          <table:table-cell table:formula="of:=3*([.N84])+3*([.O84])+3*([.P8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434" calcext:value-type="float">
            <text:p>0,0022434</text:p>
          </table:table-cell>
          <table:table-cell table:style-name="ce1" office:value-type="float" office:value="0.00000823" calcext:value-type="float">
            <text:p>8,23E-06</text:p>
          </table:table-cell>
          <table:table-cell office:value-type="float" office:value="2" calcext:value-type="float">
            <text:p>2</text:p>
          </table:table-cell>
          <table:table-cell office:value-type="float" office:value="0.00186896" calcext:value-type="float">
            <text:p>0,00186896</text:p>
          </table:table-cell>
          <table:table-cell table:style-name="ce1" office:value-type="float" office:value="0.00000763" calcext:value-type="float">
            <text:p>7,63E-06</text:p>
          </table:table-cell>
          <table:table-cell office:value-type="float" office:value="2" calcext:value-type="float">
            <text:p>2</text:p>
          </table:table-cell>
          <table:table-cell office:value-type="float" office:value="0.00187004" calcext:value-type="float">
            <text:p>0,00187004</text:p>
          </table:table-cell>
          <table:table-cell table:style-name="ce1" office:value-type="float" office:value="0.00000739" calcext:value-type="float">
            <text:p>7,39E-06</text:p>
          </table:table-cell>
          <table:table-cell office:value-type="float" office:value="2" calcext:value-type="float">
            <text:p>2</text:p>
          </table:table-cell>
          <table:table-cell office:value-type="float" office:value="0.0022434" calcext:value-type="float">
            <text:p>0,0022434</text:p>
          </table:table-cell>
          <table:table-cell table:style-name="ce1" office:value-type="float" office:value="0.00000823" calcext:value-type="float">
            <text:p>8,2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5]-[.A85])/[.J85]" office:value-type="float" office:value="0" calcext:value-type="float">
            <text:p>0,000000000</text:p>
          </table:table-cell>
          <table:table-cell table:formula="of:=ABS([.J85]-[.D85])/[.J85]" office:value-type="float" office:value="0.166907372737809" calcext:value-type="float">
            <text:p>0,166907372737809</text:p>
          </table:table-cell>
          <table:table-cell table:formula="of:=ABS([.J85]-[.G85])/[.J85]" office:value-type="float" office:value="0.166425960595525" calcext:value-type="float">
            <text:p>0,166425960595525</text:p>
          </table:table-cell>
          <table:table-cell table:formula="of:=3*([.N85])+3*([.O85])+3*([.P8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2888" calcext:value-type="float">
            <text:p>0,00222888</text:p>
          </table:table-cell>
          <table:table-cell table:style-name="ce1" office:value-type="float" office:value="0.00000822" calcext:value-type="float">
            <text:p>8,22E-06</text:p>
          </table:table-cell>
          <table:table-cell office:value-type="float" office:value="2" calcext:value-type="float">
            <text:p>2</text:p>
          </table:table-cell>
          <table:table-cell office:value-type="float" office:value="0.00185687" calcext:value-type="float">
            <text:p>0,00185687</text:p>
          </table:table-cell>
          <table:table-cell table:style-name="ce1" office:value-type="float" office:value="0.00000762" calcext:value-type="float">
            <text:p>7,62E-06</text:p>
          </table:table-cell>
          <table:table-cell office:value-type="float" office:value="2" calcext:value-type="float">
            <text:p>2</text:p>
          </table:table-cell>
          <table:table-cell office:value-type="float" office:value="0.00185793" calcext:value-type="float">
            <text:p>0,00185793</text:p>
          </table:table-cell>
          <table:table-cell table:style-name="ce1" office:value-type="float" office:value="0.00000738" calcext:value-type="float">
            <text:p>7,38E-06</text:p>
          </table:table-cell>
          <table:table-cell office:value-type="float" office:value="2" calcext:value-type="float">
            <text:p>2</text:p>
          </table:table-cell>
          <table:table-cell office:value-type="float" office:value="0.00222888" calcext:value-type="float">
            <text:p>0,00222888</text:p>
          </table:table-cell>
          <table:table-cell table:style-name="ce1" office:value-type="float" office:value="0.00000822" calcext:value-type="float">
            <text:p>8,2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6]-[.A86])/[.J86]" office:value-type="float" office:value="0" calcext:value-type="float">
            <text:p>0,000000000</text:p>
          </table:table-cell>
          <table:table-cell table:formula="of:=ABS([.J86]-[.D86])/[.J86]" office:value-type="float" office:value="0.166904454255052" calcext:value-type="float">
            <text:p>0,166904454255052</text:p>
          </table:table-cell>
          <table:table-cell table:formula="of:=ABS([.J86]-[.G86])/[.J86]" office:value-type="float" office:value="0.166428879078281" calcext:value-type="float">
            <text:p>0,166428879078281</text:p>
          </table:table-cell>
          <table:table-cell table:formula="of:=3*([.N86])+3*([.O86])+3*([.P8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1445" calcext:value-type="float">
            <text:p>0,00221445</text:p>
          </table:table-cell>
          <table:table-cell table:style-name="ce1" office:value-type="float" office:value="0.00000797" calcext:value-type="float">
            <text:p>7,97E-06</text:p>
          </table:table-cell>
          <table:table-cell office:value-type="float" office:value="2" calcext:value-type="float">
            <text:p>2</text:p>
          </table:table-cell>
          <table:table-cell office:value-type="float" office:value="0.00184486" calcext:value-type="float">
            <text:p>0,00184486</text:p>
          </table:table-cell>
          <table:table-cell table:style-name="ce1" office:value-type="float" office:value="0.00000735" calcext:value-type="float">
            <text:p>7,35E-06</text:p>
          </table:table-cell>
          <table:table-cell office:value-type="float" office:value="2" calcext:value-type="float">
            <text:p>2</text:p>
          </table:table-cell>
          <table:table-cell office:value-type="float" office:value="0.00184589" calcext:value-type="float">
            <text:p>0,00184589</text:p>
          </table:table-cell>
          <table:table-cell table:style-name="ce1" office:value-type="float" office:value="0.0000072" calcext:value-type="float">
            <text:p>7,20E-06</text:p>
          </table:table-cell>
          <table:table-cell office:value-type="float" office:value="2" calcext:value-type="float">
            <text:p>2</text:p>
          </table:table-cell>
          <table:table-cell office:value-type="float" office:value="0.00221445" calcext:value-type="float">
            <text:p>0,00221445</text:p>
          </table:table-cell>
          <table:table-cell table:style-name="ce1" office:value-type="float" office:value="0.00000797" calcext:value-type="float">
            <text:p>7,9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7]-[.A87])/[.J87]" office:value-type="float" office:value="0" calcext:value-type="float">
            <text:p>0,000000000</text:p>
          </table:table-cell>
          <table:table-cell table:formula="of:=ABS([.J87]-[.D87])/[.J87]" office:value-type="float" office:value="0.166899230057125" calcext:value-type="float">
            <text:p>0,166899230057125</text:p>
          </table:table-cell>
          <table:table-cell table:formula="of:=ABS([.J87]-[.G87])/[.J87]" office:value-type="float" office:value="0.166434103276209" calcext:value-type="float">
            <text:p>0,166434103276209</text:p>
          </table:table-cell>
          <table:table-cell table:formula="of:=3*([.N87])+3*([.O87])+3*([.P8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20014" calcext:value-type="float">
            <text:p>0,00220014</text:p>
          </table:table-cell>
          <table:table-cell table:style-name="ce1" office:value-type="float" office:value="0.00000818" calcext:value-type="float">
            <text:p>8,18E-06</text:p>
          </table:table-cell>
          <table:table-cell office:value-type="float" office:value="2" calcext:value-type="float">
            <text:p>2</text:p>
          </table:table-cell>
          <table:table-cell office:value-type="float" office:value="0.00183294" calcext:value-type="float">
            <text:p>0,00183294</text:p>
          </table:table-cell>
          <table:table-cell table:style-name="ce1" office:value-type="float" office:value="0.00000758" calcext:value-type="float">
            <text:p>7,58E-06</text:p>
          </table:table-cell>
          <table:table-cell office:value-type="float" office:value="2" calcext:value-type="float">
            <text:p>2</text:p>
          </table:table-cell>
          <table:table-cell office:value-type="float" office:value="0.00183396" calcext:value-type="float">
            <text:p>0,00183396</text:p>
          </table:table-cell>
          <table:table-cell table:style-name="ce1" office:value-type="float" office:value="0.00000736" calcext:value-type="float">
            <text:p>7,36E-06</text:p>
          </table:table-cell>
          <table:table-cell office:value-type="float" office:value="2" calcext:value-type="float">
            <text:p>2</text:p>
          </table:table-cell>
          <table:table-cell office:value-type="float" office:value="0.00220014" calcext:value-type="float">
            <text:p>0,00220014</text:p>
          </table:table-cell>
          <table:table-cell table:style-name="ce1" office:value-type="float" office:value="0.00000818" calcext:value-type="float">
            <text:p>8,1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8]-[.A88])/[.J88]" office:value-type="float" office:value="0" calcext:value-type="float">
            <text:p>0,000000000</text:p>
          </table:table-cell>
          <table:table-cell table:formula="of:=ABS([.J88]-[.D88])/[.J88]" office:value-type="float" office:value="0.166898470097358" calcext:value-type="float">
            <text:p>0,166898470097358</text:p>
          </table:table-cell>
          <table:table-cell table:formula="of:=ABS([.J88]-[.G88])/[.J88]" office:value-type="float" office:value="0.166434863235976" calcext:value-type="float">
            <text:p>0,166434863235976</text:p>
          </table:table-cell>
          <table:table-cell table:formula="of:=3*([.N88])+3*([.O88])+3*([.P8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8586" calcext:value-type="float">
            <text:p>0,00218586</text:p>
          </table:table-cell>
          <table:table-cell table:style-name="ce1" office:value-type="float" office:value="0.00000816" calcext:value-type="float">
            <text:p>8,16E-06</text:p>
          </table:table-cell>
          <table:table-cell office:value-type="float" office:value="2" calcext:value-type="float">
            <text:p>2</text:p>
          </table:table-cell>
          <table:table-cell office:value-type="float" office:value="0.00182105" calcext:value-type="float">
            <text:p>0,00182105</text:p>
          </table:table-cell>
          <table:table-cell table:style-name="ce1" office:value-type="float" office:value="0.00000756" calcext:value-type="float">
            <text:p>7,56E-06</text:p>
          </table:table-cell>
          <table:table-cell office:value-type="float" office:value="2" calcext:value-type="float">
            <text:p>2</text:p>
          </table:table-cell>
          <table:table-cell office:value-type="float" office:value="0.00182205" calcext:value-type="float">
            <text:p>0,00182205</text:p>
          </table:table-cell>
          <table:table-cell table:style-name="ce1" office:value-type="float" office:value="0.00000734" calcext:value-type="float">
            <text:p>7,34E-06</text:p>
          </table:table-cell>
          <table:table-cell office:value-type="float" office:value="2" calcext:value-type="float">
            <text:p>2</text:p>
          </table:table-cell>
          <table:table-cell office:value-type="float" office:value="0.00218586" calcext:value-type="float">
            <text:p>0,00218586</text:p>
          </table:table-cell>
          <table:table-cell table:style-name="ce1" office:value-type="float" office:value="0.00000816" calcext:value-type="float">
            <text:p>8,1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89]-[.A89])/[.J89]" office:value-type="float" office:value="0" calcext:value-type="float">
            <text:p>0,000000000</text:p>
          </table:table-cell>
          <table:table-cell table:formula="of:=ABS([.J89]-[.D89])/[.J89]" office:value-type="float" office:value="0.166895409587073" calcext:value-type="float">
            <text:p>0,166895409587073</text:p>
          </table:table-cell>
          <table:table-cell table:formula="of:=ABS([.J89]-[.G89])/[.J89]" office:value-type="float" office:value="0.16643792374626" calcext:value-type="float">
            <text:p>0,16643792374626</text:p>
          </table:table-cell>
          <table:table-cell table:formula="of:=3*([.N89])+3*([.O89])+3*([.P8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7173" calcext:value-type="float">
            <text:p>0,00217173</text:p>
          </table:table-cell>
          <table:table-cell table:style-name="ce1" office:value-type="float" office:value="0.00000815" calcext:value-type="float">
            <text:p>8,15E-06</text:p>
          </table:table-cell>
          <table:table-cell office:value-type="float" office:value="2" calcext:value-type="float">
            <text:p>2</text:p>
          </table:table-cell>
          <table:table-cell office:value-type="float" office:value="0.00180929" calcext:value-type="float">
            <text:p>0,00180929</text:p>
          </table:table-cell>
          <table:table-cell table:style-name="ce1" office:value-type="float" office:value="0.00000754" calcext:value-type="float">
            <text:p>7,54E-06</text:p>
          </table:table-cell>
          <table:table-cell office:value-type="float" office:value="2" calcext:value-type="float">
            <text:p>2</text:p>
          </table:table-cell>
          <table:table-cell office:value-type="float" office:value="0.00181026" calcext:value-type="float">
            <text:p>0,00181026</text:p>
          </table:table-cell>
          <table:table-cell table:style-name="ce1" office:value-type="float" office:value="0.00000733" calcext:value-type="float">
            <text:p>7,33E-06</text:p>
          </table:table-cell>
          <table:table-cell office:value-type="float" office:value="2" calcext:value-type="float">
            <text:p>2</text:p>
          </table:table-cell>
          <table:table-cell office:value-type="float" office:value="0.00217173" calcext:value-type="float">
            <text:p>0,00217173</text:p>
          </table:table-cell>
          <table:table-cell table:style-name="ce1" office:value-type="float" office:value="0.00000815" calcext:value-type="float">
            <text:p>8,1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0]-[.A90])/[.J90]" office:value-type="float" office:value="0" calcext:value-type="float">
            <text:p>0,000000000</text:p>
          </table:table-cell>
          <table:table-cell table:formula="of:=ABS([.J90]-[.D90])/[.J90]" office:value-type="float" office:value="0.166889990928891" calcext:value-type="float">
            <text:p>0,166889990928891</text:p>
          </table:table-cell>
          <table:table-cell table:formula="of:=ABS([.J90]-[.G90])/[.J90]" office:value-type="float" office:value="0.166443342404443" calcext:value-type="float">
            <text:p>0,166443342404443</text:p>
          </table:table-cell>
          <table:table-cell table:formula="of:=3*([.N90])+3*([.O90])+3*([.P9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5766" calcext:value-type="float">
            <text:p>0,00215766</text:p>
          </table:table-cell>
          <table:table-cell table:style-name="ce1" office:value-type="float" office:value="0.00000789" calcext:value-type="float">
            <text:p>7,89E-06</text:p>
          </table:table-cell>
          <table:table-cell office:value-type="float" office:value="2" calcext:value-type="float">
            <text:p>2</text:p>
          </table:table-cell>
          <table:table-cell office:value-type="float" office:value="0.00179757" calcext:value-type="float">
            <text:p>0,00179757</text:p>
          </table:table-cell>
          <table:table-cell table:style-name="ce1" office:value-type="float" office:value="0.00000727" calcext:value-type="float">
            <text:p>7,27E-06</text:p>
          </table:table-cell>
          <table:table-cell office:value-type="float" office:value="2" calcext:value-type="float">
            <text:p>2</text:p>
          </table:table-cell>
          <table:table-cell office:value-type="float" office:value="0.00179853" calcext:value-type="float">
            <text:p>0,00179853</text:p>
          </table:table-cell>
          <table:table-cell table:style-name="ce1" office:value-type="float" office:value="0.00000714" calcext:value-type="float">
            <text:p>7,14E-06</text:p>
          </table:table-cell>
          <table:table-cell office:value-type="float" office:value="2" calcext:value-type="float">
            <text:p>2</text:p>
          </table:table-cell>
          <table:table-cell office:value-type="float" office:value="0.00215766" calcext:value-type="float">
            <text:p>0,00215766</text:p>
          </table:table-cell>
          <table:table-cell table:style-name="ce1" office:value-type="float" office:value="0.00000789" calcext:value-type="float">
            <text:p>7,8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1]-[.A91])/[.J91]" office:value-type="float" office:value="0" calcext:value-type="float">
            <text:p>0,000000000</text:p>
          </table:table-cell>
          <table:table-cell table:formula="of:=ABS([.J91]-[.D91])/[.J91]" office:value-type="float" office:value="0.166889129890715" calcext:value-type="float">
            <text:p>0,166889129890715</text:p>
          </table:table-cell>
          <table:table-cell table:formula="of:=ABS([.J91]-[.G91])/[.J91]" office:value-type="float" office:value="0.166444203442618" calcext:value-type="float">
            <text:p>0,166444203442618</text:p>
          </table:table-cell>
          <table:table-cell table:formula="of:=3*([.N91])+3*([.O91])+3*([.P9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4371" calcext:value-type="float">
            <text:p>0,00214371</text:p>
          </table:table-cell>
          <table:table-cell table:style-name="ce1" office:value-type="float" office:value="0.00000787" calcext:value-type="float">
            <text:p>7,87E-06</text:p>
          </table:table-cell>
          <table:table-cell office:value-type="float" office:value="2" calcext:value-type="float">
            <text:p>2</text:p>
          </table:table-cell>
          <table:table-cell office:value-type="float" office:value="0.00178596" calcext:value-type="float">
            <text:p>0,00178596</text:p>
          </table:table-cell>
          <table:table-cell table:style-name="ce1" office:value-type="float" office:value="0.00000725" calcext:value-type="float">
            <text:p>7,25E-06</text:p>
          </table:table-cell>
          <table:table-cell office:value-type="float" office:value="2" calcext:value-type="float">
            <text:p>2</text:p>
          </table:table-cell>
          <table:table-cell office:value-type="float" office:value="0.00178689" calcext:value-type="float">
            <text:p>0,00178689</text:p>
          </table:table-cell>
          <table:table-cell table:style-name="ce1" office:value-type="float" office:value="0.00000713" calcext:value-type="float">
            <text:p>7,13E-06</text:p>
          </table:table-cell>
          <table:table-cell office:value-type="float" office:value="2" calcext:value-type="float">
            <text:p>2</text:p>
          </table:table-cell>
          <table:table-cell office:value-type="float" office:value="0.00214371" calcext:value-type="float">
            <text:p>0,00214371</text:p>
          </table:table-cell>
          <table:table-cell table:style-name="ce1" office:value-type="float" office:value="0.00000788" calcext:value-type="float">
            <text:p>7,8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2]-[.A92])/[.J92]" office:value-type="float" office:value="0" calcext:value-type="float">
            <text:p>0,000000000</text:p>
          </table:table-cell>
          <table:table-cell table:formula="of:=ABS([.J92]-[.D92])/[.J92]" office:value-type="float" office:value="0.166883580335027" calcext:value-type="float">
            <text:p>0,166883580335027</text:p>
          </table:table-cell>
          <table:table-cell table:formula="of:=ABS([.J92]-[.G92])/[.J92]" office:value-type="float" office:value="0.166449752998307" calcext:value-type="float">
            <text:p>0,166449752998307</text:p>
          </table:table-cell>
          <table:table-cell table:formula="of:=3*([.N92])+3*([.O92])+3*([.P9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2982" calcext:value-type="float">
            <text:p>0,00212982</text:p>
          </table:table-cell>
          <table:table-cell table:style-name="ce1" office:value-type="float" office:value="0.00000785" calcext:value-type="float">
            <text:p>7,85E-06</text:p>
          </table:table-cell>
          <table:table-cell office:value-type="float" office:value="2" calcext:value-type="float">
            <text:p>2</text:p>
          </table:table-cell>
          <table:table-cell office:value-type="float" office:value="0.00177439" calcext:value-type="float">
            <text:p>0,00177439</text:p>
          </table:table-cell>
          <table:table-cell table:style-name="ce1" office:value-type="float" office:value="0.00000723" calcext:value-type="float">
            <text:p>7,23E-06</text:p>
          </table:table-cell>
          <table:table-cell office:value-type="float" office:value="2" calcext:value-type="float">
            <text:p>2</text:p>
          </table:table-cell>
          <table:table-cell office:value-type="float" office:value="0.00177531" calcext:value-type="float">
            <text:p>0,00177531</text:p>
          </table:table-cell>
          <table:table-cell table:style-name="ce1" office:value-type="float" office:value="0.00000711" calcext:value-type="float">
            <text:p>7,11E-06</text:p>
          </table:table-cell>
          <table:table-cell office:value-type="float" office:value="2" calcext:value-type="float">
            <text:p>2</text:p>
          </table:table-cell>
          <table:table-cell office:value-type="float" office:value="0.00212982" calcext:value-type="float">
            <text:p>0,00212982</text:p>
          </table:table-cell>
          <table:table-cell table:style-name="ce1" office:value-type="float" office:value="0.00000786" calcext:value-type="float">
            <text:p>7,8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3]-[.A93])/[.J93]" office:value-type="float" office:value="0" calcext:value-type="float">
            <text:p>0,000000000</text:p>
          </table:table-cell>
          <table:table-cell table:formula="of:=ABS([.J93]-[.D93])/[.J93]" office:value-type="float" office:value="0.166882647359871" calcext:value-type="float">
            <text:p>0,166882647359871</text:p>
          </table:table-cell>
          <table:table-cell table:formula="of:=ABS([.J93]-[.G93])/[.J93]" office:value-type="float" office:value="0.166450685973463" calcext:value-type="float">
            <text:p>0,166450685973463</text:p>
          </table:table-cell>
          <table:table-cell table:formula="of:=3*([.N93])+3*([.O93])+3*([.P9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1602" calcext:value-type="float">
            <text:p>0,00211602</text:p>
          </table:table-cell>
          <table:table-cell table:style-name="ce1" office:value-type="float" office:value="0.00000783" calcext:value-type="float">
            <text:p>7,83E-06</text:p>
          </table:table-cell>
          <table:table-cell office:value-type="float" office:value="2" calcext:value-type="float">
            <text:p>2</text:p>
          </table:table-cell>
          <table:table-cell office:value-type="float" office:value="0.0017629" calcext:value-type="float">
            <text:p>0,0017629</text:p>
          </table:table-cell>
          <table:table-cell table:style-name="ce1" office:value-type="float" office:value="0.00000721" calcext:value-type="float">
            <text:p>7,21E-06</text:p>
          </table:table-cell>
          <table:table-cell office:value-type="float" office:value="2" calcext:value-type="float">
            <text:p>2</text:p>
          </table:table-cell>
          <table:table-cell office:value-type="float" office:value="0.0017638" calcext:value-type="float">
            <text:p>0,0017638</text:p>
          </table:table-cell>
          <table:table-cell table:style-name="ce1" office:value-type="float" office:value="0.0000071" calcext:value-type="float">
            <text:p>7,10E-06</text:p>
          </table:table-cell>
          <table:table-cell office:value-type="float" office:value="2" calcext:value-type="float">
            <text:p>2</text:p>
          </table:table-cell>
          <table:table-cell office:value-type="float" office:value="0.00211602" calcext:value-type="float">
            <text:p>0,00211602</text:p>
          </table:table-cell>
          <table:table-cell table:style-name="ce1" office:value-type="float" office:value="0.00000784" calcext:value-type="float">
            <text:p>7,8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4]-[.A94])/[.J94]" office:value-type="float" office:value="0" calcext:value-type="float">
            <text:p>0,000000000</text:p>
          </table:table-cell>
          <table:table-cell table:formula="of:=ABS([.J94]-[.D94])/[.J94]" office:value-type="float" office:value="0.166879330063043" calcext:value-type="float">
            <text:p>0,166879330063043</text:p>
          </table:table-cell>
          <table:table-cell table:formula="of:=ABS([.J94]-[.G94])/[.J94]" office:value-type="float" office:value="0.16645400327029" calcext:value-type="float">
            <text:p>0,16645400327029</text:p>
          </table:table-cell>
          <table:table-cell table:formula="of:=3*([.N94])+3*([.O94])+3*([.P9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10234" calcext:value-type="float">
            <text:p>0,00210234</text:p>
          </table:table-cell>
          <table:table-cell table:style-name="ce1" office:value-type="float" office:value="0.00000781" calcext:value-type="float">
            <text:p>7,81E-06</text:p>
          </table:table-cell>
          <table:table-cell office:value-type="float" office:value="2" calcext:value-type="float">
            <text:p>2</text:p>
          </table:table-cell>
          <table:table-cell office:value-type="float" office:value="0.00175151" calcext:value-type="float">
            <text:p>0,00175151</text:p>
          </table:table-cell>
          <table:table-cell table:style-name="ce1" office:value-type="float" office:value="0.00000718" calcext:value-type="float">
            <text:p>7,18E-06</text:p>
          </table:table-cell>
          <table:table-cell office:value-type="float" office:value="2" calcext:value-type="float">
            <text:p>2</text:p>
          </table:table-cell>
          <table:table-cell office:value-type="float" office:value="0.00175239" calcext:value-type="float">
            <text:p>0,00175239</text:p>
          </table:table-cell>
          <table:table-cell table:style-name="ce1" office:value-type="float" office:value="0.00000708" calcext:value-type="float">
            <text:p>7,08E-06</text:p>
          </table:table-cell>
          <table:table-cell office:value-type="float" office:value="2" calcext:value-type="float">
            <text:p>2</text:p>
          </table:table-cell>
          <table:table-cell office:value-type="float" office:value="0.00210234" calcext:value-type="float">
            <text:p>0,00210234</text:p>
          </table:table-cell>
          <table:table-cell table:style-name="ce1" office:value-type="float" office:value="0.00000781" calcext:value-type="float">
            <text:p>7,8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5]-[.A95])/[.J95]" office:value-type="float" office:value="0" calcext:value-type="float">
            <text:p>0,000000000</text:p>
          </table:table-cell>
          <table:table-cell table:formula="of:=ABS([.J95]-[.D95])/[.J95]" office:value-type="float" office:value="0.166875957266665" calcext:value-type="float">
            <text:p>0,166875957266665</text:p>
          </table:table-cell>
          <table:table-cell table:formula="of:=ABS([.J95]-[.G95])/[.J95]" office:value-type="float" office:value="0.166457376066669" calcext:value-type="float">
            <text:p>0,166457376066669</text:p>
          </table:table-cell>
          <table:table-cell table:formula="of:=3*([.N95])+3*([.O95])+3*([.P9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8872" calcext:value-type="float">
            <text:p>0,00208872</text:p>
          </table:table-cell>
          <table:table-cell table:style-name="ce1" office:value-type="float" office:value="0.00000779" calcext:value-type="float">
            <text:p>7,79E-06</text:p>
          </table:table-cell>
          <table:table-cell office:value-type="float" office:value="2" calcext:value-type="float">
            <text:p>2</text:p>
          </table:table-cell>
          <table:table-cell office:value-type="float" office:value="0.00174017" calcext:value-type="float">
            <text:p>0,00174017</text:p>
          </table:table-cell>
          <table:table-cell table:style-name="ce1" office:value-type="float" office:value="0.00000716" calcext:value-type="float">
            <text:p>7,16E-06</text:p>
          </table:table-cell>
          <table:table-cell office:value-type="float" office:value="2" calcext:value-type="float">
            <text:p>2</text:p>
          </table:table-cell>
          <table:table-cell office:value-type="float" office:value="0.00174103" calcext:value-type="float">
            <text:p>0,00174103</text:p>
          </table:table-cell>
          <table:table-cell table:style-name="ce1" office:value-type="float" office:value="0.00000706" calcext:value-type="float">
            <text:p>7,06E-06</text:p>
          </table:table-cell>
          <table:table-cell office:value-type="float" office:value="2" calcext:value-type="float">
            <text:p>2</text:p>
          </table:table-cell>
          <table:table-cell office:value-type="float" office:value="0.00208872" calcext:value-type="float">
            <text:p>0,00208872</text:p>
          </table:table-cell>
          <table:table-cell table:style-name="ce1" office:value-type="float" office:value="0.00000779" calcext:value-type="float">
            <text:p>7,7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6]-[.A96])/[.J96]" office:value-type="float" office:value="0" calcext:value-type="float">
            <text:p>0,000000000</text:p>
          </table:table-cell>
          <table:table-cell table:formula="of:=ABS([.J96]-[.D96])/[.J96]" office:value-type="float" office:value="0.16687253437512" calcext:value-type="float">
            <text:p>0,16687253437512</text:p>
          </table:table-cell>
          <table:table-cell table:formula="of:=ABS([.J96]-[.G96])/[.J96]" office:value-type="float" office:value="0.166460798958214" calcext:value-type="float">
            <text:p>0,166460798958214</text:p>
          </table:table-cell>
          <table:table-cell table:formula="of:=3*([.N96])+3*([.O96])+3*([.P9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7522" calcext:value-type="float">
            <text:p>0,00207522</text:p>
          </table:table-cell>
          <table:table-cell table:style-name="ce1" office:value-type="float" office:value="0.00000777" calcext:value-type="float">
            <text:p>7,77E-06</text:p>
          </table:table-cell>
          <table:table-cell office:value-type="float" office:value="2" calcext:value-type="float">
            <text:p>2</text:p>
          </table:table-cell>
          <table:table-cell office:value-type="float" office:value="0.00172893" calcext:value-type="float">
            <text:p>0,00172893</text:p>
          </table:table-cell>
          <table:table-cell table:style-name="ce1" office:value-type="float" office:value="0.00000714" calcext:value-type="float">
            <text:p>7,14E-06</text:p>
          </table:table-cell>
          <table:table-cell office:value-type="float" office:value="2" calcext:value-type="float">
            <text:p>2</text:p>
          </table:table-cell>
          <table:table-cell office:value-type="float" office:value="0.00172977" calcext:value-type="float">
            <text:p>0,00172977</text:p>
          </table:table-cell>
          <table:table-cell table:style-name="ce1" office:value-type="float" office:value="0.00000704" calcext:value-type="float">
            <text:p>7,04E-06</text:p>
          </table:table-cell>
          <table:table-cell office:value-type="float" office:value="2" calcext:value-type="float">
            <text:p>2</text:p>
          </table:table-cell>
          <table:table-cell office:value-type="float" office:value="0.00207522" calcext:value-type="float">
            <text:p>0,00207522</text:p>
          </table:table-cell>
          <table:table-cell table:style-name="ce1" office:value-type="float" office:value="0.00000777" calcext:value-type="float">
            <text:p>7,7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7]-[.A97])/[.J97]" office:value-type="float" office:value="0" calcext:value-type="float">
            <text:p>0,000000000</text:p>
          </table:table-cell>
          <table:table-cell table:formula="of:=ABS([.J97]-[.D97])/[.J97]" office:value-type="float" office:value="0.166869054847197" calcext:value-type="float">
            <text:p>0,166869054847197</text:p>
          </table:table-cell>
          <table:table-cell table:formula="of:=ABS([.J97]-[.G97])/[.J97]" office:value-type="float" office:value="0.166464278486136" calcext:value-type="float">
            <text:p>0,166464278486136</text:p>
          </table:table-cell>
          <table:table-cell table:formula="of:=3*([.N97])+3*([.O97])+3*([.P9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6178" calcext:value-type="float">
            <text:p>0,00206178</text:p>
          </table:table-cell>
          <table:table-cell table:style-name="ce1" office:value-type="float" office:value="0.00000774" calcext:value-type="float">
            <text:p>7,74E-06</text:p>
          </table:table-cell>
          <table:table-cell office:value-type="float" office:value="2" calcext:value-type="float">
            <text:p>2</text:p>
          </table:table-cell>
          <table:table-cell office:value-type="float" office:value="0.00171774" calcext:value-type="float">
            <text:p>0,00171774</text:p>
          </table:table-cell>
          <table:table-cell table:style-name="ce1" office:value-type="float" office:value="0.00000711" calcext:value-type="float">
            <text:p>7,11E-06</text:p>
          </table:table-cell>
          <table:table-cell office:value-type="float" office:value="2" calcext:value-type="float">
            <text:p>2</text:p>
          </table:table-cell>
          <table:table-cell office:value-type="float" office:value="0.00171856" calcext:value-type="float">
            <text:p>0,00171856</text:p>
          </table:table-cell>
          <table:table-cell table:style-name="ce1" office:value-type="float" office:value="0.00000702" calcext:value-type="float">
            <text:p>7,02E-06</text:p>
          </table:table-cell>
          <table:table-cell office:value-type="float" office:value="2" calcext:value-type="float">
            <text:p>2</text:p>
          </table:table-cell>
          <table:table-cell office:value-type="float" office:value="0.00206178" calcext:value-type="float">
            <text:p>0,00206178</text:p>
          </table:table-cell>
          <table:table-cell table:style-name="ce1" office:value-type="float" office:value="0.00000774" calcext:value-type="float">
            <text:p>7,7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8]-[.A98])/[.J98]" office:value-type="float" office:value="0" calcext:value-type="float">
            <text:p>0,000000000</text:p>
          </table:table-cell>
          <table:table-cell table:formula="of:=ABS([.J98]-[.D98])/[.J98]" office:value-type="float" office:value="0.16686552396473" calcext:value-type="float">
            <text:p>0,16686552396473</text:p>
          </table:table-cell>
          <table:table-cell table:formula="of:=ABS([.J98]-[.G98])/[.J98]" office:value-type="float" office:value="0.166467809368604" calcext:value-type="float">
            <text:p>0,166467809368604</text:p>
          </table:table-cell>
          <table:table-cell table:formula="of:=3*([.N98])+3*([.O98])+3*([.P9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4843" calcext:value-type="float">
            <text:p>0,00204843</text:p>
          </table:table-cell>
          <table:table-cell table:style-name="ce1" office:value-type="float" office:value="0.00000772" calcext:value-type="float">
            <text:p>7,72E-06</text:p>
          </table:table-cell>
          <table:table-cell office:value-type="float" office:value="2" calcext:value-type="float">
            <text:p>2</text:p>
          </table:table-cell>
          <table:table-cell office:value-type="float" office:value="0.00170662" calcext:value-type="float">
            <text:p>0,00170662</text:p>
          </table:table-cell>
          <table:table-cell table:style-name="ce1" office:value-type="float" office:value="0.00000709" calcext:value-type="float">
            <text:p>7,09E-06</text:p>
          </table:table-cell>
          <table:table-cell office:value-type="float" office:value="2" calcext:value-type="float">
            <text:p>2</text:p>
          </table:table-cell>
          <table:table-cell office:value-type="float" office:value="0.00170743" calcext:value-type="float">
            <text:p>0,00170743</text:p>
          </table:table-cell>
          <table:table-cell table:style-name="ce1" office:value-type="float" office:value="0.000007" calcext:value-type="float">
            <text:p>7,00E-06</text:p>
          </table:table-cell>
          <table:table-cell office:value-type="float" office:value="2" calcext:value-type="float">
            <text:p>2</text:p>
          </table:table-cell>
          <table:table-cell office:value-type="float" office:value="0.00204843" calcext:value-type="float">
            <text:p>0,00204843</text:p>
          </table:table-cell>
          <table:table-cell table:style-name="ce1" office:value-type="float" office:value="0.00000772" calcext:value-type="float">
            <text:p>7,7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99]-[.A99])/[.J99]" office:value-type="float" office:value="0" calcext:value-type="float">
            <text:p>0,000000000</text:p>
          </table:table-cell>
          <table:table-cell table:formula="of:=ABS([.J99]-[.D99])/[.J99]" office:value-type="float" office:value="0.166864379061037" calcext:value-type="float">
            <text:p>0,166864379061037</text:p>
          </table:table-cell>
          <table:table-cell table:formula="of:=ABS([.J99]-[.G99])/[.J99]" office:value-type="float" office:value="0.166468954272296" calcext:value-type="float">
            <text:p>0,166468954272296</text:p>
          </table:table-cell>
          <table:table-cell table:formula="of:=3*([.N99])+3*([.O99])+3*([.P9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3517" calcext:value-type="float">
            <text:p>0,00203517</text:p>
          </table:table-cell>
          <table:table-cell table:style-name="ce1"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 office:value-type="float" office:value="0.00169558" calcext:value-type="float">
            <text:p>0,00169558</text:p>
          </table:table-cell>
          <table:table-cell table:style-name="ce1" office:value-type="float" office:value="0.00000706" calcext:value-type="float">
            <text:p>7,06E-06</text:p>
          </table:table-cell>
          <table:table-cell office:value-type="float" office:value="2" calcext:value-type="float">
            <text:p>2</text:p>
          </table:table-cell>
          <table:table-cell office:value-type="float" office:value="0.00169637" calcext:value-type="float">
            <text:p>0,00169637</text:p>
          </table:table-cell>
          <table:table-cell table:style-name="ce1" office:value-type="float" office:value="0.00000698" calcext:value-type="float">
            <text:p>6,98E-06</text:p>
          </table:table-cell>
          <table:table-cell office:value-type="float" office:value="2" calcext:value-type="float">
            <text:p>2</text:p>
          </table:table-cell>
          <table:table-cell office:value-type="float" office:value="0.00203517" calcext:value-type="float">
            <text:p>0,00203517</text:p>
          </table:table-cell>
          <table:table-cell table:style-name="ce1"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0]-[.A100])/[.J100]" office:value-type="float" office:value="0" calcext:value-type="float">
            <text:p>0,000000000</text:p>
          </table:table-cell>
          <table:table-cell table:formula="of:=ABS([.J100]-[.D100])/[.J100]" office:value-type="float" office:value="0.166860753647116" calcext:value-type="float">
            <text:p>0,166860753647116</text:p>
          </table:table-cell>
          <table:table-cell table:formula="of:=ABS([.J100]-[.G100])/[.J100]" office:value-type="float" office:value="0.166472579686218" calcext:value-type="float">
            <text:p>0,166472579686218</text:p>
          </table:table-cell>
          <table:table-cell table:formula="of:=3*([.N100])+3*([.O100])+3*([.P10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22" calcext:value-type="float">
            <text:p>0,002022</text:p>
          </table:table-cell>
          <table:table-cell table:style-name="ce1" office:value-type="float" office:value="0.00000767" calcext:value-type="float">
            <text:p>7,67E-06</text:p>
          </table:table-cell>
          <table:table-cell office:value-type="float" office:value="2" calcext:value-type="float">
            <text:p>2</text:p>
          </table:table-cell>
          <table:table-cell office:value-type="float" office:value="0.00168462" calcext:value-type="float">
            <text:p>0,00168462</text:p>
          </table:table-cell>
          <table:table-cell table:style-name="ce1" office:value-type="float" office:value="0.00000704" calcext:value-type="float">
            <text:p>7,04E-06</text:p>
          </table:table-cell>
          <table:table-cell office:value-type="float" office:value="2" calcext:value-type="float">
            <text:p>2</text:p>
          </table:table-cell>
          <table:table-cell office:value-type="float" office:value="0.00168538" calcext:value-type="float">
            <text:p>0,00168538</text:p>
          </table:table-cell>
          <table:table-cell table:style-name="ce1" office:value-type="float" office:value="0.00000696" calcext:value-type="float">
            <text:p>6,96E-06</text:p>
          </table:table-cell>
          <table:table-cell office:value-type="float" office:value="2" calcext:value-type="float">
            <text:p>2</text:p>
          </table:table-cell>
          <table:table-cell office:value-type="float" office:value="0.002022" calcext:value-type="float">
            <text:p>0,002022</text:p>
          </table:table-cell>
          <table:table-cell table:style-name="ce1" office:value-type="float" office:value="0.00000767" calcext:value-type="float">
            <text:p>7,6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1]-[.A101])/[.J101]" office:value-type="float" office:value="0" calcext:value-type="float">
            <text:p>0,000000000</text:p>
          </table:table-cell>
          <table:table-cell table:formula="of:=ABS([.J101]-[.D101])/[.J101]" office:value-type="float" office:value="0.166854599406528" calcext:value-type="float">
            <text:p>0,166854599406528</text:p>
          </table:table-cell>
          <table:table-cell table:formula="of:=ABS([.J101]-[.G101])/[.J101]" office:value-type="float" office:value="0.166478733926805" calcext:value-type="float">
            <text:p>0,166478733926805</text:p>
          </table:table-cell>
          <table:table-cell table:formula="of:=3*([.N101])+3*([.O101])+3*([.P10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200889" calcext:value-type="float">
            <text:p>0,00200889</text:p>
          </table:table-cell>
          <table:table-cell table:style-name="ce1" office:value-type="float" office:value="0.00000765" calcext:value-type="float">
            <text:p>7,65E-06</text:p>
          </table:table-cell>
          <table:table-cell office:value-type="float" office:value="2" calcext:value-type="float">
            <text:p>2</text:p>
          </table:table-cell>
          <table:table-cell office:value-type="float" office:value="0.0016737" calcext:value-type="float">
            <text:p>0,0016737</text:p>
          </table:table-cell>
          <table:table-cell table:style-name="ce1" office:value-type="float" office:value="0.00000702" calcext:value-type="float">
            <text:p>7,02E-06</text:p>
          </table:table-cell>
          <table:table-cell office:value-type="float" office:value="2" calcext:value-type="float">
            <text:p>2</text:p>
          </table:table-cell>
          <table:table-cell office:value-type="float" office:value="0.00167445" calcext:value-type="float">
            <text:p>0,00167445</text:p>
          </table:table-cell>
          <table:table-cell table:style-name="ce1" office:value-type="float" office:value="0.00000694" calcext:value-type="float">
            <text:p>6,94E-06</text:p>
          </table:table-cell>
          <table:table-cell office:value-type="float" office:value="2" calcext:value-type="float">
            <text:p>2</text:p>
          </table:table-cell>
          <table:table-cell office:value-type="float" office:value="0.00200889" calcext:value-type="float">
            <text:p>0,00200889</text:p>
          </table:table-cell>
          <table:table-cell table:style-name="ce1" office:value-type="float" office:value="0.00000765" calcext:value-type="float">
            <text:p>7,6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2]-[.A102])/[.J102]" office:value-type="float" office:value="0" calcext:value-type="float">
            <text:p>0,000000000</text:p>
          </table:table-cell>
          <table:table-cell table:formula="of:=ABS([.J102]-[.D102])/[.J102]" office:value-type="float" office:value="0.166853336917402" calcext:value-type="float">
            <text:p>0,166853336917402</text:p>
          </table:table-cell>
          <table:table-cell table:formula="of:=ABS([.J102]-[.G102])/[.J102]" office:value-type="float" office:value="0.166479996415931" calcext:value-type="float">
            <text:p>0,166479996415931</text:p>
          </table:table-cell>
          <table:table-cell table:formula="of:=3*([.N102])+3*([.O102])+3*([.P10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9593" calcext:value-type="float">
            <text:p>0,00199593</text:p>
          </table:table-cell>
          <table:table-cell table:style-name="ce1" office:value-type="float" office:value="0.00000762" calcext:value-type="float">
            <text:p>7,62E-06</text:p>
          </table:table-cell>
          <table:table-cell office:value-type="float" office:value="2" calcext:value-type="float">
            <text:p>2</text:p>
          </table:table-cell>
          <table:table-cell office:value-type="float" office:value="0.00166291" calcext:value-type="float">
            <text:p>0,00166291</text:p>
          </table:table-cell>
          <table:table-cell table:style-name="ce1" office:value-type="float" office:value="0.00000699" calcext:value-type="float">
            <text:p>6,99E-06</text:p>
          </table:table-cell>
          <table:table-cell office:value-type="float" office:value="2" calcext:value-type="float">
            <text:p>2</text:p>
          </table:table-cell>
          <table:table-cell office:value-type="float" office:value="0.00166364" calcext:value-type="float">
            <text:p>0,00166364</text:p>
          </table:table-cell>
          <table:table-cell table:style-name="ce1" office:value-type="float" office:value="0.00000692" calcext:value-type="float">
            <text:p>6,92E-06</text:p>
          </table:table-cell>
          <table:table-cell office:value-type="float" office:value="2" calcext:value-type="float">
            <text:p>2</text:p>
          </table:table-cell>
          <table:table-cell office:value-type="float" office:value="0.00199593" calcext:value-type="float">
            <text:p>0,00199593</text:p>
          </table:table-cell>
          <table:table-cell table:style-name="ce1" office:value-type="float" office:value="0.00000763" calcext:value-type="float">
            <text:p>7,6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3]-[.A103])/[.J103]" office:value-type="float" office:value="0" calcext:value-type="float">
            <text:p>0,000000000</text:p>
          </table:table-cell>
          <table:table-cell table:formula="of:=ABS([.J103]-[.D103])/[.J103]" office:value-type="float" office:value="0.166849538811481" calcext:value-type="float">
            <text:p>0,166849538811481</text:p>
          </table:table-cell>
          <table:table-cell table:formula="of:=ABS([.J103]-[.G103])/[.J103]" office:value-type="float" office:value="0.166483794521852" calcext:value-type="float">
            <text:p>0,166483794521852</text:p>
          </table:table-cell>
          <table:table-cell table:formula="of:=3*([.N103])+3*([.O103])+3*([.P10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8297" calcext:value-type="float">
            <text:p>0,00198297</text:p>
          </table:table-cell>
          <table:table-cell table:style-name="ce1" office:value-type="float" office:value="0.00000759" calcext:value-type="float">
            <text:p>7,59E-06</text:p>
          </table:table-cell>
          <table:table-cell office:value-type="float" office:value="2" calcext:value-type="float">
            <text:p>2</text:p>
          </table:table-cell>
          <table:table-cell office:value-type="float" office:value="0.00165212" calcext:value-type="float">
            <text:p>0,00165212</text:p>
          </table:table-cell>
          <table:table-cell table:style-name="ce1" office:value-type="float" office:value="0.00000697" calcext:value-type="float">
            <text:p>6,97E-06</text:p>
          </table:table-cell>
          <table:table-cell office:value-type="float" office:value="2" calcext:value-type="float">
            <text:p>2</text:p>
          </table:table-cell>
          <table:table-cell office:value-type="float" office:value="0.00165283" calcext:value-type="float">
            <text:p>0,00165283</text:p>
          </table:table-cell>
          <table:table-cell table:style-name="ce1" office:value-type="float" office:value="0.0000069" calcext:value-type="float">
            <text:p>6,90E-06</text:p>
          </table:table-cell>
          <table:table-cell office:value-type="float" office:value="2" calcext:value-type="float">
            <text:p>2</text:p>
          </table:table-cell>
          <table:table-cell office:value-type="float" office:value="0.00198297" calcext:value-type="float">
            <text:p>0,00198297</text:p>
          </table:table-cell>
          <table:table-cell table:style-name="ce1" office:value-type="float" office:value="0.0000076" calcext:value-type="float">
            <text:p>7,6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4]-[.A104])/[.J104]" office:value-type="float" office:value="0" calcext:value-type="float">
            <text:p>0,000000000</text:p>
          </table:table-cell>
          <table:table-cell table:formula="of:=ABS([.J104]-[.D104])/[.J104]" office:value-type="float" office:value="0.166845691059371" calcext:value-type="float">
            <text:p>0,166845691059371</text:p>
          </table:table-cell>
          <table:table-cell table:formula="of:=ABS([.J104]-[.G104])/[.J104]" office:value-type="float" office:value="0.166487642273963" calcext:value-type="float">
            <text:p>0,166487642273963</text:p>
          </table:table-cell>
          <table:table-cell table:formula="of:=3*([.N104])+3*([.O104])+3*([.P10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7013" calcext:value-type="float">
            <text:p>0,00197013</text:p>
          </table:table-cell>
          <table:table-cell table:style-name="ce1" office:value-type="float" office:value="0.00000757" calcext:value-type="float">
            <text:p>7,57E-06</text:p>
          </table:table-cell>
          <table:table-cell office:value-type="float" office:value="2" calcext:value-type="float">
            <text:p>2</text:p>
          </table:table-cell>
          <table:table-cell office:value-type="float" office:value="0.00164143" calcext:value-type="float">
            <text:p>0,00164143</text:p>
          </table:table-cell>
          <table:table-cell table:style-name="ce1" office:value-type="float" office:value="0.00000694" calcext:value-type="float">
            <text:p>6,94E-06</text:p>
          </table:table-cell>
          <table:table-cell office:value-type="float" office:value="2" calcext:value-type="float">
            <text:p>2</text:p>
          </table:table-cell>
          <table:table-cell office:value-type="float" office:value="0.00164212" calcext:value-type="float">
            <text:p>0,00164212</text:p>
          </table:table-cell>
          <table:table-cell table:style-name="ce1" office:value-type="float" office:value="0.00000688" calcext:value-type="float">
            <text:p>6,88E-06</text:p>
          </table:table-cell>
          <table:table-cell office:value-type="float" office:value="2" calcext:value-type="float">
            <text:p>2</text:p>
          </table:table-cell>
          <table:table-cell office:value-type="float" office:value="0.00197013" calcext:value-type="float">
            <text:p>0,00197013</text:p>
          </table:table-cell>
          <table:table-cell table:style-name="ce1" office:value-type="float" office:value="0.00000757" calcext:value-type="float">
            <text:p>7,5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5]-[.A105])/[.J105]" office:value-type="float" office:value="0" calcext:value-type="float">
            <text:p>0,000000000</text:p>
          </table:table-cell>
          <table:table-cell table:formula="of:=ABS([.J105]-[.D105])/[.J105]" office:value-type="float" office:value="0.166841782014385" calcext:value-type="float">
            <text:p>0,166841782014385</text:p>
          </table:table-cell>
          <table:table-cell table:formula="of:=ABS([.J105]-[.G105])/[.J105]" office:value-type="float" office:value="0.166491551318949" calcext:value-type="float">
            <text:p>0,166491551318949</text:p>
          </table:table-cell>
          <table:table-cell table:formula="of:=3*([.N105])+3*([.O105])+3*([.P10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5738" calcext:value-type="float">
            <text:p>0,00195738</text:p>
          </table:table-cell>
          <table:table-cell table:style-name="ce1" office:value-type="float" office:value="0.00000754" calcext:value-type="float">
            <text:p>7,54E-06</text:p>
          </table:table-cell>
          <table:table-cell office:value-type="float" office:value="2" calcext:value-type="float">
            <text:p>2</text:p>
          </table:table-cell>
          <table:table-cell office:value-type="float" office:value="0.00163081" calcext:value-type="float">
            <text:p>0,00163081</text:p>
          </table:table-cell>
          <table:table-cell table:style-name="ce1" office:value-type="float" office:value="0.00000691" calcext:value-type="float">
            <text:p>6,91E-06</text:p>
          </table:table-cell>
          <table:table-cell office:value-type="float" office:value="2" calcext:value-type="float">
            <text:p>2</text:p>
          </table:table-cell>
          <table:table-cell office:value-type="float" office:value="0.00163149" calcext:value-type="float">
            <text:p>0,00163149</text:p>
          </table:table-cell>
          <table:table-cell table:style-name="ce1" office:value-type="float" office:value="0.00000685" calcext:value-type="float">
            <text:p>6,85E-06</text:p>
          </table:table-cell>
          <table:table-cell office:value-type="float" office:value="2" calcext:value-type="float">
            <text:p>2</text:p>
          </table:table-cell>
          <table:table-cell office:value-type="float" office:value="0.00195738" calcext:value-type="float">
            <text:p>0,00195738</text:p>
          </table:table-cell>
          <table:table-cell table:style-name="ce1" office:value-type="float" office:value="0.00000754" calcext:value-type="float">
            <text:p>7,5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6]-[.A106])/[.J106]" office:value-type="float" office:value="0" calcext:value-type="float">
            <text:p>0,000000000</text:p>
          </table:table-cell>
          <table:table-cell table:formula="of:=ABS([.J106]-[.D106])/[.J106]" office:value-type="float" office:value="0.166840368247351" calcext:value-type="float">
            <text:p>0,166840368247351</text:p>
          </table:table-cell>
          <table:table-cell table:formula="of:=ABS([.J106]-[.G106])/[.J106]" office:value-type="float" office:value="0.166492965085982" calcext:value-type="float">
            <text:p>0,166492965085982</text:p>
          </table:table-cell>
          <table:table-cell table:formula="of:=3*([.N106])+3*([.O106])+3*([.P10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4472" calcext:value-type="float">
            <text:p>0,00194472</text:p>
          </table:table-cell>
          <table:table-cell table:style-name="ce1" office:value-type="float" office:value="0.00000751" calcext:value-type="float">
            <text:p>7,51E-06</text:p>
          </table:table-cell>
          <table:table-cell office:value-type="float" office:value="2" calcext:value-type="float">
            <text:p>2</text:p>
          </table:table-cell>
          <table:table-cell office:value-type="float" office:value="0.00162027" calcext:value-type="float">
            <text:p>0,00162027</text:p>
          </table:table-cell>
          <table:table-cell table:style-name="ce1" office:value-type="float" office:value="0.00000689" calcext:value-type="float">
            <text:p>6,89E-06</text:p>
          </table:table-cell>
          <table:table-cell office:value-type="float" office:value="2" calcext:value-type="float">
            <text:p>2</text:p>
          </table:table-cell>
          <table:table-cell office:value-type="float" office:value="0.00162093" calcext:value-type="float">
            <text:p>0,00162093</text:p>
          </table:table-cell>
          <table:table-cell table:style-name="ce1"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  <table:table-cell office:value-type="float" office:value="0.00194472" calcext:value-type="float">
            <text:p>0,00194472</text:p>
          </table:table-cell>
          <table:table-cell table:style-name="ce1" office:value-type="float" office:value="0.00000751" calcext:value-type="float">
            <text:p>7,5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7]-[.A107])/[.J107]" office:value-type="float" office:value="0" calcext:value-type="float">
            <text:p>0,000000000</text:p>
          </table:table-cell>
          <table:table-cell table:formula="of:=ABS([.J107]-[.D107])/[.J107]" office:value-type="float" office:value="0.16683635690485" calcext:value-type="float">
            <text:p>0,16683635690485</text:p>
          </table:table-cell>
          <table:table-cell table:formula="of:=ABS([.J107]-[.G107])/[.J107]" office:value-type="float" office:value="0.166496976428483" calcext:value-type="float">
            <text:p>0,166496976428483</text:p>
          </table:table-cell>
          <table:table-cell table:formula="of:=3*([.N107])+3*([.O107])+3*([.P10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3212" calcext:value-type="float">
            <text:p>0,00193212</text:p>
          </table:table-cell>
          <table:table-cell table:style-name="ce1" office:value-type="float" office:value="0.00000748" calcext:value-type="float">
            <text:p>7,48E-06</text:p>
          </table:table-cell>
          <table:table-cell office:value-type="float" office:value="2" calcext:value-type="float">
            <text:p>2</text:p>
          </table:table-cell>
          <table:table-cell office:value-type="float" office:value="0.00160978" calcext:value-type="float">
            <text:p>0,00160978</text:p>
          </table:table-cell>
          <table:table-cell table:style-name="ce1" office:value-type="float" office:value="0.00000686" calcext:value-type="float">
            <text:p>6,86E-06</text:p>
          </table:table-cell>
          <table:table-cell office:value-type="float" office:value="2" calcext:value-type="float">
            <text:p>2</text:p>
          </table:table-cell>
          <table:table-cell office:value-type="float" office:value="0.00161042" calcext:value-type="float">
            <text:p>0,00161042</text:p>
          </table:table-cell>
          <table:table-cell table:style-name="ce1" office:value-type="float" office:value="0.0000068" calcext:value-type="float">
            <text:p>6,80E-06</text:p>
          </table:table-cell>
          <table:table-cell office:value-type="float" office:value="2" calcext:value-type="float">
            <text:p>2</text:p>
          </table:table-cell>
          <table:table-cell office:value-type="float" office:value="0.00193212" calcext:value-type="float">
            <text:p>0,00193212</text:p>
          </table:table-cell>
          <table:table-cell table:style-name="ce1" office:value-type="float" office:value="0.00000748" calcext:value-type="float">
            <text:p>7,4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8]-[.A108])/[.J108]" office:value-type="float" office:value="0" calcext:value-type="float">
            <text:p>0,000000000</text:p>
          </table:table-cell>
          <table:table-cell table:formula="of:=ABS([.J108]-[.D108])/[.J108]" office:value-type="float" office:value="0.166832287849616" calcext:value-type="float">
            <text:p>0,166832287849616</text:p>
          </table:table-cell>
          <table:table-cell table:formula="of:=ABS([.J108]-[.G108])/[.J108]" office:value-type="float" office:value="0.166501045483717" calcext:value-type="float">
            <text:p>0,166501045483717</text:p>
          </table:table-cell>
          <table:table-cell table:formula="of:=3*([.N108])+3*([.O108])+3*([.P10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1961" calcext:value-type="float">
            <text:p>0,00191961</text:p>
          </table:table-cell>
          <table:table-cell table:style-name="ce1" office:value-type="float" office:value="0.00000745" calcext:value-type="float">
            <text:p>7,45E-06</text:p>
          </table:table-cell>
          <table:table-cell office:value-type="float" office:value="2" calcext:value-type="float">
            <text:p>2</text:p>
          </table:table-cell>
          <table:table-cell office:value-type="float" office:value="0.00159936" calcext:value-type="float">
            <text:p>0,00159936</text:p>
          </table:table-cell>
          <table:table-cell table:style-name="ce1"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  <table:table-cell office:value-type="float" office:value="0.00159999" calcext:value-type="float">
            <text:p>0,00159999</text:p>
          </table:table-cell>
          <table:table-cell table:style-name="ce1" office:value-type="float" office:value="0.00000677" calcext:value-type="float">
            <text:p>6,77E-06</text:p>
          </table:table-cell>
          <table:table-cell office:value-type="float" office:value="2" calcext:value-type="float">
            <text:p>2</text:p>
          </table:table-cell>
          <table:table-cell office:value-type="float" office:value="0.00191961" calcext:value-type="float">
            <text:p>0,00191961</text:p>
          </table:table-cell>
          <table:table-cell table:style-name="ce1" office:value-type="float" office:value="0.00000745" calcext:value-type="float">
            <text:p>7,4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09]-[.A109])/[.J109]" office:value-type="float" office:value="0" calcext:value-type="float">
            <text:p>0,000000000</text:p>
          </table:table-cell>
          <table:table-cell table:formula="of:=ABS([.J109]-[.D109])/[.J109]" office:value-type="float" office:value="0.166830762498633" calcext:value-type="float">
            <text:p>0,166830762498633</text:p>
          </table:table-cell>
          <table:table-cell table:formula="of:=ABS([.J109]-[.G109])/[.J109]" office:value-type="float" office:value="0.166502570834701" calcext:value-type="float">
            <text:p>0,166502570834701</text:p>
          </table:table-cell>
          <table:table-cell table:formula="of:=3*([.N109])+3*([.O109])+3*([.P109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90719" calcext:value-type="float">
            <text:p>0,00190719</text:p>
          </table:table-cell>
          <table:table-cell table:style-name="ce1" office:value-type="float" office:value="0.00000743" calcext:value-type="float">
            <text:p>7,43E-06</text:p>
          </table:table-cell>
          <table:table-cell office:value-type="float" office:value="2" calcext:value-type="float">
            <text:p>2</text:p>
          </table:table-cell>
          <table:table-cell office:value-type="float" office:value="0.00158902" calcext:value-type="float">
            <text:p>0,00158902</text:p>
          </table:table-cell>
          <table:table-cell table:style-name="ce1" office:value-type="float" office:value="0.0000068" calcext:value-type="float">
            <text:p>6,80E-06</text:p>
          </table:table-cell>
          <table:table-cell office:value-type="float" office:value="2" calcext:value-type="float">
            <text:p>2</text:p>
          </table:table-cell>
          <table:table-cell office:value-type="float" office:value="0.00158963" calcext:value-type="float">
            <text:p>0,00158963</text:p>
          </table:table-cell>
          <table:table-cell table:style-name="ce1" office:value-type="float" office:value="0.00000675" calcext:value-type="float">
            <text:p>6,75E-06</text:p>
          </table:table-cell>
          <table:table-cell office:value-type="float" office:value="2" calcext:value-type="float">
            <text:p>2</text:p>
          </table:table-cell>
          <table:table-cell office:value-type="float" office:value="0.00190719" calcext:value-type="float">
            <text:p>0,00190719</text:p>
          </table:table-cell>
          <table:table-cell table:style-name="ce1" office:value-type="float" office:value="0.00000743" calcext:value-type="float">
            <text:p>7,4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0]-[.A110])/[.J110]" office:value-type="float" office:value="0" calcext:value-type="float">
            <text:p>0,000000000</text:p>
          </table:table-cell>
          <table:table-cell table:formula="of:=ABS([.J110]-[.D110])/[.J110]" office:value-type="float" office:value="0.166826587807193" calcext:value-type="float">
            <text:p>0,166826587807193</text:p>
          </table:table-cell>
          <table:table-cell table:formula="of:=ABS([.J110]-[.G110])/[.J110]" office:value-type="float" office:value="0.16650674552614" calcext:value-type="float">
            <text:p>0,16650674552614</text:p>
          </table:table-cell>
          <table:table-cell table:formula="of:=3*([.N110])+3*([.O110])+3*([.P110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9483" calcext:value-type="float">
            <text:p>0,00189483</text:p>
          </table:table-cell>
          <table:table-cell table:style-name="ce1" office:value-type="float" office:value="0.00000739" calcext:value-type="float">
            <text:p>7,39E-06</text:p>
          </table:table-cell>
          <table:table-cell office:value-type="float" office:value="2" calcext:value-type="float">
            <text:p>2</text:p>
          </table:table-cell>
          <table:table-cell office:value-type="float" office:value="0.00157873" calcext:value-type="float">
            <text:p>0,00157873</text:p>
          </table:table-cell>
          <table:table-cell table:style-name="ce1" office:value-type="float" office:value="0.00000677" calcext:value-type="float">
            <text:p>6,77E-06</text:p>
          </table:table-cell>
          <table:table-cell office:value-type="float" office:value="2" calcext:value-type="float">
            <text:p>2</text:p>
          </table:table-cell>
          <table:table-cell office:value-type="float" office:value="0.00157932" calcext:value-type="float">
            <text:p>0,00157932</text:p>
          </table:table-cell>
          <table:table-cell table:style-name="ce1" office:value-type="float" office:value="0.00000672" calcext:value-type="float">
            <text:p>6,72E-06</text:p>
          </table:table-cell>
          <table:table-cell office:value-type="float" office:value="2" calcext:value-type="float">
            <text:p>2</text:p>
          </table:table-cell>
          <table:table-cell office:value-type="float" office:value="0.00189483" calcext:value-type="float">
            <text:p>0,00189483</text:p>
          </table:table-cell>
          <table:table-cell table:style-name="ce1" office:value-type="float" office:value="0.00000739" calcext:value-type="float">
            <text:p>7,3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1]-[.A111])/[.J111]" office:value-type="float" office:value="0" calcext:value-type="float">
            <text:p>0,000000000</text:p>
          </table:table-cell>
          <table:table-cell table:formula="of:=ABS([.J111]-[.D111])/[.J111]" office:value-type="float" office:value="0.166822353456511" calcext:value-type="float">
            <text:p>0,166822353456511</text:p>
          </table:table-cell>
          <table:table-cell table:formula="of:=ABS([.J111]-[.G111])/[.J111]" office:value-type="float" office:value="0.166510979876823" calcext:value-type="float">
            <text:p>0,166510979876823</text:p>
          </table:table-cell>
          <table:table-cell table:formula="of:=3*([.N111])+3*([.O111])+3*([.P111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8259" calcext:value-type="float">
            <text:p>0,00188259</text:p>
          </table:table-cell>
          <table:table-cell table:style-name="ce1" office:value-type="float" office:value="0.00000736" calcext:value-type="float">
            <text:p>7,36E-06</text:p>
          </table:table-cell>
          <table:table-cell office:value-type="float" office:value="2" calcext:value-type="float">
            <text:p>2</text:p>
          </table:table-cell>
          <table:table-cell office:value-type="float" office:value="0.00156854" calcext:value-type="float">
            <text:p>0,00156854</text:p>
          </table:table-cell>
          <table:table-cell table:style-name="ce1" office:value-type="float" office:value="0.00000674" calcext:value-type="float">
            <text:p>6,74E-06</text:p>
          </table:table-cell>
          <table:table-cell office:value-type="float" office:value="2" calcext:value-type="float">
            <text:p>2</text:p>
          </table:table-cell>
          <table:table-cell office:value-type="float" office:value="0.00156911" calcext:value-type="float">
            <text:p>0,00156911</text:p>
          </table:table-cell>
          <table:table-cell table:style-name="ce1" office:value-type="float" office:value="0.0000067" calcext:value-type="float">
            <text:p>6,70E-06</text:p>
          </table:table-cell>
          <table:table-cell office:value-type="float" office:value="2" calcext:value-type="float">
            <text:p>2</text:p>
          </table:table-cell>
          <table:table-cell office:value-type="float" office:value="0.00188259" calcext:value-type="float">
            <text:p>0,00188259</text:p>
          </table:table-cell>
          <table:table-cell table:style-name="ce1" office:value-type="float" office:value="0.00000736" calcext:value-type="float">
            <text:p>7,3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2]-[.A112])/[.J112]" office:value-type="float" office:value="0" calcext:value-type="float">
            <text:p>0,000000000</text:p>
          </table:table-cell>
          <table:table-cell table:formula="of:=ABS([.J112]-[.D112])/[.J112]" office:value-type="float" office:value="0.166818053851343" calcext:value-type="float">
            <text:p>0,166818053851343</text:p>
          </table:table-cell>
          <table:table-cell table:formula="of:=ABS([.J112]-[.G112])/[.J112]" office:value-type="float" office:value="0.16651527948199" calcext:value-type="float">
            <text:p>0,16651527948199</text:p>
          </table:table-cell>
          <table:table-cell table:formula="of:=3*([.N112])+3*([.O112])+3*([.P11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7038" calcext:value-type="float">
            <text:p>0,00187038</text:p>
          </table:table-cell>
          <table:table-cell table:style-name="ce1" office:value-type="float" office:value="0.00000733" calcext:value-type="float">
            <text:p>7,33E-06</text:p>
          </table:table-cell>
          <table:table-cell office:value-type="float" office:value="2" calcext:value-type="float">
            <text:p>2</text:p>
          </table:table-cell>
          <table:table-cell office:value-type="float" office:value="0.00155837" calcext:value-type="float">
            <text:p>0,00155837</text:p>
          </table:table-cell>
          <table:table-cell table:style-name="ce1" office:value-type="float" office:value="0.00000671" calcext:value-type="float">
            <text:p>6,71E-06</text:p>
          </table:table-cell>
          <table:table-cell office:value-type="float" office:value="2" calcext:value-type="float">
            <text:p>2</text:p>
          </table:table-cell>
          <table:table-cell office:value-type="float" office:value="0.00155893" calcext:value-type="float">
            <text:p>0,00155893</text:p>
          </table:table-cell>
          <table:table-cell table:style-name="ce1" office:value-type="float" office:value="0.00000667" calcext:value-type="float">
            <text:p>6,67E-06</text:p>
          </table:table-cell>
          <table:table-cell office:value-type="float" office:value="2" calcext:value-type="float">
            <text:p>2</text:p>
          </table:table-cell>
          <table:table-cell office:value-type="float" office:value="0.00187038" calcext:value-type="float">
            <text:p>0,00187038</text:p>
          </table:table-cell>
          <table:table-cell table:style-name="ce1" office:value-type="float" office:value="0.00000733" calcext:value-type="float">
            <text:p>7,3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3]-[.A113])/[.J113]" office:value-type="float" office:value="0" calcext:value-type="float">
            <text:p>0,000000000</text:p>
          </table:table-cell>
          <table:table-cell table:formula="of:=ABS([.J113]-[.D113])/[.J113]" office:value-type="float" office:value="0.16681636886622" calcext:value-type="float">
            <text:p>0,16681636886622</text:p>
          </table:table-cell>
          <table:table-cell table:formula="of:=ABS([.J113]-[.G113])/[.J113]" office:value-type="float" office:value="0.166516964467114" calcext:value-type="float">
            <text:p>0,166516964467114</text:p>
          </table:table-cell>
          <table:table-cell table:formula="of:=3*([.N113])+3*([.O113])+3*([.P113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5829" calcext:value-type="float">
            <text:p>0,00185829</text:p>
          </table:table-cell>
          <table:table-cell table:style-name="ce1" office:value-type="float" office:value="0.0000073" calcext:value-type="float">
            <text:p>7,30E-06</text:p>
          </table:table-cell>
          <table:table-cell office:value-type="float" office:value="2" calcext:value-type="float">
            <text:p>2</text:p>
          </table:table-cell>
          <table:table-cell office:value-type="float" office:value="0.0015483" calcext:value-type="float">
            <text:p>0,0015483</text:p>
          </table:table-cell>
          <table:table-cell table:style-name="ce1" office:value-type="float" office:value="0.00000668" calcext:value-type="float">
            <text:p>6,68E-06</text:p>
          </table:table-cell>
          <table:table-cell office:value-type="float" office:value="2" calcext:value-type="float">
            <text:p>2</text:p>
          </table:table-cell>
          <table:table-cell office:value-type="float" office:value="0.00154885" calcext:value-type="float">
            <text:p>0,00154885</text:p>
          </table:table-cell>
          <table:table-cell table:style-name="ce1"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  <table:table-cell office:value-type="float" office:value="0.00185829" calcext:value-type="float">
            <text:p>0,00185829</text:p>
          </table:table-cell>
          <table:table-cell table:style-name="ce1" office:value-type="float" office:value="0.0000073" calcext:value-type="float">
            <text:p>7,3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4]-[.A114])/[.J114]" office:value-type="float" office:value="0" calcext:value-type="float">
            <text:p>0,000000000</text:p>
          </table:table-cell>
          <table:table-cell table:formula="of:=ABS([.J114]-[.D114])/[.J114]" office:value-type="float" office:value="0.16681465218023" calcext:value-type="float">
            <text:p>0,16681465218023</text:p>
          </table:table-cell>
          <table:table-cell table:formula="of:=ABS([.J114]-[.G114])/[.J114]" office:value-type="float" office:value="0.166518681153103" calcext:value-type="float">
            <text:p>0,166518681153103</text:p>
          </table:table-cell>
          <table:table-cell table:formula="of:=3*([.N114])+3*([.O114])+3*([.P114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4623" calcext:value-type="float">
            <text:p>0,00184623</text:p>
          </table:table-cell>
          <table:table-cell table:style-name="ce1" office:value-type="float" office:value="0.00000727" calcext:value-type="float">
            <text:p>7,27E-06</text:p>
          </table:table-cell>
          <table:table-cell office:value-type="float" office:value="2" calcext:value-type="float">
            <text:p>2</text:p>
          </table:table-cell>
          <table:table-cell office:value-type="float" office:value="0.00153826" calcext:value-type="float">
            <text:p>0,00153826</text:p>
          </table:table-cell>
          <table:table-cell table:style-name="ce1" office:value-type="float" office:value="0.00000665" calcext:value-type="float">
            <text:p>6,65E-06</text:p>
          </table:table-cell>
          <table:table-cell office:value-type="float" office:value="2" calcext:value-type="float">
            <text:p>2</text:p>
          </table:table-cell>
          <table:table-cell office:value-type="float" office:value="0.00153879" calcext:value-type="float">
            <text:p>0,00153879</text:p>
          </table:table-cell>
          <table:table-cell table:style-name="ce1"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  <table:table-cell office:value-type="float" office:value="0.00184623" calcext:value-type="float">
            <text:p>0,00184623</text:p>
          </table:table-cell>
          <table:table-cell table:style-name="ce1" office:value-type="float" office:value="0.00000727" calcext:value-type="float">
            <text:p>7,2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5]-[.A115])/[.J115]" office:value-type="float" office:value="0" calcext:value-type="float">
            <text:p>0,000000000</text:p>
          </table:table-cell>
          <table:table-cell table:formula="of:=ABS([.J115]-[.D115])/[.J115]" office:value-type="float" office:value="0.166810202412484" calcext:value-type="float">
            <text:p>0,166810202412484</text:p>
          </table:table-cell>
          <table:table-cell table:formula="of:=ABS([.J115]-[.G115])/[.J115]" office:value-type="float" office:value="0.16652313092085" calcext:value-type="float">
            <text:p>0,16652313092085</text:p>
          </table:table-cell>
          <table:table-cell table:formula="of:=3*([.N115])+3*([.O115])+3*([.P115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3429" calcext:value-type="float">
            <text:p>0,00183429</text:p>
          </table:table-cell>
          <table:table-cell table:style-name="ce1" office:value-type="float" office:value="0.00000724" calcext:value-type="float">
            <text:p>7,24E-06</text:p>
          </table:table-cell>
          <table:table-cell office:value-type="float" office:value="2" calcext:value-type="float">
            <text:p>2</text:p>
          </table:table-cell>
          <table:table-cell office:value-type="float" office:value="0.00152832" calcext:value-type="float">
            <text:p>0,00152832</text:p>
          </table:table-cell>
          <table:table-cell table:style-name="ce1" office:value-type="float" office:value="0.00000662" calcext:value-type="float">
            <text:p>6,62E-06</text:p>
          </table:table-cell>
          <table:table-cell office:value-type="float" office:value="2" calcext:value-type="float">
            <text:p>2</text:p>
          </table:table-cell>
          <table:table-cell office:value-type="float" office:value="0.00152883" calcext:value-type="float">
            <text:p>0,00152883</text:p>
          </table:table-cell>
          <table:table-cell table:style-name="ce1" office:value-type="float" office:value="0.00000659" calcext:value-type="float">
            <text:p>6,59E-06</text:p>
          </table:table-cell>
          <table:table-cell office:value-type="float" office:value="2" calcext:value-type="float">
            <text:p>2</text:p>
          </table:table-cell>
          <table:table-cell office:value-type="float" office:value="0.00183429" calcext:value-type="float">
            <text:p>0,00183429</text:p>
          </table:table-cell>
          <table:table-cell table:style-name="ce1" office:value-type="float" office:value="0.00000724" calcext:value-type="float">
            <text:p>7,2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6]-[.A116])/[.J116]" office:value-type="float" office:value="0" calcext:value-type="float">
            <text:p>0,000000000</text:p>
          </table:table-cell>
          <table:table-cell table:formula="of:=ABS([.J116]-[.D116])/[.J116]" office:value-type="float" office:value="0.166805685033446" calcext:value-type="float">
            <text:p>0,166805685033446</text:p>
          </table:table-cell>
          <table:table-cell table:formula="of:=ABS([.J116]-[.G116])/[.J116]" office:value-type="float" office:value="0.166527648299887" calcext:value-type="float">
            <text:p>0,166527648299887</text:p>
          </table:table-cell>
          <table:table-cell table:formula="of:=3*([.N116])+3*([.O116])+3*([.P116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2244" calcext:value-type="float">
            <text:p>0,00182244</text:p>
          </table:table-cell>
          <table:table-cell table:style-name="ce1" office:value-type="float" office:value="0.0000072" calcext:value-type="float">
            <text:p>7,20E-06</text:p>
          </table:table-cell>
          <table:table-cell office:value-type="float" office:value="2" calcext:value-type="float">
            <text:p>2</text:p>
          </table:table-cell>
          <table:table-cell office:value-type="float" office:value="0.00151845" calcext:value-type="float">
            <text:p>0,00151845</text:p>
          </table:table-cell>
          <table:table-cell table:style-name="ce1" office:value-type="float" office:value="0.00000659" calcext:value-type="float">
            <text:p>6,59E-06</text:p>
          </table:table-cell>
          <table:table-cell office:value-type="float" office:value="2" calcext:value-type="float">
            <text:p>2</text:p>
          </table:table-cell>
          <table:table-cell office:value-type="float" office:value="0.00151895" calcext:value-type="float">
            <text:p>0,00151895</text:p>
          </table:table-cell>
          <table:table-cell table:style-name="ce1" office:value-type="float" office:value="0.00000656" calcext:value-type="float">
            <text:p>6,56E-06</text:p>
          </table:table-cell>
          <table:table-cell office:value-type="float" office:value="2" calcext:value-type="float">
            <text:p>2</text:p>
          </table:table-cell>
          <table:table-cell office:value-type="float" office:value="0.00182244" calcext:value-type="float">
            <text:p>0,00182244</text:p>
          </table:table-cell>
          <table:table-cell table:style-name="ce1" office:value-type="float" office:value="0.00000721" calcext:value-type="float">
            <text:p>7,2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7]-[.A117])/[.J117]" office:value-type="float" office:value="0" calcext:value-type="float">
            <text:p>0,000000000</text:p>
          </table:table-cell>
          <table:table-cell table:formula="of:=ABS([.J117]-[.D117])/[.J117]" office:value-type="float" office:value="0.166803845394087" calcext:value-type="float">
            <text:p>0,166803845394087</text:p>
          </table:table-cell>
          <table:table-cell table:formula="of:=ABS([.J117]-[.G117])/[.J117]" office:value-type="float" office:value="0.166529487939246" calcext:value-type="float">
            <text:p>0,166529487939246</text:p>
          </table:table-cell>
          <table:table-cell table:formula="of:=3*([.N117])+3*([.O117])+3*([.P117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81062" calcext:value-type="float">
            <text:p>0,00181062</text:p>
          </table:table-cell>
          <table:table-cell table:style-name="ce1" office:value-type="float" office:value="0.00000717" calcext:value-type="float">
            <text:p>7,17E-06</text:p>
          </table:table-cell>
          <table:table-cell office:value-type="float" office:value="2" calcext:value-type="float">
            <text:p>2</text:p>
          </table:table-cell>
          <table:table-cell office:value-type="float" office:value="0.00150861" calcext:value-type="float">
            <text:p>0,00150861</text:p>
          </table:table-cell>
          <table:table-cell table:style-name="ce1" office:value-type="float" office:value="0.00000656" calcext:value-type="float">
            <text:p>6,56E-06</text:p>
          </table:table-cell>
          <table:table-cell office:value-type="float" office:value="2" calcext:value-type="float">
            <text:p>2</text:p>
          </table:table-cell>
          <table:table-cell office:value-type="float" office:value="0.00150909" calcext:value-type="float">
            <text:p>0,00150909</text:p>
          </table:table-cell>
          <table:table-cell table:style-name="ce1" office:value-type="float" office:value="0.00000653" calcext:value-type="float">
            <text:p>6,53E-06</text:p>
          </table:table-cell>
          <table:table-cell office:value-type="float" office:value="2" calcext:value-type="float">
            <text:p>2</text:p>
          </table:table-cell>
          <table:table-cell office:value-type="float" office:value="0.00181062" calcext:value-type="float">
            <text:p>0,00181062</text:p>
          </table:table-cell>
          <table:table-cell table:style-name="ce1" office:value-type="float" office:value="0.00000717" calcext:value-type="float">
            <text:p>7,1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8]-[.A118])/[.J118]" office:value-type="float" office:value="0" calcext:value-type="float">
            <text:p>0,000000000</text:p>
          </table:table-cell>
          <table:table-cell table:formula="of:=ABS([.J118]-[.D118])/[.J118]" office:value-type="float" office:value="0.166799217947443" calcext:value-type="float">
            <text:p>0,166799217947443</text:p>
          </table:table-cell>
          <table:table-cell table:formula="of:=ABS([.J118]-[.G118])/[.J118]" office:value-type="float" office:value="0.16653411538589" calcext:value-type="float">
            <text:p>0,16653411538589</text:p>
          </table:table-cell>
          <table:table-cell table:formula="of:=3*([.N118])+3*([.O118])+3*([.P118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0.00179889" calcext:value-type="float">
            <text:p>0,00179889</text:p>
          </table:table-cell>
          <table:table-cell table:style-name="ce1" office:value-type="float" office:value="0.00000714" calcext:value-type="float">
            <text:p>7,14E-06</text:p>
          </table:table-cell>
          <table:table-cell office:value-type="float" office:value="2" calcext:value-type="float">
            <text:p>2</text:p>
          </table:table-cell>
          <table:table-cell office:value-type="float" office:value="0.00149884" calcext:value-type="float">
            <text:p>0,00149884</text:p>
          </table:table-cell>
          <table:table-cell table:style-name="ce1" office:value-type="float" office:value="0.00000653" calcext:value-type="float">
            <text:p>6,53E-06</text:p>
          </table:table-cell>
          <table:table-cell office:value-type="float" office:value="2" calcext:value-type="float">
            <text:p>2</text:p>
          </table:table-cell>
          <table:table-cell office:value-type="float" office:value="0.00149931" calcext:value-type="float">
            <text:p>0,00149931</text:p>
          </table:table-cell>
          <table:table-cell table:style-name="ce1" office:value-type="float" office:value="0.0000065" calcext:value-type="float">
            <text:p>6,50E-06</text:p>
          </table:table-cell>
          <table:table-cell office:value-type="float" office:value="2" calcext:value-type="float">
            <text:p>2</text:p>
          </table:table-cell>
          <table:table-cell office:value-type="float" office:value="0.00179889" calcext:value-type="float">
            <text:p>0,00179889</text:p>
          </table:table-cell>
          <table:table-cell table:style-name="ce1" office:value-type="float" office:value="0.00000714" calcext:value-type="float">
            <text:p>7,1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19]-[.A119])/[.J119]" office:value-type="float" office:value="0" calcext:value-type="float">
            <text:p>0,000000000</text:p>
          </table:table-cell>
          <table:table-cell table:formula="of:=ABS([.J119]-[.D120])/[.J119]" office:value-type="float" office:value="0.17218395788514" calcext:value-type="float">
            <text:p>0,17218395788514</text:p>
          </table:table-cell>
          <table:table-cell table:formula="of:=ABS([.J119]-[.G119])/[.J119]" office:value-type="float" office:value="0.166536030552174" calcext:value-type="float">
            <text:p>0,166536030552174</text:p>
          </table:table-cell>
          <table:table-cell table:formula="of:=3*([.N119])+3*([.O119])+3*([.P119])" office:value-type="percentage" office:value="1.01615996531194" calcext:value-type="percentage">
            <text:p>102%</text:p>
          </table:table-cell>
        </table:table-row>
        <table:table-row table:style-name="ro1">
          <table:table-cell office:value-type="float" office:value="0.00178725" calcext:value-type="float">
            <text:p>0,00178725</text:p>
          </table:table-cell>
          <table:table-cell table:style-name="ce1" office:value-type="float" office:value="0.0000071" calcext:value-type="float">
            <text:p>7,10E-06</text:p>
          </table:table-cell>
          <table:table-cell office:value-type="float" office:value="2" calcext:value-type="float">
            <text:p>2</text:p>
          </table:table-cell>
          <table:table-cell office:value-type="float" office:value="0.00148915" calcext:value-type="float">
            <text:p>0,00148915</text:p>
          </table:table-cell>
          <table:table-cell table:style-name="ce1" office:value-type="float" office:value="0.00000649" calcext:value-type="float">
            <text:p>6,49E-06</text:p>
          </table:table-cell>
          <table:table-cell office:value-type="float" office:value="2" calcext:value-type="float">
            <text:p>2</text:p>
          </table:table-cell>
          <table:table-cell office:value-type="float" office:value="0.0014896" calcext:value-type="float">
            <text:p>0,0014896</text:p>
          </table:table-cell>
          <table:table-cell table:style-name="ce1" office:value-type="float" office:value="0.00000647" calcext:value-type="float">
            <text:p>6,47E-06</text:p>
          </table:table-cell>
          <table:table-cell office:value-type="float" office:value="2" calcext:value-type="float">
            <text:p>2</text:p>
          </table:table-cell>
          <table:table-cell office:value-type="float" office:value="0.00178725" calcext:value-type="float">
            <text:p>0,00178725</text:p>
          </table:table-cell>
          <table:table-cell table:style-name="ce1" office:value-type="float" office:value="0.0000071" calcext:value-type="float">
            <text:p>7,1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0]-[.A120])/[.J120]" office:value-type="float" office:value="0" calcext:value-type="float">
            <text:p>0,000000000</text:p>
          </table:table-cell>
          <table:table-cell table:formula="of:=ABS([.J120]-[.D121])/[.J120]" office:value-type="float" office:value="0.172175129388726" calcext:value-type="float">
            <text:p>0,172175129388726</text:p>
          </table:table-cell>
          <table:table-cell table:formula="of:=ABS([.J120]-[.G120])/[.J120]" office:value-type="float" office:value="0.166540774933557" calcext:value-type="float">
            <text:p>0,166540774933557</text:p>
          </table:table-cell>
          <table:table-cell table:formula="of:=3*([.N120])+3*([.O120])+3*([.P120])" office:value-type="percentage" office:value="1.01614771296685" calcext:value-type="percentage">
            <text:p>102%</text:p>
          </table:table-cell>
        </table:table-row>
        <table:table-row table:style-name="ro1">
          <table:table-cell office:value-type="float" office:value="0.0017757" calcext:value-type="float">
            <text:p>0,0017757</text:p>
          </table:table-cell>
          <table:table-cell table:style-name="ce1" office:value-type="float" office:value="0.00000707" calcext:value-type="float">
            <text:p>7,07E-06</text:p>
          </table:table-cell>
          <table:table-cell office:value-type="float" office:value="2" calcext:value-type="float">
            <text:p>2</text:p>
          </table:table-cell>
          <table:table-cell office:value-type="float" office:value="0.00147953" calcext:value-type="float">
            <text:p>0,00147953</text:p>
          </table:table-cell>
          <table:table-cell table:style-name="ce1"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  <table:table-cell office:value-type="float" office:value="0.00147997" calcext:value-type="float">
            <text:p>0,00147997</text:p>
          </table:table-cell>
          <table:table-cell table:style-name="ce1" office:value-type="float" office:value="0.00000644" calcext:value-type="float">
            <text:p>6,44E-06</text:p>
          </table:table-cell>
          <table:table-cell office:value-type="float" office:value="2" calcext:value-type="float">
            <text:p>2</text:p>
          </table:table-cell>
          <table:table-cell office:value-type="float" office:value="0.0017757" calcext:value-type="float">
            <text:p>0,0017757</text:p>
          </table:table-cell>
          <table:table-cell table:style-name="ce1" office:value-type="float" office:value="0.00000707" calcext:value-type="float">
            <text:p>7,0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1]-[.A121])/[.J121]" office:value-type="float" office:value="0" calcext:value-type="float">
            <text:p>0,000000000</text:p>
          </table:table-cell>
          <table:table-cell table:formula="of:=ABS([.J121]-[.D122])/[.J121]" office:value-type="float" office:value="0.17219124852171" calcext:value-type="float">
            <text:p>0,17219124852171</text:p>
          </table:table-cell>
          <table:table-cell table:formula="of:=ABS([.J121]-[.G121])/[.J121]" office:value-type="float" office:value="0.166542771864617" calcext:value-type="float">
            <text:p>0,166542771864617</text:p>
          </table:table-cell>
          <table:table-cell table:formula="of:=3*([.N121])+3*([.O121])+3*([.P121])" office:value-type="percentage" office:value="1.01620206115898" calcext:value-type="percentage">
            <text:p>102%</text:p>
          </table:table-cell>
        </table:table-row>
        <table:table-row table:style-name="ro1">
          <table:table-cell office:value-type="float" office:value="0.00176418" calcext:value-type="float">
            <text:p>0,00176418</text:p>
          </table:table-cell>
          <table:table-cell table:style-name="ce1" office:value-type="float" office:value="0.00000703" calcext:value-type="float">
            <text:p>7,03E-06</text:p>
          </table:table-cell>
          <table:table-cell office:value-type="float" office:value="2" calcext:value-type="float">
            <text:p>2</text:p>
          </table:table-cell>
          <table:table-cell office:value-type="float" office:value="0.00146994" calcext:value-type="float">
            <text:p>0,00146994</text:p>
          </table:table-cell>
          <table:table-cell table:style-name="ce1" office:value-type="float" office:value="0.00000643" calcext:value-type="float">
            <text:p>6,43E-06</text:p>
          </table:table-cell>
          <table:table-cell office:value-type="float" office:value="2" calcext:value-type="float">
            <text:p>2</text:p>
          </table:table-cell>
          <table:table-cell office:value-type="float" office:value="0.00147036" calcext:value-type="float">
            <text:p>0,00147036</text:p>
          </table:table-cell>
          <table:table-cell table:style-name="ce1" office:value-type="float" office:value="0.00000641" calcext:value-type="float">
            <text:p>6,41E-06</text:p>
          </table:table-cell>
          <table:table-cell office:value-type="float" office:value="2" calcext:value-type="float">
            <text:p>2</text:p>
          </table:table-cell>
          <table:table-cell office:value-type="float" office:value="0.00176418" calcext:value-type="float">
            <text:p>0,00176418</text:p>
          </table:table-cell>
          <table:table-cell table:style-name="ce1" office:value-type="float" office:value="0.00000704" calcext:value-type="float">
            <text:p>7,0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2]-[.A122])/[.J122]" office:value-type="float" office:value="0" calcext:value-type="float">
            <text:p>0,000000000</text:p>
          </table:table-cell>
          <table:table-cell table:formula="of:=ABS([.J122]-[.D123])/[.J122]" office:value-type="float" office:value="0.172181976895782" calcext:value-type="float">
            <text:p>0,172181976895782</text:p>
          </table:table-cell>
          <table:table-cell table:formula="of:=ABS([.J122]-[.G122])/[.J122]" office:value-type="float" office:value="0.166547631194096" calcext:value-type="float">
            <text:p>0,166547631194096</text:p>
          </table:table-cell>
          <table:table-cell table:formula="of:=3*([.N122])+3*([.O122])+3*([.P122])" office:value-type="percentage" office:value="1.01618882426963" calcext:value-type="percentage">
            <text:p>102%</text:p>
          </table:table-cell>
        </table:table-row>
        <table:table-row table:style-name="ro1">
          <table:table-cell office:value-type="float" office:value="0.00175275" calcext:value-type="float">
            <text:p>0,00175275</text:p>
          </table:table-cell>
          <table:table-cell table:style-name="ce1" office:value-type="float" office:value="0.000007" calcext:value-type="float">
            <text:p>7,00E-06</text:p>
          </table:table-cell>
          <table:table-cell office:value-type="float" office:value="2" calcext:value-type="float">
            <text:p>2</text:p>
          </table:table-cell>
          <table:table-cell office:value-type="float" office:value="0.00146042" calcext:value-type="float">
            <text:p>0,00146042</text:p>
          </table:table-cell>
          <table:table-cell table:style-name="ce1" office:value-type="float" office:value="0.0000064" calcext:value-type="float">
            <text:p>6,40E-06</text:p>
          </table:table-cell>
          <table:table-cell office:value-type="float" office:value="2" calcext:value-type="float">
            <text:p>2</text:p>
          </table:table-cell>
          <table:table-cell office:value-type="float" office:value="0.00146083" calcext:value-type="float">
            <text:p>0,00146083</text:p>
          </table:table-cell>
          <table:table-cell table:style-name="ce1"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  <table:table-cell office:value-type="float" office:value="0.00175275" calcext:value-type="float">
            <text:p>0,00175275</text:p>
          </table:table-cell>
          <table:table-cell table:style-name="ce1" office:value-type="float" office:value="0.000007" calcext:value-type="float">
            <text:p>7,0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3]-[.A123])/[.J123]" office:value-type="float" office:value="0" calcext:value-type="float">
            <text:p>0,000000000</text:p>
          </table:table-cell>
          <table:table-cell table:formula="of:=ABS([.J123]-[.D124])/[.J123]" office:value-type="float" office:value="0.172158037369847" calcext:value-type="float">
            <text:p>0,172158037369847</text:p>
          </table:table-cell>
          <table:table-cell table:formula="of:=ABS([.J123]-[.G123])/[.J123]" office:value-type="float" office:value="0.166549707602339" calcext:value-type="float">
            <text:p>0,166549707602339</text:p>
          </table:table-cell>
          <table:table-cell table:formula="of:=3*([.N123])+3*([.O123])+3*([.P123])" office:value-type="percentage" office:value="1.01612323491656" calcext:value-type="percentage">
            <text:p>102%</text:p>
          </table:table-cell>
        </table:table-row>
        <table:table-row table:style-name="ro1">
          <table:table-cell office:value-type="float" office:value="0.00174144" calcext:value-type="float">
            <text:p>0,00174144</text:p>
          </table:table-cell>
          <table:table-cell table:style-name="ce1" office:value-type="float" office:value="0.00000697" calcext:value-type="float">
            <text:p>6,97E-06</text:p>
          </table:table-cell>
          <table:table-cell office:value-type="float" office:value="2" calcext:value-type="float">
            <text:p>2</text:p>
          </table:table-cell>
          <table:table-cell office:value-type="float" office:value="0.001451" calcext:value-type="float">
            <text:p>0,001451</text:p>
          </table:table-cell>
          <table:table-cell table:style-name="ce1" office:value-type="float" office:value="0.00000637" calcext:value-type="float">
            <text:p>6,37E-06</text:p>
          </table:table-cell>
          <table:table-cell office:value-type="float" office:value="2" calcext:value-type="float">
            <text:p>2</text:p>
          </table:table-cell>
          <table:table-cell office:value-type="float" office:value="0.0014514" calcext:value-type="float">
            <text:p>0,0014514</text:p>
          </table:table-cell>
          <table:table-cell table:style-name="ce1" office:value-type="float" office:value="0.00000635" calcext:value-type="float">
            <text:p>6,35E-06</text:p>
          </table:table-cell>
          <table:table-cell office:value-type="float" office:value="2" calcext:value-type="float">
            <text:p>2</text:p>
          </table:table-cell>
          <table:table-cell office:value-type="float" office:value="0.00174144" calcext:value-type="float">
            <text:p>0,00174144</text:p>
          </table:table-cell>
          <table:table-cell table:style-name="ce1" office:value-type="float" office:value="0.00000697" calcext:value-type="float">
            <text:p>6,9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4]-[.A124])/[.J124]" office:value-type="float" office:value="0" calcext:value-type="float">
            <text:p>0,000000000</text:p>
          </table:table-cell>
          <table:table-cell table:formula="of:=ABS([.J124]-[.D125])/[.J124]" office:value-type="float" office:value="0.172173603454612" calcext:value-type="float">
            <text:p>0,172173603454612</text:p>
          </table:table-cell>
          <table:table-cell table:formula="of:=ABS([.J124]-[.G124])/[.J124]" office:value-type="float" office:value="0.166551819184123" calcext:value-type="float">
            <text:p>0,166551819184123</text:p>
          </table:table-cell>
          <table:table-cell table:formula="of:=3*([.N124])+3*([.O124])+3*([.P124])" office:value-type="percentage" office:value="1.01617626791621" calcext:value-type="percentage">
            <text:p>102%</text:p>
          </table:table-cell>
        </table:table-row>
        <table:table-row table:style-name="ro1">
          <table:table-cell office:value-type="float" office:value="0.00173016" calcext:value-type="float">
            <text:p>0,00173016</text:p>
          </table:table-cell>
          <table:table-cell table:style-name="ce1" office:value-type="float" office:value="0.00000693" calcext:value-type="float">
            <text:p>6,93E-06</text:p>
          </table:table-cell>
          <table:table-cell office:value-type="float" office:value="2" calcext:value-type="float">
            <text:p>2</text:p>
          </table:table-cell>
          <table:table-cell office:value-type="float" office:value="0.00144161" calcext:value-type="float">
            <text:p>0,00144161</text:p>
          </table:table-cell>
          <table:table-cell table:style-name="ce1" office:value-type="float" office:value="0.00000633" calcext:value-type="float">
            <text:p>6,33E-06</text:p>
          </table:table-cell>
          <table:table-cell office:value-type="float" office:value="2" calcext:value-type="float">
            <text:p>2</text:p>
          </table:table-cell>
          <table:table-cell office:value-type="float" office:value="0.00144199" calcext:value-type="float">
            <text:p>0,00144199</text:p>
          </table:table-cell>
          <table:table-cell table:style-name="ce1" office:value-type="float" office:value="0.00000632" calcext:value-type="float">
            <text:p>6,32E-06</text:p>
          </table:table-cell>
          <table:table-cell office:value-type="float" office:value="2" calcext:value-type="float">
            <text:p>2</text:p>
          </table:table-cell>
          <table:table-cell office:value-type="float" office:value="0.00173016" calcext:value-type="float">
            <text:p>0,00173016</text:p>
          </table:table-cell>
          <table:table-cell table:style-name="ce1" office:value-type="float" office:value="0.00000693" calcext:value-type="float">
            <text:p>6,9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5]-[.A125])/[.J125]" office:value-type="float" office:value="0" calcext:value-type="float">
            <text:p>0,000000000</text:p>
          </table:table-cell>
          <table:table-cell table:formula="of:=ABS([.J125]-[.D126])/[.J125]" office:value-type="float" office:value="0.172163268137051" calcext:value-type="float">
            <text:p>0,172163268137051</text:p>
          </table:table-cell>
          <table:table-cell table:formula="of:=ABS([.J125]-[.G125])/[.J125]" office:value-type="float" office:value="0.166556850233504" calcext:value-type="float">
            <text:p>0,166556850233504</text:p>
          </table:table-cell>
          <table:table-cell table:formula="of:=3*([.N125])+3*([.O125])+3*([.P125])" office:value-type="percentage" office:value="1.01616035511167" calcext:value-type="percentage">
            <text:p>102%</text:p>
          </table:table-cell>
        </table:table-row>
        <table:table-row table:style-name="ro1">
          <table:table-cell office:value-type="float" office:value="0.00171897" calcext:value-type="float">
            <text:p>0,00171897</text:p>
          </table:table-cell>
          <table:table-cell table:style-name="ce1" office:value-type="float" office:value="0.00000689" calcext:value-type="float">
            <text:p>6,89E-06</text:p>
          </table:table-cell>
          <table:table-cell office:value-type="float" office:value="2" calcext:value-type="float">
            <text:p>2</text:p>
          </table:table-cell>
          <table:table-cell office:value-type="float" office:value="0.00143229" calcext:value-type="float">
            <text:p>0,00143229</text:p>
          </table:table-cell>
          <table:table-cell table:style-name="ce1" office:value-type="float" office:value="0.0000063" calcext:value-type="float">
            <text:p>6,30E-06</text:p>
          </table:table-cell>
          <table:table-cell office:value-type="float" office:value="2" calcext:value-type="float">
            <text:p>2</text:p>
          </table:table-cell>
          <table:table-cell office:value-type="float" office:value="0.00143266" calcext:value-type="float">
            <text:p>0,00143266</text:p>
          </table:table-cell>
          <table:table-cell table:style-name="ce1" office:value-type="float" office:value="0.00000628" calcext:value-type="float">
            <text:p>6,28E-06</text:p>
          </table:table-cell>
          <table:table-cell office:value-type="float" office:value="2" calcext:value-type="float">
            <text:p>2</text:p>
          </table:table-cell>
          <table:table-cell office:value-type="float" office:value="0.00171897" calcext:value-type="float">
            <text:p>0,00171897</text:p>
          </table:table-cell>
          <table:table-cell table:style-name="ce1" office:value-type="float" office:value="0.00000689" calcext:value-type="float">
            <text:p>6,8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6]-[.A126])/[.J126]" office:value-type="float" office:value="0" calcext:value-type="float">
            <text:p>0,000000000</text:p>
          </table:table-cell>
          <table:table-cell table:formula="of:=ABS([.J126]-[.D127])/[.J126]" office:value-type="float" office:value="0.172178688400612" calcext:value-type="float">
            <text:p>0,172178688400612</text:p>
          </table:table-cell>
          <table:table-cell table:formula="of:=ABS([.J126]-[.G126])/[.J126]" office:value-type="float" office:value="0.166559044078722" calcext:value-type="float">
            <text:p>0,166559044078722</text:p>
          </table:table-cell>
          <table:table-cell table:formula="of:=3*([.N126])+3*([.O126])+3*([.P126])" office:value-type="percentage" office:value="1.016213197438" calcext:value-type="percentage">
            <text:p>102%</text:p>
          </table:table-cell>
        </table:table-row>
        <table:table-row table:style-name="ro1">
          <table:table-cell office:value-type="float" office:value="0.00170781" calcext:value-type="float">
            <text:p>0,00170781</text:p>
          </table:table-cell>
          <table:table-cell table:style-name="ce1" office:value-type="float" office:value="0.00000686" calcext:value-type="float">
            <text:p>6,86E-06</text:p>
          </table:table-cell>
          <table:table-cell office:value-type="float" office:value="2" calcext:value-type="float">
            <text:p>2</text:p>
          </table:table-cell>
          <table:table-cell office:value-type="float" office:value="0.001423" calcext:value-type="float">
            <text:p>0,001423</text:p>
          </table:table-cell>
          <table:table-cell table:style-name="ce1" office:value-type="float" office:value="0.00000627" calcext:value-type="float">
            <text:p>6,27E-06</text:p>
          </table:table-cell>
          <table:table-cell office:value-type="float" office:value="2" calcext:value-type="float">
            <text:p>2</text:p>
          </table:table-cell>
          <table:table-cell office:value-type="float" office:value="0.00142335" calcext:value-type="float">
            <text:p>0,00142335</text:p>
          </table:table-cell>
          <table:table-cell table:style-name="ce1" office:value-type="float" office:value="0.00000626" calcext:value-type="float">
            <text:p>6,26E-06</text:p>
          </table:table-cell>
          <table:table-cell office:value-type="float" office:value="2" calcext:value-type="float">
            <text:p>2</text:p>
          </table:table-cell>
          <table:table-cell office:value-type="float" office:value="0.00170781" calcext:value-type="float">
            <text:p>0,00170781</text:p>
          </table:table-cell>
          <table:table-cell table:style-name="ce1" office:value-type="float" office:value="0.00000686" calcext:value-type="float">
            <text:p>6,8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7]-[.A127])/[.J127]" office:value-type="float" office:value="0" calcext:value-type="float">
            <text:p>0,000000000</text:p>
          </table:table-cell>
          <table:table-cell table:formula="of:=ABS([.J127]-[.D128])/[.J127]" office:value-type="float" office:value="0.172167864106663" calcext:value-type="float">
            <text:p>0,172167864106663</text:p>
          </table:table-cell>
          <table:table-cell table:formula="of:=ABS([.J127]-[.G127])/[.J127]" office:value-type="float" office:value="0.166564196251339" calcext:value-type="float">
            <text:p>0,166564196251339</text:p>
          </table:table-cell>
          <table:table-cell table:formula="of:=3*([.N127])+3*([.O127])+3*([.P127])" office:value-type="percentage" office:value="1.01619618107401" calcext:value-type="percentage">
            <text:p>102%</text:p>
          </table:table-cell>
        </table:table-row>
        <table:table-row table:style-name="ro1">
          <table:table-cell office:value-type="float" office:value="0.00169674" calcext:value-type="float">
            <text:p>0,00169674</text:p>
          </table:table-cell>
          <table:table-cell table:style-name="ce1" office:value-type="float" office:value="0.00000682" calcext:value-type="float">
            <text:p>6,82E-06</text:p>
          </table:table-cell>
          <table:table-cell office:value-type="float" office:value="2" calcext:value-type="float">
            <text:p>2</text:p>
          </table:table-cell>
          <table:table-cell office:value-type="float" office:value="0.00141378" calcext:value-type="float">
            <text:p>0,00141378</text:p>
          </table:table-cell>
          <table:table-cell table:style-name="ce1" office:value-type="float" office:value="0.00000624" calcext:value-type="float">
            <text:p>6,24E-06</text:p>
          </table:table-cell>
          <table:table-cell office:value-type="float" office:value="2" calcext:value-type="float">
            <text:p>2</text:p>
          </table:table-cell>
          <table:table-cell office:value-type="float" office:value="0.00141412" calcext:value-type="float">
            <text:p>0,00141412</text:p>
          </table:table-cell>
          <table:table-cell table:style-name="ce1" office:value-type="float" office:value="0.00000622" calcext:value-type="float">
            <text:p>6,22E-06</text:p>
          </table:table-cell>
          <table:table-cell office:value-type="float" office:value="2" calcext:value-type="float">
            <text:p>2</text:p>
          </table:table-cell>
          <table:table-cell office:value-type="float" office:value="0.00169674" calcext:value-type="float">
            <text:p>0,00169674</text:p>
          </table:table-cell>
          <table:table-cell table:style-name="ce1"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8]-[.A128])/[.J128]" office:value-type="float" office:value="0" calcext:value-type="float">
            <text:p>0,000000000</text:p>
          </table:table-cell>
          <table:table-cell table:formula="of:=ABS([.J128]-[.D129])/[.J128]" office:value-type="float" office:value="0.17214187206054" calcext:value-type="float">
            <text:p>0,17214187206054</text:p>
          </table:table-cell>
          <table:table-cell table:formula="of:=ABS([.J128]-[.G128])/[.J128]" office:value-type="float" office:value="0.166566474533517" calcext:value-type="float">
            <text:p>0,166566474533517</text:p>
          </table:table-cell>
          <table:table-cell table:formula="of:=3*([.N128])+3*([.O128])+3*([.P128])" office:value-type="percentage" office:value="1.01612503978217" calcext:value-type="percentage">
            <text:p>102%</text:p>
          </table:table-cell>
        </table:table-row>
        <table:table-row table:style-name="ro1">
          <table:table-cell office:value-type="float" office:value="0.00168579" calcext:value-type="float">
            <text:p>0,00168579</text:p>
          </table:table-cell>
          <table:table-cell table:style-name="ce1" office:value-type="float" office:value="0.00000679" calcext:value-type="float">
            <text:p>6,79E-06</text:p>
          </table:table-cell>
          <table:table-cell office:value-type="float" office:value="2" calcext:value-type="float">
            <text:p>2</text:p>
          </table:table-cell>
          <table:table-cell office:value-type="float" office:value="0.00140466" calcext:value-type="float">
            <text:p>0,00140466</text:p>
          </table:table-cell>
          <table:table-cell table:style-name="ce1" office:value-type="float" office:value="0.0000062" calcext:value-type="float">
            <text:p>6,20E-06</text:p>
          </table:table-cell>
          <table:table-cell office:value-type="float" office:value="2" calcext:value-type="float">
            <text:p>2</text:p>
          </table:table-cell>
          <table:table-cell office:value-type="float" office:value="0.00140499" calcext:value-type="float">
            <text:p>0,00140499</text:p>
          </table:table-cell>
          <table:table-cell table:style-name="ce1" office:value-type="float" office:value="0.00000619" calcext:value-type="float">
            <text:p>6,19E-06</text:p>
          </table:table-cell>
          <table:table-cell office:value-type="float" office:value="2" calcext:value-type="float">
            <text:p>2</text:p>
          </table:table-cell>
          <table:table-cell office:value-type="float" office:value="0.00168579" calcext:value-type="float">
            <text:p>0,00168579</text:p>
          </table:table-cell>
          <table:table-cell table:style-name="ce1" office:value-type="float" office:value="0.00000679" calcext:value-type="float">
            <text:p>6,79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29]-[.A129])/[.J129]" office:value-type="float" office:value="0" calcext:value-type="float">
            <text:p>0,000000000</text:p>
          </table:table-cell>
          <table:table-cell table:formula="of:=ABS([.J129]-[.D130])/[.J129]" office:value-type="float" office:value="0.172156674318865" calcext:value-type="float">
            <text:p>0,172156674318865</text:p>
          </table:table-cell>
          <table:table-cell table:formula="of:=ABS([.J129]-[.G129])/[.J129]" office:value-type="float" office:value="0.166568789706903" calcext:value-type="float">
            <text:p>0,166568789706903</text:p>
          </table:table-cell>
          <table:table-cell table:formula="of:=3*([.N129])+3*([.O129])+3*([.P129])" office:value-type="percentage" office:value="1.0161763920773" calcext:value-type="percentage">
            <text:p>102%</text:p>
          </table:table-cell>
        </table:table-row>
        <table:table-row table:style-name="ro1">
          <table:table-cell office:value-type="float" office:value="0.00167487" calcext:value-type="float">
            <text:p>0,00167487</text:p>
          </table:table-cell>
          <table:table-cell table:style-name="ce1" office:value-type="float" office:value="0.00000675" calcext:value-type="float">
            <text:p>6,75E-06</text:p>
          </table:table-cell>
          <table:table-cell office:value-type="float" office:value="2" calcext:value-type="float">
            <text:p>2</text:p>
          </table:table-cell>
          <table:table-cell office:value-type="float" office:value="0.00139557" calcext:value-type="float">
            <text:p>0,00139557</text:p>
          </table:table-cell>
          <table:table-cell table:style-name="ce1" office:value-type="float" office:value="0.00000617" calcext:value-type="float">
            <text:p>6,17E-06</text:p>
          </table:table-cell>
          <table:table-cell office:value-type="float" office:value="2" calcext:value-type="float">
            <text:p>2</text:p>
          </table:table-cell>
          <table:table-cell office:value-type="float" office:value="0.00139588" calcext:value-type="float">
            <text:p>0,00139588</text:p>
          </table:table-cell>
          <table:table-cell table:style-name="ce1"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 office:value-type="float" office:value="0.00167487" calcext:value-type="float">
            <text:p>0,00167487</text:p>
          </table:table-cell>
          <table:table-cell table:style-name="ce1" office:value-type="float" office:value="0.00000675" calcext:value-type="float">
            <text:p>6,75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0]-[.A130])/[.J130]" office:value-type="float" office:value="0" calcext:value-type="float">
            <text:p>0,000000000</text:p>
          </table:table-cell>
          <table:table-cell table:formula="of:=ABS([.J130]-[.D131])/[.J130]" office:value-type="float" office:value="0.172144703768054" calcext:value-type="float">
            <text:p>0,172144703768054</text:p>
          </table:table-cell>
          <table:table-cell table:formula="of:=ABS([.J130]-[.G130])/[.J130]" office:value-type="float" office:value="0.166574122170676" calcext:value-type="float">
            <text:p>0,166574122170676</text:p>
          </table:table-cell>
          <table:table-cell table:formula="of:=3*([.N130])+3*([.O130])+3*([.P130])" office:value-type="percentage" office:value="1.01615647781619" calcext:value-type="percentage">
            <text:p>102%</text:p>
          </table:table-cell>
        </table:table-row>
        <table:table-row table:style-name="ro1">
          <table:table-cell office:value-type="float" office:value="0.00166404" calcext:value-type="float">
            <text:p>0,00166404</text:p>
          </table:table-cell>
          <table:table-cell table:style-name="ce1" office:value-type="float" office:value="0.00000671" calcext:value-type="float">
            <text:p>6,71E-06</text:p>
          </table:table-cell>
          <table:table-cell office:value-type="float" office:value="2" calcext:value-type="float">
            <text:p>2</text:p>
          </table:table-cell>
          <table:table-cell office:value-type="float" office:value="0.00138655" calcext:value-type="float">
            <text:p>0,00138655</text:p>
          </table:table-cell>
          <table:table-cell table:style-name="ce1"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 office:value-type="float" office:value="0.00138685" calcext:value-type="float">
            <text:p>0,00138685</text:p>
          </table:table-cell>
          <table:table-cell table:style-name="ce1" office:value-type="float" office:value="0.00000612" calcext:value-type="float">
            <text:p>6,12E-06</text:p>
          </table:table-cell>
          <table:table-cell office:value-type="float" office:value="2" calcext:value-type="float">
            <text:p>2</text:p>
          </table:table-cell>
          <table:table-cell office:value-type="float" office:value="0.00166404" calcext:value-type="float">
            <text:p>0,00166404</text:p>
          </table:table-cell>
          <table:table-cell table:style-name="ce1" office:value-type="float" office:value="0.00000672" calcext:value-type="float">
            <text:p>6,7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1]-[.A131])/[.J131]" office:value-type="float" office:value="0" calcext:value-type="float">
            <text:p>0,000000000</text:p>
          </table:table-cell>
          <table:table-cell table:formula="of:=ABS([.J131]-[.D132])/[.J131]" office:value-type="float" office:value="0.172147304151343" calcext:value-type="float">
            <text:p>0,172147304151343</text:p>
          </table:table-cell>
          <table:table-cell table:formula="of:=ABS([.J131]-[.G131])/[.J131]" office:value-type="float" office:value="0.166576524602774" calcext:value-type="float">
            <text:p>0,166576524602774</text:p>
          </table:table-cell>
          <table:table-cell table:formula="of:=3*([.N131])+3*([.O131])+3*([.P131])" office:value-type="percentage" office:value="1.01617148626235" calcext:value-type="percentage">
            <text:p>102%</text:p>
          </table:table-cell>
        </table:table-row>
        <table:table-row table:style-name="ro1">
          <table:table-cell office:value-type="float" office:value="0.00165327" calcext:value-type="float">
            <text:p>0,00165327</text:p>
          </table:table-cell>
          <table:table-cell table:style-name="ce1" office:value-type="float" office:value="0.00000668" calcext:value-type="float">
            <text:p>6,68E-06</text:p>
          </table:table-cell>
          <table:table-cell office:value-type="float" office:value="2" calcext:value-type="float">
            <text:p>2</text:p>
          </table:table-cell>
          <table:table-cell office:value-type="float" office:value="0.00137758" calcext:value-type="float">
            <text:p>0,00137758</text:p>
          </table:table-cell>
          <table:table-cell table:style-name="ce1"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 office:value-type="float" office:value="0.00137787" calcext:value-type="float">
            <text:p>0,00137787</text:p>
          </table:table-cell>
          <table:table-cell table:style-name="ce1" office:value-type="float" office:value="0.00000609" calcext:value-type="float">
            <text:p>6,09E-06</text:p>
          </table:table-cell>
          <table:table-cell office:value-type="float" office:value="2" calcext:value-type="float">
            <text:p>2</text:p>
          </table:table-cell>
          <table:table-cell office:value-type="float" office:value="0.00165327" calcext:value-type="float">
            <text:p>0,00165327</text:p>
          </table:table-cell>
          <table:table-cell table:style-name="ce1" office:value-type="float" office:value="0.00000668" calcext:value-type="float">
            <text:p>6,6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2]-[.A132])/[.J132]" office:value-type="float" office:value="0" calcext:value-type="float">
            <text:p>0,000000000</text:p>
          </table:table-cell>
          <table:table-cell table:formula="of:=ABS([.J132]-[.D133])/[.J132]" office:value-type="float" office:value="0.172149739606961" calcext:value-type="float">
            <text:p>0,172149739606961</text:p>
          </table:table-cell>
          <table:table-cell table:formula="of:=ABS([.J132]-[.G132])/[.J132]" office:value-type="float" office:value="0.166578961694097" calcext:value-type="float">
            <text:p>0,166578961694097</text:p>
          </table:table-cell>
          <table:table-cell table:formula="of:=3*([.N132])+3*([.O132])+3*([.P132])" office:value-type="percentage" office:value="1.01618610390317" calcext:value-type="percentage">
            <text:p>102%</text:p>
          </table:table-cell>
        </table:table-row>
        <table:table-row table:style-name="ro1">
          <table:table-cell office:value-type="float" office:value="0.00164256" calcext:value-type="float">
            <text:p>0,00164256</text:p>
          </table:table-cell>
          <table:table-cell table:style-name="ce1"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  <table:table-cell office:value-type="float" office:value="0.00136866" calcext:value-type="float">
            <text:p>0,00136866</text:p>
          </table:table-cell>
          <table:table-cell table:style-name="ce1" office:value-type="float" office:value="0.00000607" calcext:value-type="float">
            <text:p>6,07E-06</text:p>
          </table:table-cell>
          <table:table-cell office:value-type="float" office:value="2" calcext:value-type="float">
            <text:p>2</text:p>
          </table:table-cell>
          <table:table-cell office:value-type="float" office:value="0.00136894" calcext:value-type="float">
            <text:p>0,00136894</text:p>
          </table:table-cell>
          <table:table-cell table:style-name="ce1" office:value-type="float" office:value="0.00000606" calcext:value-type="float">
            <text:p>6,06E-06</text:p>
          </table:table-cell>
          <table:table-cell office:value-type="float" office:value="2" calcext:value-type="float">
            <text:p>2</text:p>
          </table:table-cell>
          <table:table-cell office:value-type="float" office:value="0.00164256" calcext:value-type="float">
            <text:p>0,00164256</text:p>
          </table:table-cell>
          <table:table-cell table:style-name="ce1"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3]-[.A133])/[.J133]" office:value-type="float" office:value="0" calcext:value-type="float">
            <text:p>0,000000000</text:p>
          </table:table-cell>
          <table:table-cell table:formula="of:=ABS([.J133]-[.D134])/[.J133]" office:value-type="float" office:value="0.172152006623807" calcext:value-type="float">
            <text:p>0,172152006623807</text:p>
          </table:table-cell>
          <table:table-cell table:formula="of:=ABS([.J133]-[.G133])/[.J133]" office:value-type="float" office:value="0.166581433859342" calcext:value-type="float">
            <text:p>0,166581433859342</text:p>
          </table:table-cell>
          <table:table-cell table:formula="of:=3*([.N133])+3*([.O133])+3*([.P133])" office:value-type="percentage" office:value="1.01620032144944" calcext:value-type="percentage">
            <text:p>102%</text:p>
          </table:table-cell>
        </table:table-row>
        <table:table-row table:style-name="ro1">
          <table:table-cell office:value-type="float" office:value="0.00163191" calcext:value-type="float">
            <text:p>0,00163191</text:p>
          </table:table-cell>
          <table:table-cell table:style-name="ce1"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  <table:table-cell office:value-type="float" office:value="0.00135979" calcext:value-type="float">
            <text:p>0,00135979</text:p>
          </table:table-cell>
          <table:table-cell table:style-name="ce1" office:value-type="float" office:value="0.00000604" calcext:value-type="float">
            <text:p>6,04E-06</text:p>
          </table:table-cell>
          <table:table-cell office:value-type="float" office:value="2" calcext:value-type="float">
            <text:p>2</text:p>
          </table:table-cell>
          <table:table-cell office:value-type="float" office:value="0.00136006" calcext:value-type="float">
            <text:p>0,00136006</text:p>
          </table:table-cell>
          <table:table-cell table:style-name="ce1" office:value-type="float" office:value="0.00000603" calcext:value-type="float">
            <text:p>6,03E-06</text:p>
          </table:table-cell>
          <table:table-cell office:value-type="float" office:value="2" calcext:value-type="float">
            <text:p>2</text:p>
          </table:table-cell>
          <table:table-cell office:value-type="float" office:value="0.00163191" calcext:value-type="float">
            <text:p>0,00163191</text:p>
          </table:table-cell>
          <table:table-cell table:style-name="ce1"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4]-[.A134])/[.J134]" office:value-type="float" office:value="0" calcext:value-type="float">
            <text:p>0,000000000</text:p>
          </table:table-cell>
          <table:table-cell table:formula="of:=ABS([.J134]-[.D135])/[.J134]" office:value-type="float" office:value="0.172135718268777" calcext:value-type="float">
            <text:p>0,172135718268777</text:p>
          </table:table-cell>
          <table:table-cell table:formula="of:=ABS([.J134]-[.G134])/[.J134]" office:value-type="float" office:value="0.166583941516383" calcext:value-type="float">
            <text:p>0,166583941516383</text:p>
          </table:table-cell>
          <table:table-cell table:formula="of:=3*([.N134])+3*([.O134])+3*([.P134])" office:value-type="percentage" office:value="1.01615897935548" calcext:value-type="percentage">
            <text:p>102%</text:p>
          </table:table-cell>
        </table:table-row>
        <table:table-row table:style-name="ro1">
          <table:table-cell office:value-type="float" office:value="0.00162135" calcext:value-type="float">
            <text:p>0,00162135</text:p>
          </table:table-cell>
          <table:table-cell table:style-name="ce1" office:value-type="float" office:value="0.00000657" calcext:value-type="float">
            <text:p>6,57E-06</text:p>
          </table:table-cell>
          <table:table-cell office:value-type="float" office:value="2" calcext:value-type="float">
            <text:p>2</text:p>
          </table:table-cell>
          <table:table-cell office:value-type="float" office:value="0.001351" calcext:value-type="float">
            <text:p>0,001351</text:p>
          </table:table-cell>
          <table:table-cell table:style-name="ce1" office:value-type="float" office:value="0.000006" calcext:value-type="float">
            <text:p>6,00E-06</text:p>
          </table:table-cell>
          <table:table-cell office:value-type="float" office:value="2" calcext:value-type="float">
            <text:p>2</text:p>
          </table:table-cell>
          <table:table-cell office:value-type="float" office:value="0.00135125" calcext:value-type="float">
            <text:p>0,00135125</text:p>
          </table:table-cell>
          <table:table-cell table:style-name="ce1" office:value-type="float" office:value="0.00000599" calcext:value-type="float">
            <text:p>5,99E-06</text:p>
          </table:table-cell>
          <table:table-cell office:value-type="float" office:value="2" calcext:value-type="float">
            <text:p>2</text:p>
          </table:table-cell>
          <table:table-cell office:value-type="float" office:value="0.00162135" calcext:value-type="float">
            <text:p>0,00162135</text:p>
          </table:table-cell>
          <table:table-cell table:style-name="ce1" office:value-type="float" office:value="0.00000657" calcext:value-type="float">
            <text:p>6,5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5]-[.A135])/[.J135]" office:value-type="float" office:value="0" calcext:value-type="float">
            <text:p>0,000000000</text:p>
          </table:table-cell>
          <table:table-cell table:formula="of:=ABS([.J135]-[.D136])/[.J135]" office:value-type="float" office:value="0.172152835599963" calcext:value-type="float">
            <text:p>0,172152835599963</text:p>
          </table:table-cell>
          <table:table-cell table:formula="of:=ABS([.J135]-[.G135])/[.J135]" office:value-type="float" office:value="0.166589570419712" calcext:value-type="float">
            <text:p>0,166589570419712</text:p>
          </table:table-cell>
          <table:table-cell table:formula="of:=3*([.N135])+3*([.O135])+3*([.P135])" office:value-type="percentage" office:value="1.01622721805902" calcext:value-type="percentage">
            <text:p>102%</text:p>
          </table:table-cell>
        </table:table-row>
        <table:table-row table:style-name="ro1">
          <table:table-cell office:value-type="float" office:value="0.00161082" calcext:value-type="float">
            <text:p>0,00161082</text:p>
          </table:table-cell>
          <table:table-cell table:style-name="ce1" office:value-type="float" office:value="0.00000653" calcext:value-type="float">
            <text:p>6,53E-06</text:p>
          </table:table-cell>
          <table:table-cell office:value-type="float" office:value="2" calcext:value-type="float">
            <text:p>2</text:p>
          </table:table-cell>
          <table:table-cell office:value-type="float" office:value="0.00134223" calcext:value-type="float">
            <text:p>0,00134223</text:p>
          </table:table-cell>
          <table:table-cell table:style-name="ce1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134247" calcext:value-type="float">
            <text:p>0,00134247</text:p>
          </table:table-cell>
          <table:table-cell table:style-name="ce1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161082" calcext:value-type="float">
            <text:p>0,00161082</text:p>
          </table:table-cell>
          <table:table-cell table:style-name="ce1" office:value-type="float" office:value="0.00000653" calcext:value-type="float">
            <text:p>6,53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6]-[.A136])/[.J136]" office:value-type="float" office:value="0" calcext:value-type="float">
            <text:p>0,000000000</text:p>
          </table:table-cell>
          <table:table-cell table:formula="of:=ABS([.J136]-[.D137])/[.J136]" office:value-type="float" office:value="0.172123514731627" calcext:value-type="float">
            <text:p>0,172123514731627</text:p>
          </table:table-cell>
          <table:table-cell table:formula="of:=ABS([.J136]-[.G136])/[.J136]" office:value-type="float" office:value="0.16659217044735" calcext:value-type="float">
            <text:p>0,16659217044735</text:p>
          </table:table-cell>
          <table:table-cell table:formula="of:=3*([.N136])+3*([.O136])+3*([.P136])" office:value-type="percentage" office:value="1.01614705553693" calcext:value-type="percentage">
            <text:p>102%</text:p>
          </table:table-cell>
        </table:table-row>
        <table:table-row table:style-name="ro1">
          <table:table-cell office:value-type="float" office:value="0.00160041" calcext:value-type="float">
            <text:p>0,00160041</text:p>
          </table:table-cell>
          <table:table-cell table:style-name="ce1" office:value-type="float" office:value="0.00000649" calcext:value-type="float">
            <text:p>6,49E-06</text:p>
          </table:table-cell>
          <table:table-cell office:value-type="float" office:value="2" calcext:value-type="float">
            <text:p>2</text:p>
          </table:table-cell>
          <table:table-cell office:value-type="float" office:value="0.00133356" calcext:value-type="float">
            <text:p>0,00133356</text:p>
          </table:table-cell>
          <table:table-cell table:style-name="ce1"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 office:value-type="float" office:value="0.00133379" calcext:value-type="float">
            <text:p>0,00133379</text:p>
          </table:table-cell>
          <table:table-cell table:style-name="ce1"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 office:value-type="float" office:value="0.00160041" calcext:value-type="float">
            <text:p>0,00160041</text:p>
          </table:table-cell>
          <table:table-cell table:style-name="ce1" office:value-type="float" office:value="0.0000065" calcext:value-type="float">
            <text:p>6,50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7]-[.A137])/[.J137]" office:value-type="float" office:value="0" calcext:value-type="float">
            <text:p>0,000000000</text:p>
          </table:table-cell>
          <table:table-cell table:formula="of:=ABS([.J137]-[.D138])/[.J137]" office:value-type="float" office:value="0.172124643060216" calcext:value-type="float">
            <text:p>0,172124643060216</text:p>
          </table:table-cell>
          <table:table-cell table:formula="of:=ABS([.J137]-[.G137])/[.J137]" office:value-type="float" office:value="0.166594810079917" calcext:value-type="float">
            <text:p>0,166594810079917</text:p>
          </table:table-cell>
          <table:table-cell table:formula="of:=3*([.N137])+3*([.O137])+3*([.P137])" office:value-type="percentage" office:value="1.0161583594204" calcext:value-type="percentage">
            <text:p>102%</text:p>
          </table:table-cell>
        </table:table-row>
        <table:table-row table:style-name="ro1">
          <table:table-cell office:value-type="float" office:value="0.00159006" calcext:value-type="float">
            <text:p>0,00159006</text:p>
          </table:table-cell>
          <table:table-cell table:style-name="ce1"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  <table:table-cell office:value-type="float" office:value="0.00132494" calcext:value-type="float">
            <text:p>0,00132494</text:p>
          </table:table-cell>
          <table:table-cell table:style-name="ce1" office:value-type="float" office:value="0.0000059" calcext:value-type="float">
            <text:p>5,90E-06</text:p>
          </table:table-cell>
          <table:table-cell office:value-type="float" office:value="2" calcext:value-type="float">
            <text:p>2</text:p>
          </table:table-cell>
          <table:table-cell office:value-type="float" office:value="0.00132516" calcext:value-type="float">
            <text:p>0,00132516</text:p>
          </table:table-cell>
          <table:table-cell table:style-name="ce1" office:value-type="float" office:value="0.00000589" calcext:value-type="float">
            <text:p>5,89E-06</text:p>
          </table:table-cell>
          <table:table-cell office:value-type="float" office:value="2" calcext:value-type="float">
            <text:p>2</text:p>
          </table:table-cell>
          <table:table-cell office:value-type="float" office:value="0.00159006" calcext:value-type="float">
            <text:p>0,00159006</text:p>
          </table:table-cell>
          <table:table-cell table:style-name="ce1"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8]-[.A138])/[.J138]" office:value-type="float" office:value="0" calcext:value-type="float">
            <text:p>0,000000000</text:p>
          </table:table-cell>
          <table:table-cell table:formula="of:=ABS([.J138]-[.D139])/[.J138]" office:value-type="float" office:value="0.172138158308491" calcext:value-type="float">
            <text:p>0,172138158308491</text:p>
          </table:table-cell>
          <table:table-cell table:formula="of:=ABS([.J138]-[.G138])/[.J138]" office:value-type="float" office:value="0.166597486887287" calcext:value-type="float">
            <text:p>0,166597486887287</text:p>
          </table:table-cell>
          <table:table-cell table:formula="of:=3*([.N138])+3*([.O138])+3*([.P138])" office:value-type="percentage" office:value="1.01620693558734" calcext:value-type="percentage">
            <text:p>102%</text:p>
          </table:table-cell>
        </table:table-row>
        <table:table-row table:style-name="ro1">
          <table:table-cell office:value-type="float" office:value="0.00157974" calcext:value-type="float">
            <text:p>0,00157974</text:p>
          </table:table-cell>
          <table:table-cell table:style-name="ce1" office:value-type="float" office:value="0.00000642" calcext:value-type="float">
            <text:p>6,42E-06</text:p>
          </table:table-cell>
          <table:table-cell office:value-type="float" office:value="2" calcext:value-type="float">
            <text:p>2</text:p>
          </table:table-cell>
          <table:table-cell office:value-type="float" office:value="0.00131635" calcext:value-type="float">
            <text:p>0,00131635</text:p>
          </table:table-cell>
          <table:table-cell table:style-name="ce1"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 office:value-type="float" office:value="0.00131655" calcext:value-type="float">
            <text:p>0,00131655</text:p>
          </table:table-cell>
          <table:table-cell table:style-name="ce1"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 office:value-type="float" office:value="0.00157974" calcext:value-type="float">
            <text:p>0,00157974</text:p>
          </table:table-cell>
          <table:table-cell table:style-name="ce1" office:value-type="float" office:value="0.00000642" calcext:value-type="float">
            <text:p>6,42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39]-[.A139])/[.J139]" office:value-type="float" office:value="0" calcext:value-type="float">
            <text:p>0,000000000</text:p>
          </table:table-cell>
          <table:table-cell table:formula="of:=ABS([.J139]-[.D140])/[.J139]" office:value-type="float" office:value="0.17212326078975" calcext:value-type="float">
            <text:p>0,17212326078975</text:p>
          </table:table-cell>
          <table:table-cell table:formula="of:=ABS([.J139]-[.G139])/[.J139]" office:value-type="float" office:value="0.166603365110714" calcext:value-type="float">
            <text:p>0,166603365110714</text:p>
          </table:table-cell>
          <table:table-cell table:formula="of:=3*([.N139])+3*([.O139])+3*([.P139])" office:value-type="percentage" office:value="1.01617987770139" calcext:value-type="percentage">
            <text:p>102%</text:p>
          </table:table-cell>
        </table:table-row>
        <table:table-row table:style-name="ro1">
          <table:table-cell office:value-type="float" office:value="0.00156951" calcext:value-type="float">
            <text:p>0,00156951</text:p>
          </table:table-cell>
          <table:table-cell table:style-name="ce1"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  <table:table-cell office:value-type="float" office:value="0.00130783" calcext:value-type="float">
            <text:p>0,00130783</text:p>
          </table:table-cell>
          <table:table-cell table:style-name="ce1"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  <table:table-cell office:value-type="float" office:value="0.00130802" calcext:value-type="float">
            <text:p>0,00130802</text:p>
          </table:table-cell>
          <table:table-cell table:style-name="ce1"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  <table:table-cell office:value-type="float" office:value="0.00156951" calcext:value-type="float">
            <text:p>0,00156951</text:p>
          </table:table-cell>
          <table:table-cell table:style-name="ce1"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0]-[.A140])/[.J140]" office:value-type="float" office:value="0" calcext:value-type="float">
            <text:p>0,000000000</text:p>
          </table:table-cell>
          <table:table-cell table:formula="of:=ABS([.J140]-[.D141])/[.J140]" office:value-type="float" office:value="0.172123783856108" calcext:value-type="float">
            <text:p>0,172123783856108</text:p>
          </table:table-cell>
          <table:table-cell table:formula="of:=ABS([.J140]-[.G140])/[.J140]" office:value-type="float" office:value="0.166606138221483" calcext:value-type="float">
            <text:p>0,166606138221483</text:p>
          </table:table-cell>
          <table:table-cell table:formula="of:=3*([.N140])+3*([.O140])+3*([.P140])" office:value-type="percentage" office:value="1.01618976623277" calcext:value-type="percentage">
            <text:p>102%</text:p>
          </table:table-cell>
        </table:table-row>
        <table:table-row table:style-name="ro1">
          <table:table-cell office:value-type="float" office:value="0.00155934" calcext:value-type="float">
            <text:p>0,00155934</text:p>
          </table:table-cell>
          <table:table-cell table:style-name="ce1" office:value-type="float" office:value="0.00000634" calcext:value-type="float">
            <text:p>6,34E-06</text:p>
          </table:table-cell>
          <table:table-cell office:value-type="float" office:value="2" calcext:value-type="float">
            <text:p>2</text:p>
          </table:table-cell>
          <table:table-cell office:value-type="float" office:value="0.00129936" calcext:value-type="float">
            <text:p>0,00129936</text:p>
          </table:table-cell>
          <table:table-cell table:style-name="ce1"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  <table:table-cell office:value-type="float" office:value="0.00129954" calcext:value-type="float">
            <text:p>0,00129954</text:p>
          </table:table-cell>
          <table:table-cell table:style-name="ce1"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  <table:table-cell office:value-type="float" office:value="0.00155934" calcext:value-type="float">
            <text:p>0,00155934</text:p>
          </table:table-cell>
          <table:table-cell table:style-name="ce1" office:value-type="float" office:value="0.00000634" calcext:value-type="float">
            <text:p>6,34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1]-[.A141])/[.J141]" office:value-type="float" office:value="0" calcext:value-type="float">
            <text:p>0,000000000</text:p>
          </table:table-cell>
          <table:table-cell table:formula="of:=ABS([.J141]-[.D142])/[.J141]" office:value-type="float" office:value="0.172092038939551" calcext:value-type="float">
            <text:p>0,172092038939551</text:p>
          </table:table-cell>
          <table:table-cell table:formula="of:=ABS([.J141]-[.G141])/[.J141]" office:value-type="float" office:value="0.166608949940359" calcext:value-type="float">
            <text:p>0,166608949940359</text:p>
          </table:table-cell>
          <table:table-cell table:formula="of:=3*([.N141])+3*([.O141])+3*([.P141])" office:value-type="percentage" office:value="1.01610296663973" calcext:value-type="percentage">
            <text:p>102%</text:p>
          </table:table-cell>
        </table:table-row>
        <table:table-row table:style-name="ro1">
          <table:table-cell office:value-type="float" office:value="0.00154929" calcext:value-type="float">
            <text:p>0,00154929</text:p>
          </table:table-cell>
          <table:table-cell table:style-name="ce1" office:value-type="float" office:value="0.0000063" calcext:value-type="float">
            <text:p>6,30E-06</text:p>
          </table:table-cell>
          <table:table-cell office:value-type="float" office:value="2" calcext:value-type="float">
            <text:p>2</text:p>
          </table:table-cell>
          <table:table-cell office:value-type="float" office:value="0.00129099" calcext:value-type="float">
            <text:p>0,00129099</text:p>
          </table:table-cell>
          <table:table-cell table:style-name="ce1"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 office:value-type="float" office:value="0.00129116" calcext:value-type="float">
            <text:p>0,00129116</text:p>
          </table:table-cell>
          <table:table-cell table:style-name="ce1" office:value-type="float" office:value="0.00000575" calcext:value-type="float">
            <text:p>5,75E-06</text:p>
          </table:table-cell>
          <table:table-cell office:value-type="float" office:value="2" calcext:value-type="float">
            <text:p>2</text:p>
          </table:table-cell>
          <table:table-cell office:value-type="float" office:value="0.00154929" calcext:value-type="float">
            <text:p>0,00154929</text:p>
          </table:table-cell>
          <table:table-cell table:style-name="ce1" office:value-type="float" office:value="0.00000631" calcext:value-type="float">
            <text:p>6,31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2]-[.A142])/[.J142]" office:value-type="float" office:value="0" calcext:value-type="float">
            <text:p>0,000000000</text:p>
          </table:table-cell>
          <table:table-cell table:formula="of:=ABS([.J142]-[.D143])/[.J142]" office:value-type="float" office:value="0.172124005189474" calcext:value-type="float">
            <text:p>0,172124005189474</text:p>
          </table:table-cell>
          <table:table-cell table:formula="of:=ABS([.J142]-[.G142])/[.J142]" office:value-type="float" office:value="0.166611802825811" calcext:value-type="float">
            <text:p>0,166611802825811</text:p>
          </table:table-cell>
          <table:table-cell table:formula="of:=3*([.N142])+3*([.O142])+3*([.P142])" office:value-type="percentage" office:value="1.01620742404585" calcext:value-type="percentage">
            <text:p>102%</text:p>
          </table:table-cell>
        </table:table-row>
        <table:table-row table:style-name="ro1">
          <table:table-cell office:value-type="float" office:value="0.00153924" calcext:value-type="float">
            <text:p>0,00153924</text:p>
          </table:table-cell>
          <table:table-cell table:style-name="ce1" office:value-type="float" office:value="0.00000627" calcext:value-type="float">
            <text:p>6,27E-06</text:p>
          </table:table-cell>
          <table:table-cell office:value-type="float" office:value="2" calcext:value-type="float">
            <text:p>2</text:p>
          </table:table-cell>
          <table:table-cell office:value-type="float" office:value="0.00128262" calcext:value-type="float">
            <text:p>0,00128262</text:p>
          </table:table-cell>
          <table:table-cell table:style-name="ce1"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office:value-type="float" office:value="0.00128278" calcext:value-type="float">
            <text:p>0,00128278</text:p>
          </table:table-cell>
          <table:table-cell table:style-name="ce1"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office:value-type="float" office:value="0.00153924" calcext:value-type="float">
            <text:p>0,00153924</text:p>
          </table:table-cell>
          <table:table-cell table:style-name="ce1" office:value-type="float" office:value="0.00000627" calcext:value-type="float">
            <text:p>6,27E-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3]-[.A143])/[.J143]" office:value-type="float" office:value="0" calcext:value-type="float">
            <text:p>0,000000000</text:p>
          </table:table-cell>
          <table:table-cell table:formula="of:=ABS([.J143]-[.D144])/[.J143]" office:value-type="float" office:value="0.383799797302565" calcext:value-type="float">
            <text:p>0,383799797302565</text:p>
          </table:table-cell>
          <table:table-cell table:formula="of:=ABS([.J143]-[.G143])/[.J143]" office:value-type="float" office:value="0.16661469296536" calcext:value-type="float">
            <text:p>0,16661469296536</text:p>
          </table:table-cell>
          <table:table-cell table:formula="of:=3*([.N143])+3*([.O143])+3*([.P143])" office:value-type="percentage" office:value="1.65124347080377" calcext:value-type="percentage">
            <text:p>165%</text:p>
          </table:table-cell>
        </table:table-row>
        <table:table-row table:style-name="ro1">
          <table:table-cell office:value-type="float" office:value="0.00239" calcext:value-type="float">
            <text:p>0,00239</text:p>
          </table:table-cell>
          <table:table-cell office:value-type="float" office:value="0.00533" calcext:value-type="float">
            <text:p>0,00533</text:p>
          </table:table-cell>
          <table:table-cell office:value-type="float" office:value="2" calcext:value-type="float">
            <text:p>2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533" calcext:value-type="float">
            <text:p>0,00533</text:p>
          </table:table-cell>
          <table:table-cell office:value-type="float" office:value="2" calcext:value-type="float">
            <text:p>2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435" calcext:value-type="float">
            <text:p>0,00435</text:p>
          </table:table-cell>
          <table:table-cell office:value-type="float" office:value="2" calcext:value-type="float">
            <text:p>2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533" calcext:value-type="float">
            <text:p>0,0053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4]-[.A144])/[.J144]" office:value-type="float" office:value="0" calcext:value-type="float">
            <text:p>0,000000000</text:p>
          </table:table-cell>
          <table:table-cell table:formula="of:=ABS([.J144]-[.D145])/[.J144]" office:value-type="float" office:value="0.782426778242678" calcext:value-type="float">
            <text:p>0,782426778242678</text:p>
          </table:table-cell>
          <table:table-cell table:formula="of:=ABS([.J144]-[.G144])/[.J144]" office:value-type="float" office:value="0.225941422594142" calcext:value-type="float">
            <text:p>0,225941422594142</text:p>
          </table:table-cell>
          <table:table-cell table:formula="of:=3*([.N144])+3*([.O144])+3*([.P144])" office:value-type="percentage" office:value="3.02510460251046" calcext:value-type="percentage">
            <text:p>303%</text:p>
          </table:table-cell>
        </table:table-row>
        <table:table-row table:style-name="ro1">
          <table:table-cell office:value-type="float" office:value="0.00451" calcext:value-type="float">
            <text:p>0,00451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2" calcext:value-type="float">
            <text:p>2</text:p>
          </table:table-cell>
          <table:table-cell office:value-type="float" office:value="0.00426" calcext:value-type="float">
            <text:p>0,00426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2" calcext:value-type="float">
            <text:p>2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426" calcext:value-type="float">
            <text:p>0,00426</text:p>
          </table:table-cell>
          <table:table-cell office:value-type="float" office:value="2" calcext:value-type="float">
            <text:p>2</text:p>
          </table:table-cell>
          <table:table-cell office:value-type="float" office:value="0.00451" calcext:value-type="float">
            <text:p>0,00451</text:p>
          </table:table-cell>
          <table:table-cell office:value-type="float" office:value="0.00522" calcext:value-type="float">
            <text:p>0,0052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5]-[.A145])/[.J145]" office:value-type="float" office:value="0" calcext:value-type="float">
            <text:p>0,000000000</text:p>
          </table:table-cell>
          <table:table-cell table:formula="of:=ABS([.J145]-[.D146])/[.J145]" office:value-type="float" office:value="0.853658536585366" calcext:value-type="float">
            <text:p>0,853658536585366</text:p>
          </table:table-cell>
          <table:table-cell table:formula="of:=ABS([.J145]-[.G145])/[.J145]" office:value-type="float" office:value="0.277161862527716" calcext:value-type="float">
            <text:p>0,277161862527716</text:p>
          </table:table-cell>
          <table:table-cell table:formula="of:=3*([.N145])+3*([.O145])+3*([.P145])" office:value-type="percentage" office:value="3.39246119733925" calcext:value-type="percentage">
            <text:p>339%</text:p>
          </table:table-cell>
        </table:table-row>
        <table:table-row table:style-name="ro1">
          <table:table-cell office:value-type="float" office:value="0.00882" calcext:value-type="float">
            <text:p>0,00882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2" calcext:value-type="float">
            <text:p>2</text:p>
          </table:table-cell>
          <table:table-cell office:value-type="float" office:value="0.00836" calcext:value-type="float">
            <text:p>0,00836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2" calcext:value-type="float">
            <text:p>2</text:p>
          </table:table-cell>
          <table:table-cell office:value-type="float" office:value="0.00634" calcext:value-type="float">
            <text:p>0,00634</text:p>
          </table:table-cell>
          <table:table-cell office:value-type="float" office:value="0.00494" calcext:value-type="float">
            <text:p>0,00494</text:p>
          </table:table-cell>
          <table:table-cell office:value-type="float" office:value="2" calcext:value-type="float">
            <text:p>2</text:p>
          </table:table-cell>
          <table:table-cell office:value-type="float" office:value="0.00882" calcext:value-type="float">
            <text:p>0,00882</text:p>
          </table:table-cell>
          <table:table-cell office:value-type="float" office:value="0.00603" calcext:value-type="float">
            <text:p>0,006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6]-[.A146])/[.J146]" office:value-type="float" office:value="0" calcext:value-type="float">
            <text:p>0,000000000</text:p>
          </table:table-cell>
          <table:table-cell table:formula="of:=ABS([.J146]-[.D147])/[.J146]" office:value-type="float" office:value="0.689342403628118" calcext:value-type="float">
            <text:p>0,689342403628118</text:p>
          </table:table-cell>
          <table:table-cell table:formula="of:=ABS([.J146]-[.G146])/[.J146]" office:value-type="float" office:value="0.281179138321995" calcext:value-type="float">
            <text:p>0,281179138321995</text:p>
          </table:table-cell>
          <table:table-cell table:formula="of:=3*([.N146])+3*([.O146])+3*([.P146])" office:value-type="percentage" office:value="2.91156462585034" calcext:value-type="percentage">
            <text:p>291%</text:p>
          </table:table-cell>
        </table:table-row>
        <table:table-row table:style-name="ro1">
          <table:table-cell office:value-type="float" office:value="0.0161" calcext:value-type="float">
            <text:p>0,0161</text:p>
          </table:table-cell>
          <table:table-cell office:value-type="float" office:value="0.00855" calcext:value-type="float">
            <text:p>0,00855</text:p>
          </table:table-cell>
          <table:table-cell office:value-type="float" office:value="2" calcext:value-type="float">
            <text:p>2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0847" calcext:value-type="float">
            <text:p>0,00847</text:p>
          </table:table-cell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2" calcext:value-type="float">
            <text:p>2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0855" calcext:value-type="float">
            <text:p>0,0085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7]-[.A147])/[.J147]" office:value-type="float" office:value="0" calcext:value-type="float">
            <text:p>0,000000000</text:p>
          </table:table-cell>
          <table:table-cell table:formula="of:=ABS([.J147]-[.D148])/[.J147]" office:value-type="float" office:value="0.466459627329192" calcext:value-type="float">
            <text:p>0,466459627329192</text:p>
          </table:table-cell>
          <table:table-cell table:formula="of:=ABS([.J147]-[.G147])/[.J147]" office:value-type="float" office:value="0.254658385093168" calcext:value-type="float">
            <text:p>0,254658385093168</text:p>
          </table:table-cell>
          <table:table-cell table:formula="of:=3*([.N147])+3*([.O147])+3*([.P147])" office:value-type="percentage" office:value="2.16335403726708" calcext:value-type="percentage">
            <text:p>216%</text:p>
          </table:table-cell>
        </table:table-row>
        <table:table-row table:style-name="ro1">
          <table:table-cell office:value-type="float" office:value="0.02668" calcext:value-type="float">
            <text:p>0,02668</text:p>
          </table:table-cell>
          <table:table-cell office:value-type="float" office:value="0.012" calcext:value-type="float">
            <text:p>0,012</text:p>
          </table:table-cell>
          <table:table-cell office:value-type="float" office:value="2" calcext:value-type="float">
            <text:p>2</text:p>
          </table:table-cell>
          <table:table-cell office:value-type="float" office:value="0.02361" calcext:value-type="float">
            <text:p>0,02361</text:p>
          </table:table-cell>
          <table:table-cell office:value-type="float" office:value="0.0116" calcext:value-type="float">
            <text:p>0,0116</text:p>
          </table:table-cell>
          <table:table-cell office:value-type="float" office:value="2" calcext:value-type="float">
            <text:p>2</text:p>
          </table:table-cell>
          <table:table-cell office:value-type="float" office:value="0.02085" calcext:value-type="float">
            <text:p>0,02085</text:p>
          </table:table-cell>
          <table:table-cell office:value-type="float" office:value="0.0102" calcext:value-type="float">
            <text:p>0,0102</text:p>
          </table:table-cell>
          <table:table-cell office:value-type="float" office:value="2" calcext:value-type="float">
            <text:p>2</text:p>
          </table:table-cell>
          <table:table-cell office:value-type="float" office:value="0.02667" calcext:value-type="float">
            <text:p>0,02667</text:p>
          </table:table-cell>
          <table:table-cell office:value-type="float" office:value="0.012" calcext:value-type="float">
            <text:p>0,0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8]-[.A148])/[.J148]" office:value-type="float" office:value="0.000374953130858627" calcext:value-type="float">
            <text:p>0,000374953</text:p>
          </table:table-cell>
          <table:table-cell table:formula="of:=ABS([.J148]-[.D149])/[.J148]" office:value-type="float" office:value="0.295088113985752" calcext:value-type="float">
            <text:p>0,295088113985752</text:p>
          </table:table-cell>
          <table:table-cell table:formula="of:=ABS([.J148]-[.G148])/[.J148]" office:value-type="float" office:value="0.21822272215973" calcext:value-type="float">
            <text:p>0,21822272215973</text:p>
          </table:table-cell>
          <table:table-cell table:formula="of:=3*([.N148])+3*([.O148])+3*([.P148])" office:value-type="percentage" office:value="1.54105736782902" calcext:value-type="percentage">
            <text:p>154%</text:p>
          </table:table-cell>
        </table:table-row>
        <table:table-row table:style-name="ro1">
          <table:table-cell office:value-type="float" office:value="0.04114" calcext:value-type="float">
            <text:p>0,04114</text:p>
          </table:table-cell>
          <table:table-cell office:value-type="float" office:value="0.0163" calcext:value-type="float">
            <text:p>0,0163</text:p>
          </table:table-cell>
          <table:table-cell office:value-type="float" office:value="2" calcext:value-type="float">
            <text:p>2</text:p>
          </table:table-cell>
          <table:table-cell office:value-type="float" office:value="0.03454" calcext:value-type="float">
            <text:p>0,03454</text:p>
          </table:table-cell>
          <table:table-cell office:value-type="float" office:value="0.0152" calcext:value-type="float">
            <text:p>0,0152</text:p>
          </table:table-cell>
          <table:table-cell office:value-type="float" office:value="2" calcext:value-type="float">
            <text:p>2</text:p>
          </table:table-cell>
          <table:table-cell office:value-type="float" office:value="0.03403" calcext:value-type="float">
            <text:p>0,03403</text:p>
          </table:table-cell>
          <table:table-cell office:value-type="float" office:value="0.0146" calcext:value-type="float">
            <text:p>0,0146</text:p>
          </table:table-cell>
          <table:table-cell office:value-type="float" office:value="2" calcext:value-type="float">
            <text:p>2</text:p>
          </table:table-cell>
          <table:table-cell office:value-type="float" office:value="0.04113" calcext:value-type="float">
            <text:p>0,04113</text:p>
          </table:table-cell>
          <table:table-cell office:value-type="float" office:value="0.0163" calcext:value-type="float">
            <text:p>0,016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49]-[.A149])/[.J149]" office:value-type="float" office:value="0.000243131534160055" calcext:value-type="float">
            <text:p>0,000243132</text:p>
          </table:table-cell>
          <table:table-cell table:formula="of:=ABS([.J149]-[.D150])/[.J149]" office:value-type="float" office:value="0.0778020909311938" calcext:value-type="float">
            <text:p>0,077802090931194</text:p>
          </table:table-cell>
          <table:table-cell table:formula="of:=ABS([.J149]-[.G149])/[.J149]" office:value-type="float" office:value="0.172623389253586" calcext:value-type="float">
            <text:p>0,172623389253586</text:p>
          </table:table-cell>
          <table:table-cell table:formula="of:=3*([.N149])+3*([.O149])+3*([.P149])" office:value-type="percentage" office:value="0.75200583515682" calcext:value-type="percentage">
            <text:p>75%</text:p>
          </table:table-cell>
        </table:table-row>
        <table:table-row table:style-name="ro1">
          <table:table-cell office:value-type="float" office:value="0.05473" calcext:value-type="float">
            <text:p>0,05473</text:p>
          </table:table-cell>
          <table:table-cell office:value-type="float" office:value="0.021" calcext:value-type="float">
            <text:p>0,021</text:p>
          </table:table-cell>
          <table:table-cell office:value-type="float" office:value="2" calcext:value-type="float">
            <text:p>2</text:p>
          </table:table-cell>
          <table:table-cell office:value-type="float" office:value="0.04433" calcext:value-type="float">
            <text:p>0,04433</text:p>
          </table:table-cell>
          <table:table-cell office:value-type="float" office:value="0.019" calcext:value-type="float">
            <text:p>0,019</text:p>
          </table:table-cell>
          <table:table-cell office:value-type="float" office:value="2" calcext:value-type="float">
            <text:p>2</text:p>
          </table:table-cell>
          <table:table-cell office:value-type="float" office:value="0.04689" calcext:value-type="float">
            <text:p>0,04689</text:p>
          </table:table-cell>
          <table:table-cell office:value-type="float" office:value="0.0195" calcext:value-type="float">
            <text:p>0,0195</text:p>
          </table:table-cell>
          <table:table-cell office:value-type="float" office:value="2" calcext:value-type="float">
            <text:p>2</text:p>
          </table:table-cell>
          <table:table-cell office:value-type="float" office:value="0.05473" calcext:value-type="float">
            <text:p>0,05473</text:p>
          </table:table-cell>
          <table:table-cell office:value-type="float" office:value="0.0211" calcext:value-type="float">
            <text:p>0,021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50]-[.A150])/[.J150]" office:value-type="float" office:value="0" calcext:value-type="float">
            <text:p>0,000000000</text:p>
          </table:table-cell>
          <table:table-cell table:formula="of:=ABS([.J150]-[.D151])/[.J150]" office:value-type="float" office:value="0.132833911931299" calcext:value-type="float">
            <text:p>0,132833911931299</text:p>
          </table:table-cell>
          <table:table-cell table:formula="of:=ABS([.J150]-[.G150])/[.J150]" office:value-type="float" office:value="0.143248675315184" calcext:value-type="float">
            <text:p>0,143248675315184</text:p>
          </table:table-cell>
          <table:table-cell table:formula="of:=3*([.N150])+3*([.O150])+3*([.P150])" office:value-type="percentage" office:value="0.828247761739448" calcext:value-type="percentage">
            <text:p>83%</text:p>
          </table:table-cell>
        </table:table-row>
        <table:table-row table:style-name="ro1">
          <table:table-cell office:value-type="float" office:value="0.05896" calcext:value-type="float">
            <text:p>0,05896</text:p>
          </table:table-cell>
          <table:table-cell office:value-type="float" office:value="0.0201" calcext:value-type="float">
            <text:p>0,0201</text:p>
          </table:table-cell>
          <table:table-cell office:value-type="float" office:value="2" calcext:value-type="float">
            <text:p>2</text:p>
          </table:table-cell>
          <table:table-cell office:value-type="float" office:value="0.04746" calcext:value-type="float">
            <text:p>0,04746</text:p>
          </table:table-cell>
          <table:table-cell office:value-type="float" office:value="0.0183" calcext:value-type="float">
            <text:p>0,0183</text:p>
          </table:table-cell>
          <table:table-cell office:value-type="float" office:value="2" calcext:value-type="float">
            <text:p>2</text:p>
          </table:table-cell>
          <table:table-cell office:value-type="float" office:value="0.05081" calcext:value-type="float">
            <text:p>0,05081</text:p>
          </table:table-cell>
          <table:table-cell office:value-type="float" office:value="0.0184" calcext:value-type="float">
            <text:p>0,0184</text:p>
          </table:table-cell>
          <table:table-cell office:value-type="float" office:value="2" calcext:value-type="float">
            <text:p>2</text:p>
          </table:table-cell>
          <table:table-cell office:value-type="float" office:value="0.05896" calcext:value-type="float">
            <text:p>0,05896</text:p>
          </table:table-cell>
          <table:table-cell office:value-type="float" office:value="0.0201" calcext:value-type="float">
            <text:p>0,02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ABS([.J151]-[.A151])/[.J151]" office:value-type="float" office:value="0" calcext:value-type="float">
            <text:p>0,000000000</text:p>
          </table:table-cell>
          <table:table-cell table:style-name="ce3" table:formula="of:=ABS([.J151]-[.D152])/[.J151]" office:value-type="float" office:value="1" calcext:value-type="float">
            <text:p>1,000000000</text:p>
          </table:table-cell>
          <table:table-cell table:formula="of:=ABS([.J151]-[.G151])/[.J151]" office:value-type="float" office:value="0.138229308005427" calcext:value-type="float">
            <text:p>0,138229308005427</text:p>
          </table:table-cell>
          <table:table-cell table:formula="of:=3*([.N151])+3*([.O151])+3*([.P151])" office:value-type="percentage" office:value="3.41468792401628" calcext:value-type="percentage">
            <text:p>341%</text:p>
          </table:table-cell>
        </table:table-row>
        <table:table-row table:style-name="ro1">
          <table:table-cell table:number-columns-repeated="16"/>
          <table:table-cell table:style-name="Default"/>
        </table:table-row>
        <table:table-row table:style-name="ro1" table:number-rows-repeated="104842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1:44:00.7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16:36:49.132000000</meta:creation-date>
    <dc:date>2020-11-13T21:46:30.098000000</dc:date>
    <meta:editing-duration>PT1H8M17S</meta:editing-duration>
    <meta:editing-cycles>14</meta:editing-cycles>
    <meta:generator>LibreOffice/7.0.3.1$Windows_X86_64 LibreOffice_project/d7547858d014d4cf69878db179d326fc3483e082</meta:generator>
    <meta:document-statistic meta:table-count="1" meta:cell-count="2416" meta:object-count="0"/>
  </office:meta>
</office:document-meta>
</file>